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yrep2a" table:style-name="ta1">
        <table:shapes>
          <draw:frame draw:z-index="0" draw:style-name="gr1" draw:text-style-name="P1" svg:width="160.03mm" svg:height="90.05mm" svg:x="106.68mm" svg:y="28.95mm">
            <loext:p draw:notify-on-update-of-ranges="myrep2a.A1:myrep2a.A400 myrep2a.B1:myrep2a.B4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00.000000000907" calcext:value-type="float">
            <text:p>800.0000000009</text:p>
          </table:table-cell>
          <table:table-cell office:value-type="float" office:value="99995.0966259667" calcext:value-type="float">
            <text:p>99995.0966259667</text:p>
          </table:table-cell>
        </table:table-row>
        <table:table-row table:style-name="ro1">
          <table:table-cell office:value-type="float" office:value="1600.00000000473" calcext:value-type="float">
            <text:p>1600.0000000047</text:p>
          </table:table-cell>
          <table:table-cell office:value-type="float" office:value="99980.3866019335" calcext:value-type="float">
            <text:p>99980.3866019335</text:p>
          </table:table-cell>
        </table:table-row>
        <table:table-row table:style-name="ro1">
          <table:table-cell office:value-type="float" office:value="2399.99999999854" calcext:value-type="float">
            <text:p>2399.9999999986</text:p>
          </table:table-cell>
          <table:table-cell office:value-type="float" office:value="99955.8699279002" calcext:value-type="float">
            <text:p>99955.8699279002</text:p>
          </table:table-cell>
        </table:table-row>
        <table:table-row table:style-name="ro1">
          <table:table-cell office:value-type="float" office:value="3199.99999997962" calcext:value-type="float">
            <text:p>3199.9999999796</text:p>
          </table:table-cell>
          <table:table-cell office:value-type="float" office:value="99921.5466038667" calcext:value-type="float">
            <text:p>99921.5466038667</text:p>
          </table:table-cell>
        </table:table-row>
        <table:table-row table:style-name="ro1">
          <table:table-cell office:value-type="float" office:value="3999.99999996071" calcext:value-type="float">
            <text:p>3999.9999999607</text:p>
          </table:table-cell>
          <table:table-cell office:value-type="float" office:value="99877.4166298331" calcext:value-type="float">
            <text:p>99877.4166298331</text:p>
          </table:table-cell>
        </table:table-row>
        <table:table-row table:style-name="ro1">
          <table:table-cell office:value-type="float" office:value="4799.99999994179" calcext:value-type="float">
            <text:p>4799.9999999418</text:p>
          </table:table-cell>
          <table:table-cell office:value-type="float" office:value="99823.4800057993" calcext:value-type="float">
            <text:p>99823.4800057993</text:p>
          </table:table-cell>
        </table:table-row>
        <table:table-row table:style-name="ro1">
          <table:table-cell office:value-type="float" office:value="5599.99999992287" calcext:value-type="float">
            <text:p>5599.9999999229</text:p>
          </table:table-cell>
          <table:table-cell office:value-type="float" office:value="99759.7367317654" calcext:value-type="float">
            <text:p>99759.7367317654</text:p>
          </table:table-cell>
        </table:table-row>
        <table:table-row table:style-name="ro1">
          <table:table-cell office:value-type="float" office:value="6399.99999990396" calcext:value-type="float">
            <text:p>6399.999999904</text:p>
          </table:table-cell>
          <table:table-cell office:value-type="float" office:value="99686.1868077313" calcext:value-type="float">
            <text:p>99686.1868077313</text:p>
          </table:table-cell>
        </table:table-row>
        <table:table-row table:style-name="ro1">
          <table:table-cell office:value-type="float" office:value="7199.99999988504" calcext:value-type="float">
            <text:p>7199.999999885</text:p>
          </table:table-cell>
          <table:table-cell office:value-type="float" office:value="99602.8302336971" calcext:value-type="float">
            <text:p>99602.8302336971</text:p>
          </table:table-cell>
        </table:table-row>
        <table:table-row table:style-name="ro1">
          <table:table-cell office:value-type="float" office:value="7999.99999986612" calcext:value-type="float">
            <text:p>7999.9999998661</text:p>
          </table:table-cell>
          <table:table-cell office:value-type="float" office:value="99509.6670096628" calcext:value-type="float">
            <text:p>99509.6670096628</text:p>
          </table:table-cell>
        </table:table-row>
        <table:table-row table:style-name="ro1">
          <table:table-cell office:value-type="float" office:value="8799.9999998472" calcext:value-type="float">
            <text:p>8799.9999998472</text:p>
          </table:table-cell>
          <table:table-cell office:value-type="float" office:value="99406.6971356283" calcext:value-type="float">
            <text:p>99406.6971356283</text:p>
          </table:table-cell>
        </table:table-row>
        <table:table-row table:style-name="ro1">
          <table:table-cell office:value-type="float" office:value="9599.99999982829" calcext:value-type="float">
            <text:p>9599.9999998283</text:p>
          </table:table-cell>
          <table:table-cell office:value-type="float" office:value="99293.9206115937" calcext:value-type="float">
            <text:p>99293.9206115937</text:p>
          </table:table-cell>
        </table:table-row>
        <table:table-row table:style-name="ro1">
          <table:table-cell office:value-type="float" office:value="10399.9999998094" calcext:value-type="float">
            <text:p>10399.9999998094</text:p>
          </table:table-cell>
          <table:table-cell office:value-type="float" office:value="99171.3374375589" calcext:value-type="float">
            <text:p>99171.3374375589</text:p>
          </table:table-cell>
        </table:table-row>
        <table:table-row table:style-name="ro1">
          <table:table-cell office:value-type="float" office:value="11199.9999997905" calcext:value-type="float">
            <text:p>11199.9999997905</text:p>
          </table:table-cell>
          <table:table-cell office:value-type="float" office:value="99038.9476135246" calcext:value-type="float">
            <text:p>99038.9476135246</text:p>
          </table:table-cell>
        </table:table-row>
        <table:table-row table:style-name="ro1">
          <table:table-cell office:value-type="float" office:value="11999.9999997715" calcext:value-type="float">
            <text:p>11999.9999997715</text:p>
          </table:table-cell>
          <table:table-cell office:value-type="float" office:value="98896.7511394916" calcext:value-type="float">
            <text:p>98896.7511394916</text:p>
          </table:table-cell>
        </table:table-row>
        <table:table-row table:style-name="ro1">
          <table:table-cell office:value-type="float" office:value="12799.9999997526" calcext:value-type="float">
            <text:p>12799.9999997526</text:p>
          </table:table-cell>
          <table:table-cell office:value-type="float" office:value="98744.7480154599" calcext:value-type="float">
            <text:p>98744.7480154599</text:p>
          </table:table-cell>
        </table:table-row>
        <table:table-row table:style-name="ro1">
          <table:table-cell office:value-type="float" office:value="13599.9999997337" calcext:value-type="float">
            <text:p>13599.9999997337</text:p>
          </table:table-cell>
          <table:table-cell office:value-type="float" office:value="98582.9382414295" calcext:value-type="float">
            <text:p>98582.9382414295</text:p>
          </table:table-cell>
        </table:table-row>
        <table:table-row table:style-name="ro1">
          <table:table-cell office:value-type="float" office:value="14399.9999997148" calcext:value-type="float">
            <text:p>14399.9999997148</text:p>
          </table:table-cell>
          <table:table-cell office:value-type="float" office:value="98411.3218174003" calcext:value-type="float">
            <text:p>98411.3218174003</text:p>
          </table:table-cell>
        </table:table-row>
        <table:table-row table:style-name="ro1">
          <table:table-cell office:value-type="float" office:value="15199.9999996959" calcext:value-type="float">
            <text:p>15199.9999996959</text:p>
          </table:table-cell>
          <table:table-cell office:value-type="float" office:value="98229.8987433724" calcext:value-type="float">
            <text:p>98229.8987433724</text:p>
          </table:table-cell>
        </table:table-row>
        <table:table-row table:style-name="ro1">
          <table:table-cell office:value-type="float" office:value="15999.9999996769" calcext:value-type="float">
            <text:p>15999.9999996769</text:p>
          </table:table-cell>
          <table:table-cell office:value-type="float" office:value="98038.6690193458" calcext:value-type="float">
            <text:p>98038.6690193458</text:p>
          </table:table-cell>
        </table:table-row>
        <table:table-row table:style-name="ro1">
          <table:table-cell office:value-type="float" office:value="16799.9999997526" calcext:value-type="float">
            <text:p>16799.9999997526</text:p>
          </table:table-cell>
          <table:table-cell office:value-type="float" office:value="97837.6326453204" calcext:value-type="float">
            <text:p>97837.6326453204</text:p>
          </table:table-cell>
        </table:table-row>
        <table:table-row table:style-name="ro1">
          <table:table-cell office:value-type="float" office:value="17599.9999999156" calcext:value-type="float">
            <text:p>17599.9999999156</text:p>
          </table:table-cell>
          <table:table-cell office:value-type="float" office:value="97626.7896212964" calcext:value-type="float">
            <text:p>97626.7896212964</text:p>
          </table:table-cell>
        </table:table-row>
        <table:table-row table:style-name="ro1">
          <table:table-cell office:value-type="float" office:value="18400.0000000786" calcext:value-type="float">
            <text:p>18400.0000000786</text:p>
          </table:table-cell>
          <table:table-cell office:value-type="float" office:value="97406.1399472736" calcext:value-type="float">
            <text:p>97406.1399472736</text:p>
          </table:table-cell>
        </table:table-row>
        <table:table-row table:style-name="ro1">
          <table:table-cell office:value-type="float" office:value="19200.0000002416" calcext:value-type="float">
            <text:p>19200.0000002416</text:p>
          </table:table-cell>
          <table:table-cell office:value-type="float" office:value="97175.6836232521" calcext:value-type="float">
            <text:p>97175.6836232521</text:p>
          </table:table-cell>
        </table:table-row>
        <table:table-row table:style-name="ro1">
          <table:table-cell office:value-type="float" office:value="20000.0000004045" calcext:value-type="float">
            <text:p>20000.0000004045</text:p>
          </table:table-cell>
          <table:table-cell office:value-type="float" office:value="96935.4206492319" calcext:value-type="float">
            <text:p>96935.4206492319</text:p>
          </table:table-cell>
        </table:table-row>
        <table:table-row table:style-name="ro1">
          <table:table-cell office:value-type="float" office:value="20800.0000005675" calcext:value-type="float">
            <text:p>20800.0000005675</text:p>
          </table:table-cell>
          <table:table-cell office:value-type="float" office:value="96685.3510252129" calcext:value-type="float">
            <text:p>96685.3510252129</text:p>
          </table:table-cell>
        </table:table-row>
        <table:table-row table:style-name="ro1">
          <table:table-cell office:value-type="float" office:value="21600.0000007305" calcext:value-type="float">
            <text:p>21600.0000007305</text:p>
          </table:table-cell>
          <table:table-cell office:value-type="float" office:value="96425.4747511941" calcext:value-type="float">
            <text:p>96425.4747511941</text:p>
          </table:table-cell>
        </table:table-row>
        <table:table-row table:style-name="ro1">
          <table:table-cell office:value-type="float" office:value="22400.0000008935" calcext:value-type="float">
            <text:p>22400.0000008935</text:p>
          </table:table-cell>
          <table:table-cell office:value-type="float" office:value="96155.7918271737" calcext:value-type="float">
            <text:p>96155.7918271737</text:p>
          </table:table-cell>
        </table:table-row>
        <table:table-row table:style-name="ro1">
          <table:table-cell office:value-type="float" office:value="23200.0000010565" calcext:value-type="float">
            <text:p>23200.0000010565</text:p>
          </table:table-cell>
          <table:table-cell office:value-type="float" office:value="95876.3022531518" calcext:value-type="float">
            <text:p>95876.3022531518</text:p>
          </table:table-cell>
        </table:table-row>
        <table:table-row table:style-name="ro1">
          <table:table-cell office:value-type="float" office:value="24000.0000012194" calcext:value-type="float">
            <text:p>24000.0000012194</text:p>
          </table:table-cell>
          <table:table-cell office:value-type="float" office:value="95587.0060291283" calcext:value-type="float">
            <text:p>95587.0060291283</text:p>
          </table:table-cell>
        </table:table-row>
        <table:table-row table:style-name="ro1">
          <table:table-cell office:value-type="float" office:value="24800.0000013824" calcext:value-type="float">
            <text:p>24800.0000013824</text:p>
          </table:table-cell>
          <table:table-cell office:value-type="float" office:value="95287.9031551033" calcext:value-type="float">
            <text:p>95287.9031551033</text:p>
          </table:table-cell>
        </table:table-row>
        <table:table-row table:style-name="ro1">
          <table:table-cell office:value-type="float" office:value="25600.0000015454" calcext:value-type="float">
            <text:p>25600.0000015454</text:p>
          </table:table-cell>
          <table:table-cell office:value-type="float" office:value="94978.9936310766" calcext:value-type="float">
            <text:p>94978.9936310766</text:p>
          </table:table-cell>
        </table:table-row>
        <table:table-row table:style-name="ro1">
          <table:table-cell office:value-type="float" office:value="26400.0000017084" calcext:value-type="float">
            <text:p>26400.0000017084</text:p>
          </table:table-cell>
          <table:table-cell office:value-type="float" office:value="94660.2774570485" calcext:value-type="float">
            <text:p>94660.2774570485</text:p>
          </table:table-cell>
        </table:table-row>
        <table:table-row table:style-name="ro1">
          <table:table-cell office:value-type="float" office:value="27200.0000018714" calcext:value-type="float">
            <text:p>27200.0000018714</text:p>
          </table:table-cell>
          <table:table-cell office:value-type="float" office:value="94331.7546330187" calcext:value-type="float">
            <text:p>94331.7546330187</text:p>
          </table:table-cell>
        </table:table-row>
        <table:table-row table:style-name="ro1">
          <table:table-cell office:value-type="float" office:value="28000.0000020344" calcext:value-type="float">
            <text:p>28000.0000020344</text:p>
          </table:table-cell>
          <table:table-cell office:value-type="float" office:value="93993.4251589874" calcext:value-type="float">
            <text:p>93993.4251589874</text:p>
          </table:table-cell>
        </table:table-row>
        <table:table-row table:style-name="ro1">
          <table:table-cell office:value-type="float" office:value="28800.0000021973" calcext:value-type="float">
            <text:p>28800.0000021973</text:p>
          </table:table-cell>
          <table:table-cell office:value-type="float" office:value="93645.2890349545" calcext:value-type="float">
            <text:p>93645.2890349545</text:p>
          </table:table-cell>
        </table:table-row>
        <table:table-row table:style-name="ro1">
          <table:table-cell office:value-type="float" office:value="29600.0000023603" calcext:value-type="float">
            <text:p>29600.0000023603</text:p>
          </table:table-cell>
          <table:table-cell office:value-type="float" office:value="93287.3462609201" calcext:value-type="float">
            <text:p>93287.3462609201</text:p>
          </table:table-cell>
        </table:table-row>
        <table:table-row table:style-name="ro1">
          <table:table-cell office:value-type="float" office:value="30400.0000025233" calcext:value-type="float">
            <text:p>30400.0000025233</text:p>
          </table:table-cell>
          <table:table-cell office:value-type="float" office:value="92919.5968368841" calcext:value-type="float">
            <text:p>92919.5968368841</text:p>
          </table:table-cell>
        </table:table-row>
        <table:table-row table:style-name="ro1">
          <table:table-cell office:value-type="float" office:value="31200.0000026863" calcext:value-type="float">
            <text:p>31200.0000026863</text:p>
          </table:table-cell>
          <table:table-cell office:value-type="float" office:value="92542.0407628465" calcext:value-type="float">
            <text:p>92542.0407628465</text:p>
          </table:table-cell>
        </table:table-row>
        <table:table-row table:style-name="ro1">
          <table:table-cell office:value-type="float" office:value="32000.0000028493" calcext:value-type="float">
            <text:p>32000.0000028493</text:p>
          </table:table-cell>
          <table:table-cell office:value-type="float" office:value="92154.6780388074" calcext:value-type="float">
            <text:p>92154.6780388074</text:p>
          </table:table-cell>
        </table:table-row>
        <table:table-row table:style-name="ro1">
          <table:table-cell office:value-type="float" office:value="32800.0000030122" calcext:value-type="float">
            <text:p>32800.0000030122</text:p>
          </table:table-cell>
          <table:table-cell office:value-type="float" office:value="91757.5086647667" calcext:value-type="float">
            <text:p>91757.5086647667</text:p>
          </table:table-cell>
        </table:table-row>
        <table:table-row table:style-name="ro1">
          <table:table-cell office:value-type="float" office:value="33600.0000031752" calcext:value-type="float">
            <text:p>33600.0000031752</text:p>
          </table:table-cell>
          <table:table-cell office:value-type="float" office:value="91350.5326407244" calcext:value-type="float">
            <text:p>91350.5326407244</text:p>
          </table:table-cell>
        </table:table-row>
        <table:table-row table:style-name="ro1">
          <table:table-cell office:value-type="float" office:value="34400.0000033382" calcext:value-type="float">
            <text:p>34400.0000033382</text:p>
          </table:table-cell>
          <table:table-cell office:value-type="float" office:value="90933.7499666805" calcext:value-type="float">
            <text:p>90933.7499666805</text:p>
          </table:table-cell>
        </table:table-row>
        <table:table-row table:style-name="ro1">
          <table:table-cell office:value-type="float" office:value="35200.0000035012" calcext:value-type="float">
            <text:p>35200.0000035012</text:p>
          </table:table-cell>
          <table:table-cell office:value-type="float" office:value="90507.1606426351" calcext:value-type="float">
            <text:p>90507.1606426351</text:p>
          </table:table-cell>
        </table:table-row>
        <table:table-row table:style-name="ro1">
          <table:table-cell office:value-type="float" office:value="36000.0000036642" calcext:value-type="float">
            <text:p>36000.0000036642</text:p>
          </table:table-cell>
          <table:table-cell office:value-type="float" office:value="90070.7646685882" calcext:value-type="float">
            <text:p>90070.7646685882</text:p>
          </table:table-cell>
        </table:table-row>
        <table:table-row table:style-name="ro1">
          <table:table-cell office:value-type="float" office:value="36800.0000038271" calcext:value-type="float">
            <text:p>36800.0000038271</text:p>
          </table:table-cell>
          <table:table-cell office:value-type="float" office:value="89624.5620445396" calcext:value-type="float">
            <text:p>89624.5620445396</text:p>
          </table:table-cell>
        </table:table-row>
        <table:table-row table:style-name="ro1">
          <table:table-cell office:value-type="float" office:value="37600.0000039901" calcext:value-type="float">
            <text:p>37600.0000039901</text:p>
          </table:table-cell>
          <table:table-cell office:value-type="float" office:value="89168.5527704895" calcext:value-type="float">
            <text:p>89168.5527704895</text:p>
          </table:table-cell>
        </table:table-row>
        <table:table-row table:style-name="ro1">
          <table:table-cell office:value-type="float" office:value="38400.0000041531" calcext:value-type="float">
            <text:p>38400.0000041531</text:p>
          </table:table-cell>
          <table:table-cell office:value-type="float" office:value="88702.7368464379" calcext:value-type="float">
            <text:p>88702.7368464379</text:p>
          </table:table-cell>
        </table:table-row>
        <table:table-row table:style-name="ro1">
          <table:table-cell office:value-type="float" office:value="39200.0000043161" calcext:value-type="float">
            <text:p>39200.0000043161</text:p>
          </table:table-cell>
          <table:table-cell office:value-type="float" office:value="88227.1142723847" calcext:value-type="float">
            <text:p>88227.1142723847</text:p>
          </table:table-cell>
        </table:table-row>
        <table:table-row table:style-name="ro1">
          <table:table-cell office:value-type="float" office:value="40000.0000044791" calcext:value-type="float">
            <text:p>40000.0000044791</text:p>
          </table:table-cell>
          <table:table-cell office:value-type="float" office:value="87741.6850483299" calcext:value-type="float">
            <text:p>87741.6850483299</text:p>
          </table:table-cell>
        </table:table-row>
        <table:table-row table:style-name="ro1">
          <table:table-cell office:value-type="float" office:value="40800.0000046421" calcext:value-type="float">
            <text:p>40800.0000046421</text:p>
          </table:table-cell>
          <table:table-cell office:value-type="float" office:value="87246.4491742735" calcext:value-type="float">
            <text:p>87246.4491742735</text:p>
          </table:table-cell>
        </table:table-row>
        <table:table-row table:style-name="ro1">
          <table:table-cell office:value-type="float" office:value="41600.000004805" calcext:value-type="float">
            <text:p>41600.000004805</text:p>
          </table:table-cell>
          <table:table-cell office:value-type="float" office:value="86741.4066502156" calcext:value-type="float">
            <text:p>86741.4066502156</text:p>
          </table:table-cell>
        </table:table-row>
        <table:table-row table:style-name="ro1">
          <table:table-cell office:value-type="float" office:value="42400.000004968" calcext:value-type="float">
            <text:p>42400.000004968</text:p>
          </table:table-cell>
          <table:table-cell office:value-type="float" office:value="86226.5574761579" calcext:value-type="float">
            <text:p>86226.5574761579</text:p>
          </table:table-cell>
        </table:table-row>
        <table:table-row table:style-name="ro1">
          <table:table-cell office:value-type="float" office:value="43200.000005131" calcext:value-type="float">
            <text:p>43200.000005131</text:p>
          </table:table-cell>
          <table:table-cell office:value-type="float" office:value="85701.9016521042" calcext:value-type="float">
            <text:p>85701.9016521042</text:p>
          </table:table-cell>
        </table:table-row>
        <table:table-row table:style-name="ro1">
          <table:table-cell office:value-type="float" office:value="44000.000005294" calcext:value-type="float">
            <text:p>44000.000005294</text:p>
          </table:table-cell>
          <table:table-cell office:value-type="float" office:value="85167.4391780546" calcext:value-type="float">
            <text:p>85167.4391780546</text:p>
          </table:table-cell>
        </table:table-row>
        <table:table-row table:style-name="ro1">
          <table:table-cell office:value-type="float" office:value="44800.000005457" calcext:value-type="float">
            <text:p>44800.000005457</text:p>
          </table:table-cell>
          <table:table-cell office:value-type="float" office:value="84623.1700540091" calcext:value-type="float">
            <text:p>84623.1700540091</text:p>
          </table:table-cell>
        </table:table-row>
        <table:table-row table:style-name="ro1">
          <table:table-cell office:value-type="float" office:value="45600.0000056199" calcext:value-type="float">
            <text:p>45600.0000056199</text:p>
          </table:table-cell>
          <table:table-cell office:value-type="float" office:value="84069.0942799678" calcext:value-type="float">
            <text:p>84069.0942799678</text:p>
          </table:table-cell>
        </table:table-row>
        <table:table-row table:style-name="ro1">
          <table:table-cell office:value-type="float" office:value="46400.0000057829" calcext:value-type="float">
            <text:p>46400.0000057829</text:p>
          </table:table-cell>
          <table:table-cell office:value-type="float" office:value="83505.2118559305" calcext:value-type="float">
            <text:p>83505.2118559305</text:p>
          </table:table-cell>
        </table:table-row>
        <table:table-row table:style-name="ro1">
          <table:table-cell office:value-type="float" office:value="47200.0000059459" calcext:value-type="float">
            <text:p>47200.0000059459</text:p>
          </table:table-cell>
          <table:table-cell office:value-type="float" office:value="82931.5227818974" calcext:value-type="float">
            <text:p>82931.5227818974</text:p>
          </table:table-cell>
        </table:table-row>
        <table:table-row table:style-name="ro1">
          <table:table-cell office:value-type="float" office:value="48000.0000061089" calcext:value-type="float">
            <text:p>48000.0000061089</text:p>
          </table:table-cell>
          <table:table-cell office:value-type="float" office:value="82348.0270578684" calcext:value-type="float">
            <text:p>82348.0270578684</text:p>
          </table:table-cell>
        </table:table-row>
        <table:table-row table:style-name="ro1">
          <table:table-cell office:value-type="float" office:value="48800.0000062719" calcext:value-type="float">
            <text:p>48800.0000062719</text:p>
          </table:table-cell>
          <table:table-cell office:value-type="float" office:value="81754.7246838435" calcext:value-type="float">
            <text:p>81754.7246838435</text:p>
          </table:table-cell>
        </table:table-row>
        <table:table-row table:style-name="ro1">
          <table:table-cell office:value-type="float" office:value="49600.0000064349" calcext:value-type="float">
            <text:p>49600.0000064349</text:p>
          </table:table-cell>
          <table:table-cell office:value-type="float" office:value="81151.6156598228" calcext:value-type="float">
            <text:p>81151.6156598228</text:p>
          </table:table-cell>
        </table:table-row>
        <table:table-row table:style-name="ro1">
          <table:table-cell office:value-type="float" office:value="50400.0000065978" calcext:value-type="float">
            <text:p>50400.0000065978</text:p>
          </table:table-cell>
          <table:table-cell office:value-type="float" office:value="80538.6999858062" calcext:value-type="float">
            <text:p>80538.6999858062</text:p>
          </table:table-cell>
        </table:table-row>
        <table:table-row table:style-name="ro1">
          <table:table-cell office:value-type="float" office:value="51200.0000067608" calcext:value-type="float">
            <text:p>51200.0000067608</text:p>
          </table:table-cell>
          <table:table-cell office:value-type="float" office:value="79915.9776617937" calcext:value-type="float">
            <text:p>79915.9776617937</text:p>
          </table:table-cell>
        </table:table-row>
        <table:table-row table:style-name="ro1">
          <table:table-cell office:value-type="float" office:value="52000.0000069238" calcext:value-type="float">
            <text:p>52000.0000069238</text:p>
          </table:table-cell>
          <table:table-cell office:value-type="float" office:value="79283.4486877853" calcext:value-type="float">
            <text:p>79283.4486877853</text:p>
          </table:table-cell>
        </table:table-row>
        <table:table-row table:style-name="ro1">
          <table:table-cell office:value-type="float" office:value="52800.0000070868" calcext:value-type="float">
            <text:p>52800.0000070868</text:p>
          </table:table-cell>
          <table:table-cell office:value-type="float" office:value="78641.113063781" calcext:value-type="float">
            <text:p>78641.113063781</text:p>
          </table:table-cell>
        </table:table-row>
        <table:table-row table:style-name="ro1">
          <table:table-cell office:value-type="float" office:value="53600.0000072498" calcext:value-type="float">
            <text:p>53600.0000072498</text:p>
          </table:table-cell>
          <table:table-cell office:value-type="float" office:value="77988.9707897808" calcext:value-type="float">
            <text:p>77988.9707897808</text:p>
          </table:table-cell>
        </table:table-row>
        <table:table-row table:style-name="ro1">
          <table:table-cell office:value-type="float" office:value="54400.0000074127" calcext:value-type="float">
            <text:p>54400.0000074127</text:p>
          </table:table-cell>
          <table:table-cell office:value-type="float" office:value="77327.0218657848" calcext:value-type="float">
            <text:p>77327.0218657848</text:p>
          </table:table-cell>
        </table:table-row>
        <table:table-row table:style-name="ro1">
          <table:table-cell office:value-type="float" office:value="55200.0000075757" calcext:value-type="float">
            <text:p>55200.0000075757</text:p>
          </table:table-cell>
          <table:table-cell office:value-type="float" office:value="76655.2662917929" calcext:value-type="float">
            <text:p>76655.2662917929</text:p>
          </table:table-cell>
        </table:table-row>
        <table:table-row table:style-name="ro1">
          <table:table-cell office:value-type="float" office:value="56000.0000077387" calcext:value-type="float">
            <text:p>56000.0000077387</text:p>
          </table:table-cell>
          <table:table-cell office:value-type="float" office:value="75973.7040678051" calcext:value-type="float">
            <text:p>75973.7040678051</text:p>
          </table:table-cell>
        </table:table-row>
        <table:table-row table:style-name="ro1">
          <table:table-cell office:value-type="float" office:value="56800.0000079017" calcext:value-type="float">
            <text:p>56800.0000079017</text:p>
          </table:table-cell>
          <table:table-cell office:value-type="float" office:value="75282.3351938214" calcext:value-type="float">
            <text:p>75282.3351938214</text:p>
          </table:table-cell>
        </table:table-row>
        <table:table-row table:style-name="ro1">
          <table:table-cell office:value-type="float" office:value="57600.0000080647" calcext:value-type="float">
            <text:p>57600.0000080647</text:p>
          </table:table-cell>
          <table:table-cell office:value-type="float" office:value="74581.1596698418" calcext:value-type="float">
            <text:p>74581.1596698418</text:p>
          </table:table-cell>
        </table:table-row>
        <table:table-row table:style-name="ro1">
          <table:table-cell office:value-type="float" office:value="58400.0000082277" calcext:value-type="float">
            <text:p>58400.0000082277</text:p>
          </table:table-cell>
          <table:table-cell office:value-type="float" office:value="73870.1774958664" calcext:value-type="float">
            <text:p>73870.1774958664</text:p>
          </table:table-cell>
        </table:table-row>
        <table:table-row table:style-name="ro1">
          <table:table-cell office:value-type="float" office:value="59200.0000083906" calcext:value-type="float">
            <text:p>59200.0000083906</text:p>
          </table:table-cell>
          <table:table-cell office:value-type="float" office:value="73149.3886718951" calcext:value-type="float">
            <text:p>73149.3886718951</text:p>
          </table:table-cell>
        </table:table-row>
        <table:table-row table:style-name="ro1">
          <table:table-cell office:value-type="float" office:value="60000.0000085536" calcext:value-type="float">
            <text:p>60000.0000085536</text:p>
          </table:table-cell>
          <table:table-cell office:value-type="float" office:value="72418.7931979279" calcext:value-type="float">
            <text:p>72418.7931979279</text:p>
          </table:table-cell>
        </table:table-row>
        <table:table-row table:style-name="ro1">
          <table:table-cell office:value-type="float" office:value="60800.0000087166" calcext:value-type="float">
            <text:p>60800.0000087166</text:p>
          </table:table-cell>
          <table:table-cell office:value-type="float" office:value="71678.3910739648" calcext:value-type="float">
            <text:p>71678.3910739648</text:p>
          </table:table-cell>
        </table:table-row>
        <table:table-row table:style-name="ro1">
          <table:table-cell office:value-type="float" office:value="61600.0000088796" calcext:value-type="float">
            <text:p>61600.0000088796</text:p>
          </table:table-cell>
          <table:table-cell office:value-type="float" office:value="70928.1823000058" calcext:value-type="float">
            <text:p>70928.1823000058</text:p>
          </table:table-cell>
        </table:table-row>
        <table:table-row table:style-name="ro1">
          <table:table-cell office:value-type="float" office:value="62400.0000090426" calcext:value-type="float">
            <text:p>62400.0000090426</text:p>
          </table:table-cell>
          <table:table-cell office:value-type="float" office:value="70168.166876051" calcext:value-type="float">
            <text:p>70168.166876051</text:p>
          </table:table-cell>
        </table:table-row>
        <table:table-row table:style-name="ro1">
          <table:table-cell office:value-type="float" office:value="63200.0000092055" calcext:value-type="float">
            <text:p>63200.0000092055</text:p>
          </table:table-cell>
          <table:table-cell office:value-type="float" office:value="69398.3448021003" calcext:value-type="float">
            <text:p>69398.3448021003</text:p>
          </table:table-cell>
        </table:table-row>
        <table:table-row table:style-name="ro1">
          <table:table-cell office:value-type="float" office:value="64000.0000093685" calcext:value-type="float">
            <text:p>64000.0000093685</text:p>
          </table:table-cell>
          <table:table-cell office:value-type="float" office:value="68618.7160781537" calcext:value-type="float">
            <text:p>68618.7160781537</text:p>
          </table:table-cell>
        </table:table-row>
        <table:table-row table:style-name="ro1">
          <table:table-cell office:value-type="float" office:value="64800.0000095315" calcext:value-type="float">
            <text:p>64800.0000095315</text:p>
          </table:table-cell>
          <table:table-cell office:value-type="float" office:value="67829.2807042112" calcext:value-type="float">
            <text:p>67829.2807042112</text:p>
          </table:table-cell>
        </table:table-row>
        <table:table-row table:style-name="ro1">
          <table:table-cell office:value-type="float" office:value="65600.0000096945" calcext:value-type="float">
            <text:p>65600.0000096945</text:p>
          </table:table-cell>
          <table:table-cell office:value-type="float" office:value="67030.0386802728" calcext:value-type="float">
            <text:p>67030.0386802728</text:p>
          </table:table-cell>
        </table:table-row>
        <table:table-row table:style-name="ro1">
          <table:table-cell office:value-type="float" office:value="66400.0000098575" calcext:value-type="float">
            <text:p>66400.0000098575</text:p>
          </table:table-cell>
          <table:table-cell office:value-type="float" office:value="66220.9900063386" calcext:value-type="float">
            <text:p>66220.9900063386</text:p>
          </table:table-cell>
        </table:table-row>
        <table:table-row table:style-name="ro1">
          <table:table-cell office:value-type="float" office:value="67200.0000100204" calcext:value-type="float">
            <text:p>67200.0000100204</text:p>
          </table:table-cell>
          <table:table-cell office:value-type="float" office:value="65402.1346824084" calcext:value-type="float">
            <text:p>65402.1346824084</text:p>
          </table:table-cell>
        </table:table-row>
        <table:table-row table:style-name="ro1">
          <table:table-cell office:value-type="float" office:value="68000.0000101834" calcext:value-type="float">
            <text:p>68000.0000101834</text:p>
          </table:table-cell>
          <table:table-cell office:value-type="float" office:value="64573.4727084824" calcext:value-type="float">
            <text:p>64573.4727084824</text:p>
          </table:table-cell>
        </table:table-row>
        <table:table-row table:style-name="ro1">
          <table:table-cell office:value-type="float" office:value="68800.0000103464" calcext:value-type="float">
            <text:p>68800.0000103464</text:p>
          </table:table-cell>
          <table:table-cell office:value-type="float" office:value="63735.0040845605" calcext:value-type="float">
            <text:p>63735.0040845605</text:p>
          </table:table-cell>
        </table:table-row>
        <table:table-row table:style-name="ro1">
          <table:table-cell office:value-type="float" office:value="69600.0000105094" calcext:value-type="float">
            <text:p>69600.0000105094</text:p>
          </table:table-cell>
          <table:table-cell office:value-type="float" office:value="62886.7288106428" calcext:value-type="float">
            <text:p>62886.7288106428</text:p>
          </table:table-cell>
        </table:table-row>
        <table:table-row table:style-name="ro1">
          <table:table-cell office:value-type="float" office:value="70400.0000106724" calcext:value-type="float">
            <text:p>70400.0000106724</text:p>
          </table:table-cell>
          <table:table-cell office:value-type="float" office:value="62028.6468867291" calcext:value-type="float">
            <text:p>62028.6468867291</text:p>
          </table:table-cell>
        </table:table-row>
        <table:table-row table:style-name="ro1">
          <table:table-cell office:value-type="float" office:value="71200.0000108353" calcext:value-type="float">
            <text:p>71200.0000108353</text:p>
          </table:table-cell>
          <table:table-cell office:value-type="float" office:value="61160.7583128196" calcext:value-type="float">
            <text:p>61160.7583128196</text:p>
          </table:table-cell>
        </table:table-row>
        <table:table-row table:style-name="ro1">
          <table:table-cell office:value-type="float" office:value="72000.0000109983" calcext:value-type="float">
            <text:p>72000.0000109983</text:p>
          </table:table-cell>
          <table:table-cell office:value-type="float" office:value="60283.0630889142" calcext:value-type="float">
            <text:p>60283.0630889142</text:p>
          </table:table-cell>
        </table:table-row>
        <table:table-row table:style-name="ro1">
          <table:table-cell office:value-type="float" office:value="72800.0000111613" calcext:value-type="float">
            <text:p>72800.0000111613</text:p>
          </table:table-cell>
          <table:table-cell office:value-type="float" office:value="59395.5612150129" calcext:value-type="float">
            <text:p>59395.5612150129</text:p>
          </table:table-cell>
        </table:table-row>
        <table:table-row table:style-name="ro1">
          <table:table-cell office:value-type="float" office:value="73600.0000113243" calcext:value-type="float">
            <text:p>73600.0000113243</text:p>
          </table:table-cell>
          <table:table-cell office:value-type="float" office:value="58498.2526911157" calcext:value-type="float">
            <text:p>58498.2526911157</text:p>
          </table:table-cell>
        </table:table-row>
        <table:table-row table:style-name="ro1">
          <table:table-cell office:value-type="float" office:value="74400.0000114873" calcext:value-type="float">
            <text:p>74400.0000114873</text:p>
          </table:table-cell>
          <table:table-cell office:value-type="float" office:value="57591.1375172227" calcext:value-type="float">
            <text:p>57591.1375172227</text:p>
          </table:table-cell>
        </table:table-row>
        <table:table-row table:style-name="ro1">
          <table:table-cell office:value-type="float" office:value="75200.0000116503" calcext:value-type="float">
            <text:p>75200.0000116503</text:p>
          </table:table-cell>
          <table:table-cell office:value-type="float" office:value="56674.2156933338" calcext:value-type="float">
            <text:p>56674.2156933338</text:p>
          </table:table-cell>
        </table:table-row>
        <table:table-row table:style-name="ro1">
          <table:table-cell office:value-type="float" office:value="76000.0000118132" calcext:value-type="float">
            <text:p>76000.0000118132</text:p>
          </table:table-cell>
          <table:table-cell office:value-type="float" office:value="55747.487219449" calcext:value-type="float">
            <text:p>55747.487219449</text:p>
          </table:table-cell>
        </table:table-row>
        <table:table-row table:style-name="ro1">
          <table:table-cell office:value-type="float" office:value="76800.0000119762" calcext:value-type="float">
            <text:p>76800.0000119762</text:p>
          </table:table-cell>
          <table:table-cell office:value-type="float" office:value="54810.9520955683" calcext:value-type="float">
            <text:p>54810.9520955683</text:p>
          </table:table-cell>
        </table:table-row>
        <table:table-row table:style-name="ro1">
          <table:table-cell office:value-type="float" office:value="77600.0000121392" calcext:value-type="float">
            <text:p>77600.0000121392</text:p>
          </table:table-cell>
          <table:table-cell office:value-type="float" office:value="53864.6103216917" calcext:value-type="float">
            <text:p>53864.6103216917</text:p>
          </table:table-cell>
        </table:table-row>
        <table:table-row table:style-name="ro1">
          <table:table-cell office:value-type="float" office:value="78400.0000123022" calcext:value-type="float">
            <text:p>78400.0000123022</text:p>
          </table:table-cell>
          <table:table-cell office:value-type="float" office:value="52908.4618978192" calcext:value-type="float">
            <text:p>52908.4618978192</text:p>
          </table:table-cell>
        </table:table-row>
        <table:table-row table:style-name="ro1">
          <table:table-cell office:value-type="float" office:value="79200.0000124652" calcext:value-type="float">
            <text:p>79200.0000124652</text:p>
          </table:table-cell>
          <table:table-cell office:value-type="float" office:value="51942.5068239509" calcext:value-type="float">
            <text:p>51942.5068239509</text:p>
          </table:table-cell>
        </table:table-row>
        <table:table-row table:style-name="ro1">
          <table:table-cell office:value-type="float" office:value="80000.0000126281" calcext:value-type="float">
            <text:p>80000.0000126281</text:p>
          </table:table-cell>
          <table:table-cell office:value-type="float" office:value="50966.7451000867" calcext:value-type="float">
            <text:p>50966.7451000867</text:p>
          </table:table-cell>
        </table:table-row>
        <table:table-row table:style-name="ro1">
          <table:table-cell office:value-type="float" office:value="80800.0000127911" calcext:value-type="float">
            <text:p>80800.0000127911</text:p>
          </table:table-cell>
          <table:table-cell office:value-type="float" office:value="49981.1767262266" calcext:value-type="float">
            <text:p>49981.1767262266</text:p>
          </table:table-cell>
        </table:table-row>
        <table:table-row table:style-name="ro1">
          <table:table-cell office:value-type="float" office:value="81600.0000129541" calcext:value-type="float">
            <text:p>81600.0000129541</text:p>
          </table:table-cell>
          <table:table-cell office:value-type="float" office:value="48985.8017023706" calcext:value-type="float">
            <text:p>48985.8017023706</text:p>
          </table:table-cell>
        </table:table-row>
        <table:table-row table:style-name="ro1">
          <table:table-cell office:value-type="float" office:value="82400.0000131171" calcext:value-type="float">
            <text:p>82400.0000131171</text:p>
          </table:table-cell>
          <table:table-cell office:value-type="float" office:value="47980.6200285188" calcext:value-type="float">
            <text:p>47980.6200285188</text:p>
          </table:table-cell>
        </table:table-row>
        <table:table-row table:style-name="ro1">
          <table:table-cell office:value-type="float" office:value="83200.0000132801" calcext:value-type="float">
            <text:p>83200.0000132801</text:p>
          </table:table-cell>
          <table:table-cell office:value-type="float" office:value="46965.631704671" calcext:value-type="float">
            <text:p>46965.631704671</text:p>
          </table:table-cell>
        </table:table-row>
        <table:table-row table:style-name="ro1">
          <table:table-cell office:value-type="float" office:value="84000.000013443" calcext:value-type="float">
            <text:p>84000.000013443</text:p>
          </table:table-cell>
          <table:table-cell office:value-type="float" office:value="45940.8367308274" calcext:value-type="float">
            <text:p>45940.8367308274</text:p>
          </table:table-cell>
        </table:table-row>
        <table:table-row table:style-name="ro1">
          <table:table-cell office:value-type="float" office:value="84800.000013606" calcext:value-type="float">
            <text:p>84800.000013606</text:p>
          </table:table-cell>
          <table:table-cell office:value-type="float" office:value="44906.2351069879" calcext:value-type="float">
            <text:p>44906.2351069879</text:p>
          </table:table-cell>
        </table:table-row>
        <table:table-row table:style-name="ro1">
          <table:table-cell office:value-type="float" office:value="85600.000013769" calcext:value-type="float">
            <text:p>85600.000013769</text:p>
          </table:table-cell>
          <table:table-cell office:value-type="float" office:value="43861.8268331526" calcext:value-type="float">
            <text:p>43861.8268331526</text:p>
          </table:table-cell>
        </table:table-row>
        <table:table-row table:style-name="ro1">
          <table:table-cell office:value-type="float" office:value="86400.000013932" calcext:value-type="float">
            <text:p>86400.000013932</text:p>
          </table:table-cell>
          <table:table-cell office:value-type="float" office:value="42807.6119093213" calcext:value-type="float">
            <text:p>42807.6119093213</text:p>
          </table:table-cell>
        </table:table-row>
        <table:table-row table:style-name="ro1">
          <table:table-cell office:value-type="float" office:value="87200.000014095" calcext:value-type="float">
            <text:p>87200.000014095</text:p>
          </table:table-cell>
          <table:table-cell office:value-type="float" office:value="41743.5903354942" calcext:value-type="float">
            <text:p>41743.5903354942</text:p>
          </table:table-cell>
        </table:table-row>
        <table:table-row table:style-name="ro1">
          <table:table-cell office:value-type="float" office:value="88000.000014258" calcext:value-type="float">
            <text:p>88000.000014258</text:p>
          </table:table-cell>
          <table:table-cell office:value-type="float" office:value="40669.7621116712" calcext:value-type="float">
            <text:p>40669.7621116712</text:p>
          </table:table-cell>
        </table:table-row>
        <table:table-row table:style-name="ro1">
          <table:table-cell office:value-type="float" office:value="88800.0000144209" calcext:value-type="float">
            <text:p>88800.0000144209</text:p>
          </table:table-cell>
          <table:table-cell office:value-type="float" office:value="39586.1272378523" calcext:value-type="float">
            <text:p>39586.1272378523</text:p>
          </table:table-cell>
        </table:table-row>
        <table:table-row table:style-name="ro1">
          <table:table-cell office:value-type="float" office:value="89600.0000145839" calcext:value-type="float">
            <text:p>89600.0000145839</text:p>
          </table:table-cell>
          <table:table-cell office:value-type="float" office:value="38492.6857140375" calcext:value-type="float">
            <text:p>38492.6857140375</text:p>
          </table:table-cell>
        </table:table-row>
        <table:table-row table:style-name="ro1">
          <table:table-cell office:value-type="float" office:value="90400.0000147469" calcext:value-type="float">
            <text:p>90400.0000147469</text:p>
          </table:table-cell>
          <table:table-cell office:value-type="float" office:value="37389.4375402268" calcext:value-type="float">
            <text:p>37389.4375402268</text:p>
          </table:table-cell>
        </table:table-row>
        <table:table-row table:style-name="ro1">
          <table:table-cell office:value-type="float" office:value="91200.0000149099" calcext:value-type="float">
            <text:p>91200.0000149099</text:p>
          </table:table-cell>
          <table:table-cell office:value-type="float" office:value="36276.3827164203" calcext:value-type="float">
            <text:p>36276.3827164203</text:p>
          </table:table-cell>
        </table:table-row>
        <table:table-row table:style-name="ro1">
          <table:table-cell office:value-type="float" office:value="92000.0000150729" calcext:value-type="float">
            <text:p>92000.0000150729</text:p>
          </table:table-cell>
          <table:table-cell office:value-type="float" office:value="35153.5212426179" calcext:value-type="float">
            <text:p>35153.5212426179</text:p>
          </table:table-cell>
        </table:table-row>
        <table:table-row table:style-name="ro1">
          <table:table-cell office:value-type="float" office:value="92800.0000152358" calcext:value-type="float">
            <text:p>92800.0000152358</text:p>
          </table:table-cell>
          <table:table-cell office:value-type="float" office:value="34020.8531188196" calcext:value-type="float">
            <text:p>34020.8531188196</text:p>
          </table:table-cell>
        </table:table-row>
        <table:table-row table:style-name="ro1">
          <table:table-cell office:value-type="float" office:value="93600.0000153988" calcext:value-type="float">
            <text:p>93600.0000153988</text:p>
          </table:table-cell>
          <table:table-cell office:value-type="float" office:value="32878.3783450254" calcext:value-type="float">
            <text:p>32878.3783450254</text:p>
          </table:table-cell>
        </table:table-row>
        <table:table-row table:style-name="ro1">
          <table:table-cell office:value-type="float" office:value="94400.0000155618" calcext:value-type="float">
            <text:p>94400.0000155618</text:p>
          </table:table-cell>
          <table:table-cell office:value-type="float" office:value="31726.0969212353" calcext:value-type="float">
            <text:p>31726.0969212353</text:p>
          </table:table-cell>
        </table:table-row>
        <table:table-row table:style-name="ro1">
          <table:table-cell office:value-type="float" office:value="95200.0000157248" calcext:value-type="float">
            <text:p>95200.0000157248</text:p>
          </table:table-cell>
          <table:table-cell office:value-type="float" office:value="30564.0088474494" calcext:value-type="float">
            <text:p>30564.0088474494</text:p>
          </table:table-cell>
        </table:table-row>
        <table:table-row table:style-name="ro1">
          <table:table-cell office:value-type="float" office:value="96000.0000158878" calcext:value-type="float">
            <text:p>96000.0000158878</text:p>
          </table:table-cell>
          <table:table-cell office:value-type="float" office:value="29392.1141236676" calcext:value-type="float">
            <text:p>29392.1141236676</text:p>
          </table:table-cell>
        </table:table-row>
        <table:table-row table:style-name="ro1">
          <table:table-cell office:value-type="float" office:value="96800.0000160508" calcext:value-type="float">
            <text:p>96800.0000160508</text:p>
          </table:table-cell>
          <table:table-cell office:value-type="float" office:value="28210.4127498899" calcext:value-type="float">
            <text:p>28210.4127498899</text:p>
          </table:table-cell>
        </table:table-row>
        <table:table-row table:style-name="ro1">
          <table:table-cell office:value-type="float" office:value="97600.0000162137" calcext:value-type="float">
            <text:p>97600.0000162137</text:p>
          </table:table-cell>
          <table:table-cell office:value-type="float" office:value="27018.9047261163" calcext:value-type="float">
            <text:p>27018.9047261163</text:p>
          </table:table-cell>
        </table:table-row>
        <table:table-row table:style-name="ro1">
          <table:table-cell office:value-type="float" office:value="98400.0000163767" calcext:value-type="float">
            <text:p>98400.0000163767</text:p>
          </table:table-cell>
          <table:table-cell office:value-type="float" office:value="25817.5900523468" calcext:value-type="float">
            <text:p>25817.5900523468</text:p>
          </table:table-cell>
        </table:table-row>
        <table:table-row table:style-name="ro1">
          <table:table-cell office:value-type="float" office:value="99200.0000165397" calcext:value-type="float">
            <text:p>99200.0000165397</text:p>
          </table:table-cell>
          <table:table-cell office:value-type="float" office:value="24606.4687285815" calcext:value-type="float">
            <text:p>24606.4687285815</text:p>
          </table:table-cell>
        </table:table-row>
        <table:table-row table:style-name="ro1">
          <table:table-cell office:value-type="float" office:value="100000.000016703" calcext:value-type="float">
            <text:p>100000.000016703</text:p>
          </table:table-cell>
          <table:table-cell office:value-type="float" office:value="23385.5407548203" calcext:value-type="float">
            <text:p>23385.5407548203</text:p>
          </table:table-cell>
        </table:table-row>
        <table:table-row table:style-name="ro1">
          <table:table-cell office:value-type="float" office:value="100800.000016866" calcext:value-type="float">
            <text:p>100800.000016866</text:p>
          </table:table-cell>
          <table:table-cell office:value-type="float" office:value="22154.8061310632" calcext:value-type="float">
            <text:p>22154.8061310632</text:p>
          </table:table-cell>
        </table:table-row>
        <table:table-row table:style-name="ro1">
          <table:table-cell office:value-type="float" office:value="101600.000017029" calcext:value-type="float">
            <text:p>101600.000017029</text:p>
          </table:table-cell>
          <table:table-cell office:value-type="float" office:value="20914.2648573102" calcext:value-type="float">
            <text:p>20914.2648573102</text:p>
          </table:table-cell>
        </table:table-row>
        <table:table-row table:style-name="ro1">
          <table:table-cell office:value-type="float" office:value="102400.000017192" calcext:value-type="float">
            <text:p>102400.000017192</text:p>
          </table:table-cell>
          <table:table-cell office:value-type="float" office:value="19665.7128685767" calcext:value-type="float">
            <text:p>19665.7128685767</text:p>
          </table:table-cell>
        </table:table-row>
        <table:table-row table:style-name="ro1">
          <table:table-cell office:value-type="float" office:value="103200.000017355" calcext:value-type="float">
            <text:p>103200.000017355</text:p>
          </table:table-cell>
          <table:table-cell office:value-type="float" office:value="18443.9595448398" calcext:value-type="float">
            <text:p>18443.9595448398</text:p>
          </table:table-cell>
        </table:table-row>
        <table:table-row table:style-name="ro1">
          <table:table-cell office:value-type="float" office:value="104000.000017518" calcext:value-type="float">
            <text:p>104000.000017518</text:p>
          </table:table-cell>
          <table:table-cell office:value-type="float" office:value="17262.3995711171" calcext:value-type="float">
            <text:p>17262.3995711171</text:p>
          </table:table-cell>
        </table:table-row>
        <table:table-row table:style-name="ro1">
          <table:table-cell office:value-type="float" office:value="104800.000017681" calcext:value-type="float">
            <text:p>104800.000017681</text:p>
          </table:table-cell>
          <table:table-cell office:value-type="float" office:value="16121.0329474088" calcext:value-type="float">
            <text:p>16121.0329474088</text:p>
          </table:table-cell>
        </table:table-row>
        <table:table-row table:style-name="ro1">
          <table:table-cell office:value-type="float" office:value="105600.000017844" calcext:value-type="float">
            <text:p>105600.000017844</text:p>
          </table:table-cell>
          <table:table-cell office:value-type="float" office:value="15019.8596737148" calcext:value-type="float">
            <text:p>15019.8596737148</text:p>
          </table:table-cell>
        </table:table-row>
        <table:table-row table:style-name="ro1">
          <table:table-cell office:value-type="float" office:value="106400.000018007" calcext:value-type="float">
            <text:p>106400.000018007</text:p>
          </table:table-cell>
          <table:table-cell office:value-type="float" office:value="13958.8797500351" calcext:value-type="float">
            <text:p>13958.8797500351</text:p>
          </table:table-cell>
        </table:table-row>
        <table:table-row table:style-name="ro1">
          <table:table-cell office:value-type="float" office:value="107200.00001817" calcext:value-type="float">
            <text:p>107200.00001817</text:p>
          </table:table-cell>
          <table:table-cell office:value-type="float" office:value="12938.0931763678" calcext:value-type="float">
            <text:p>12938.0931763678</text:p>
          </table:table-cell>
        </table:table-row>
        <table:table-row table:style-name="ro1">
          <table:table-cell office:value-type="float" office:value="108000.000018333" calcext:value-type="float">
            <text:p>108000.000018333</text:p>
          </table:table-cell>
          <table:table-cell office:value-type="float" office:value="11957.4999527045" calcext:value-type="float">
            <text:p>11957.4999527045</text:p>
          </table:table-cell>
        </table:table-row>
        <table:table-row table:style-name="ro1">
          <table:table-cell office:value-type="float" office:value="108800.000018495" calcext:value-type="float">
            <text:p>108800.000018495</text:p>
          </table:table-cell>
          <table:table-cell office:value-type="float" office:value="11017.100079044" calcext:value-type="float">
            <text:p>11017.100079044</text:p>
          </table:table-cell>
        </table:table-row>
        <table:table-row table:style-name="ro1">
          <table:table-cell office:value-type="float" office:value="109600.000018658" calcext:value-type="float">
            <text:p>109600.000018658</text:p>
          </table:table-cell>
          <table:table-cell office:value-type="float" office:value="10116.8935553866" calcext:value-type="float">
            <text:p>10116.8935553866</text:p>
          </table:table-cell>
        </table:table-row>
        <table:table-row table:style-name="ro1">
          <table:table-cell office:value-type="float" office:value="110400.000018821" calcext:value-type="float">
            <text:p>110400.000018821</text:p>
          </table:table-cell>
          <table:table-cell office:value-type="float" office:value="9256.880381732" calcext:value-type="float">
            <text:p>9256.880381732</text:p>
          </table:table-cell>
        </table:table-row>
        <table:table-row table:style-name="ro1">
          <table:table-cell office:value-type="float" office:value="111200.000018984" calcext:value-type="float">
            <text:p>111200.000018984</text:p>
          </table:table-cell>
          <table:table-cell office:value-type="float" office:value="8437.06055808039" calcext:value-type="float">
            <text:p>8437.0605580804</text:p>
          </table:table-cell>
        </table:table-row>
        <table:table-row table:style-name="ro1">
          <table:table-cell office:value-type="float" office:value="112000.000019147" calcext:value-type="float">
            <text:p>112000.000019147</text:p>
          </table:table-cell>
          <table:table-cell office:value-type="float" office:value="7657.43408443171" calcext:value-type="float">
            <text:p>7657.4340844317</text:p>
          </table:table-cell>
        </table:table-row>
        <table:table-row table:style-name="ro1">
          <table:table-cell office:value-type="float" office:value="112800.00001931" calcext:value-type="float">
            <text:p>112800.00001931</text:p>
          </table:table-cell>
          <table:table-cell office:value-type="float" office:value="6918.00096078597" calcext:value-type="float">
            <text:p>6918.000960786</text:p>
          </table:table-cell>
        </table:table-row>
        <table:table-row table:style-name="ro1">
          <table:table-cell office:value-type="float" office:value="113600.000019473" calcext:value-type="float">
            <text:p>113600.000019473</text:p>
          </table:table-cell>
          <table:table-cell office:value-type="float" office:value="6218.76118714317" calcext:value-type="float">
            <text:p>6218.7611871432</text:p>
          </table:table-cell>
        </table:table-row>
        <table:table-row table:style-name="ro1">
          <table:table-cell office:value-type="float" office:value="114400.000019636" calcext:value-type="float">
            <text:p>114400.000019636</text:p>
          </table:table-cell>
          <table:table-cell office:value-type="float" office:value="5559.71476350331" calcext:value-type="float">
            <text:p>5559.7147635033</text:p>
          </table:table-cell>
        </table:table-row>
        <table:table-row table:style-name="ro1">
          <table:table-cell office:value-type="float" office:value="115200.000019799" calcext:value-type="float">
            <text:p>115200.000019799</text:p>
          </table:table-cell>
          <table:table-cell office:value-type="float" office:value="4940.86168986638" calcext:value-type="float">
            <text:p>4940.8616898664</text:p>
          </table:table-cell>
        </table:table-row>
        <table:table-row table:style-name="ro1">
          <table:table-cell office:value-type="float" office:value="116000.000019962" calcext:value-type="float">
            <text:p>116000.000019962</text:p>
          </table:table-cell>
          <table:table-cell office:value-type="float" office:value="4362.20196623239" calcext:value-type="float">
            <text:p>4362.2019662324</text:p>
          </table:table-cell>
        </table:table-row>
        <table:table-row table:style-name="ro1">
          <table:table-cell office:value-type="float" office:value="116800.000020125" calcext:value-type="float">
            <text:p>116800.000020125</text:p>
          </table:table-cell>
          <table:table-cell office:value-type="float" office:value="3823.73559260133" calcext:value-type="float">
            <text:p>3823.7355926013</text:p>
          </table:table-cell>
        </table:table-row>
        <table:table-row table:style-name="ro1">
          <table:table-cell office:value-type="float" office:value="117600.000020288" calcext:value-type="float">
            <text:p>117600.000020288</text:p>
          </table:table-cell>
          <table:table-cell office:value-type="float" office:value="3325.46256897121" calcext:value-type="float">
            <text:p>3325.4625689712</text:p>
          </table:table-cell>
        </table:table-row>
        <table:table-row table:style-name="ro1">
          <table:table-cell office:value-type="float" office:value="118400.000020451" calcext:value-type="float">
            <text:p>118400.000020451</text:p>
          </table:table-cell>
          <table:table-cell office:value-type="float" office:value="2867.3828953384" calcext:value-type="float">
            <text:p>2867.3828953384</text:p>
          </table:table-cell>
        </table:table-row>
        <table:table-row table:style-name="ro1">
          <table:table-cell office:value-type="float" office:value="119200.000020614" calcext:value-type="float">
            <text:p>119200.000020614</text:p>
          </table:table-cell>
          <table:table-cell office:value-type="float" office:value="2449.49657170285" calcext:value-type="float">
            <text:p>2449.4965717029</text:p>
          </table:table-cell>
        </table:table-row>
        <table:table-row table:style-name="ro1">
          <table:table-cell office:value-type="float" office:value="120000.000020777" calcext:value-type="float">
            <text:p>120000.000020777</text:p>
          </table:table-cell>
          <table:table-cell office:value-type="float" office:value="2071.80359806455" calcext:value-type="float">
            <text:p>2071.8035980646</text:p>
          </table:table-cell>
        </table:table-row>
        <table:table-row table:style-name="ro1">
          <table:table-cell office:value-type="float" office:value="120800.00002094" calcext:value-type="float">
            <text:p>120800.00002094</text:p>
          </table:table-cell>
          <table:table-cell office:value-type="float" office:value="1734.3039744235" calcext:value-type="float">
            <text:p>1734.3039744235</text:p>
          </table:table-cell>
        </table:table-row>
        <table:table-row table:style-name="ro1">
          <table:table-cell office:value-type="float" office:value="121600.000021103" calcext:value-type="float">
            <text:p>121600.000021103</text:p>
          </table:table-cell>
          <table:table-cell office:value-type="float" office:value="1436.9977007797" calcext:value-type="float">
            <text:p>1436.9977007797</text:p>
          </table:table-cell>
        </table:table-row>
        <table:table-row table:style-name="ro1">
          <table:table-cell office:value-type="float" office:value="122400.000021266" calcext:value-type="float">
            <text:p>122400.000021266</text:p>
          </table:table-cell>
          <table:table-cell office:value-type="float" office:value="1179.88477713348" calcext:value-type="float">
            <text:p>1179.8847771335</text:p>
          </table:table-cell>
        </table:table-row>
        <table:table-row table:style-name="ro1">
          <table:table-cell office:value-type="float" office:value="123200.000021429" calcext:value-type="float">
            <text:p>123200.000021429</text:p>
          </table:table-cell>
          <table:table-cell office:value-type="float" office:value="962.96520348696" calcext:value-type="float">
            <text:p>962.965203487</text:p>
          </table:table-cell>
        </table:table-row>
        <table:table-row table:style-name="ro1">
          <table:table-cell office:value-type="float" office:value="124000.000021592" calcext:value-type="float">
            <text:p>124000.000021592</text:p>
          </table:table-cell>
          <table:table-cell office:value-type="float" office:value="786.238979840532" calcext:value-type="float">
            <text:p>786.2389798405</text:p>
          </table:table-cell>
        </table:table-row>
        <table:table-row table:style-name="ro1">
          <table:table-cell office:value-type="float" office:value="124800.000021755" calcext:value-type="float">
            <text:p>124800.000021755</text:p>
          </table:table-cell>
          <table:table-cell office:value-type="float" office:value="649.706106194199" calcext:value-type="float">
            <text:p>649.7061061942</text:p>
          </table:table-cell>
        </table:table-row>
        <table:table-row table:style-name="ro1">
          <table:table-cell office:value-type="float" office:value="125600.000021918" calcext:value-type="float">
            <text:p>125600.000021918</text:p>
          </table:table-cell>
          <table:table-cell office:value-type="float" office:value="553.36658254796" calcext:value-type="float">
            <text:p>553.366582548</text:p>
          </table:table-cell>
        </table:table-row>
        <table:table-row table:style-name="ro1">
          <table:table-cell office:value-type="float" office:value="126400.000022081" calcext:value-type="float">
            <text:p>126400.000022081</text:p>
          </table:table-cell>
          <table:table-cell office:value-type="float" office:value="497.220408901815" calcext:value-type="float">
            <text:p>497.2204089018</text:p>
          </table:table-cell>
        </table:table-row>
        <table:table-row table:style-name="ro1">
          <table:table-cell office:value-type="float" office:value="127200.000022244" calcext:value-type="float">
            <text:p>127200.000022244</text:p>
          </table:table-cell>
          <table:table-cell office:value-type="float" office:value="480.798056865664" calcext:value-type="float">
            <text:p>480.7980568657</text:p>
          </table:table-cell>
        </table:table-row>
        <table:table-row table:style-name="ro1">
          <table:table-cell office:value-type="float" office:value="128000.000022407" calcext:value-type="float">
            <text:p>128000.000022407</text:p>
          </table:table-cell>
          <table:table-cell office:value-type="float" office:value="478.798306874489" calcext:value-type="float">
            <text:p>478.7983068745</text:p>
          </table:table-cell>
        </table:table-row>
        <table:table-row table:style-name="ro1">
          <table:table-cell office:value-type="float" office:value="128800.00002257" calcext:value-type="float">
            <text:p>128800.00002257</text:p>
          </table:table-cell>
          <table:table-cell office:value-type="float" office:value="476.798556878307" calcext:value-type="float">
            <text:p>476.7985568783</text:p>
          </table:table-cell>
        </table:table-row>
        <table:table-row table:style-name="ro1">
          <table:table-cell office:value-type="float" office:value="129600.000022733" calcext:value-type="float">
            <text:p>129600.000022733</text:p>
          </table:table-cell>
          <table:table-cell office:value-type="float" office:value="474.798806882118" calcext:value-type="float">
            <text:p>474.7988068821</text:p>
          </table:table-cell>
        </table:table-row>
        <table:table-row table:style-name="ro1">
          <table:table-cell office:value-type="float" office:value="130400.000022896" calcext:value-type="float">
            <text:p>130400.000022896</text:p>
          </table:table-cell>
          <table:table-cell office:value-type="float" office:value="472.799056880921" calcext:value-type="float">
            <text:p>472.7990568809</text:p>
          </table:table-cell>
        </table:table-row>
        <table:table-row table:style-name="ro1">
          <table:table-cell office:value-type="float" office:value="131200.000023059" calcext:value-type="float">
            <text:p>131200.000023059</text:p>
          </table:table-cell>
          <table:table-cell office:value-type="float" office:value="470.799306879717" calcext:value-type="float">
            <text:p>470.7993068797</text:p>
          </table:table-cell>
        </table:table-row>
        <table:table-row table:style-name="ro1">
          <table:table-cell office:value-type="float" office:value="132000.000023222" calcext:value-type="float">
            <text:p>132000.000023222</text:p>
          </table:table-cell>
          <table:table-cell office:value-type="float" office:value="468.799556873507" calcext:value-type="float">
            <text:p>468.7995568735</text:p>
          </table:table-cell>
        </table:table-row>
        <table:table-row table:style-name="ro1">
          <table:table-cell office:value-type="float" office:value="132800.000023385" calcext:value-type="float">
            <text:p>132800.000023385</text:p>
          </table:table-cell>
          <table:table-cell office:value-type="float" office:value="466.799806877289" calcext:value-type="float">
            <text:p>466.7998068773</text:p>
          </table:table-cell>
        </table:table-row>
        <table:table-row table:style-name="ro1">
          <table:table-cell office:value-type="float" office:value="133600.000023548" calcext:value-type="float">
            <text:p>133600.000023548</text:p>
          </table:table-cell>
          <table:table-cell office:value-type="float" office:value="464.800056861064" calcext:value-type="float">
            <text:p>464.8000568611</text:p>
          </table:table-cell>
        </table:table-row>
        <table:table-row table:style-name="ro1">
          <table:table-cell office:value-type="float" office:value="134400.000023711" calcext:value-type="float">
            <text:p>134400.000023711</text:p>
          </table:table-cell>
          <table:table-cell office:value-type="float" office:value="462.800306879831" calcext:value-type="float">
            <text:p>462.8003068798</text:p>
          </table:table-cell>
        </table:table-row>
        <table:table-row table:style-name="ro1">
          <table:table-cell office:value-type="float" office:value="135200.000023874" calcext:value-type="float">
            <text:p>135200.000023874</text:p>
          </table:table-cell>
          <table:table-cell office:value-type="float" office:value="460.800556863592" calcext:value-type="float">
            <text:p>460.8005568636</text:p>
          </table:table-cell>
        </table:table-row>
        <table:table-row table:style-name="ro1">
          <table:table-cell office:value-type="float" office:value="136000.000024037" calcext:value-type="float">
            <text:p>136000.000024037</text:p>
          </table:table-cell>
          <table:table-cell office:value-type="float" office:value="458.800806872345" calcext:value-type="float">
            <text:p>458.8008068723</text:p>
          </table:table-cell>
        </table:table-row>
        <table:table-row table:style-name="ro1">
          <table:table-cell office:value-type="float" office:value="136800.0000242" calcext:value-type="float">
            <text:p>136800.0000242</text:p>
          </table:table-cell>
          <table:table-cell office:value-type="float" office:value="456.801056876091" calcext:value-type="float">
            <text:p>456.8010568761</text:p>
          </table:table-cell>
        </table:table-row>
        <table:table-row table:style-name="ro1">
          <table:table-cell office:value-type="float" office:value="137600.000024363" calcext:value-type="float">
            <text:p>137600.000024363</text:p>
          </table:table-cell>
          <table:table-cell office:value-type="float" office:value="454.80130687983" calcext:value-type="float">
            <text:p>454.8013068798</text:p>
          </table:table-cell>
        </table:table-row>
        <table:table-row table:style-name="ro1">
          <table:table-cell office:value-type="float" office:value="138400.000024526" calcext:value-type="float">
            <text:p>138400.000024526</text:p>
          </table:table-cell>
          <table:table-cell office:value-type="float" office:value="452.801556878562" calcext:value-type="float">
            <text:p>452.8015568786</text:p>
          </table:table-cell>
        </table:table-row>
        <table:table-row table:style-name="ro1">
          <table:table-cell office:value-type="float" office:value="139200.000024689" calcext:value-type="float">
            <text:p>139200.000024689</text:p>
          </table:table-cell>
          <table:table-cell office:value-type="float" office:value="450.801806877286" calcext:value-type="float">
            <text:p>450.8018068773</text:p>
          </table:table-cell>
        </table:table-row>
        <table:table-row table:style-name="ro1">
          <table:table-cell office:value-type="float" office:value="140000.000024852" calcext:value-type="float">
            <text:p>140000.000024852</text:p>
          </table:table-cell>
          <table:table-cell office:value-type="float" office:value="448.802056876004" calcext:value-type="float">
            <text:p>448.802056876</text:p>
          </table:table-cell>
        </table:table-row>
        <table:table-row table:style-name="ro1">
          <table:table-cell office:value-type="float" office:value="140800.000025015" calcext:value-type="float">
            <text:p>140800.000025015</text:p>
          </table:table-cell>
          <table:table-cell office:value-type="float" office:value="446.802306879714" calcext:value-type="float">
            <text:p>446.8023068797</text:p>
          </table:table-cell>
        </table:table-row>
        <table:table-row table:style-name="ro1">
          <table:table-cell office:value-type="float" office:value="141600.000025178" calcext:value-type="float">
            <text:p>141600.000025178</text:p>
          </table:table-cell>
          <table:table-cell office:value-type="float" office:value="444.802556863417" calcext:value-type="float">
            <text:p>444.8025568634</text:p>
          </table:table-cell>
        </table:table-row>
        <table:table-row table:style-name="ro1">
          <table:table-cell office:value-type="float" office:value="142400.000025341" calcext:value-type="float">
            <text:p>142400.000025341</text:p>
          </table:table-cell>
          <table:table-cell office:value-type="float" office:value="442.802806882112" calcext:value-type="float">
            <text:p>442.8028068821</text:p>
          </table:table-cell>
        </table:table-row>
        <table:table-row table:style-name="ro1">
          <table:table-cell office:value-type="float" office:value="143200.000025504" calcext:value-type="float">
            <text:p>143200.000025504</text:p>
          </table:table-cell>
          <table:table-cell office:value-type="float" office:value="440.803056865802" calcext:value-type="float">
            <text:p>440.8030568658</text:p>
          </table:table-cell>
        </table:table-row>
        <table:table-row table:style-name="ro1">
          <table:table-cell office:value-type="float" office:value="144000.000025667" calcext:value-type="float">
            <text:p>144000.000025667</text:p>
          </table:table-cell>
          <table:table-cell office:value-type="float" office:value="438.803306874483" calcext:value-type="float">
            <text:p>438.8033068745</text:p>
          </table:table-cell>
        </table:table-row>
        <table:table-row table:style-name="ro1">
          <table:table-cell office:value-type="float" office:value="144800.00002583" calcext:value-type="float">
            <text:p>144800.00002583</text:p>
          </table:table-cell>
          <table:table-cell office:value-type="float" office:value="436.803556878157" calcext:value-type="float">
            <text:p>436.8035568782</text:p>
          </table:table-cell>
        </table:table-row>
        <table:table-row table:style-name="ro1">
          <table:table-cell office:value-type="float" office:value="145600.000025993" calcext:value-type="float">
            <text:p>145600.000025993</text:p>
          </table:table-cell>
          <table:table-cell office:value-type="float" office:value="434.803806881824" calcext:value-type="float">
            <text:p>434.8038068818</text:p>
          </table:table-cell>
        </table:table-row>
        <table:table-row table:style-name="ro1">
          <table:table-cell office:value-type="float" office:value="146400.000026156" calcext:value-type="float">
            <text:p>146400.000026156</text:p>
          </table:table-cell>
          <table:table-cell office:value-type="float" office:value="432.804056880484" calcext:value-type="float">
            <text:p>432.8040568805</text:p>
          </table:table-cell>
        </table:table-row>
        <table:table-row table:style-name="ro1">
          <table:table-cell office:value-type="float" office:value="147200.000026319" calcext:value-type="float">
            <text:p>147200.000026319</text:p>
          </table:table-cell>
          <table:table-cell office:value-type="float" office:value="430.804306879136" calcext:value-type="float">
            <text:p>430.8043068791</text:p>
          </table:table-cell>
        </table:table-row>
        <table:table-row table:style-name="ro1">
          <table:table-cell office:value-type="float" office:value="148000.000026482" calcext:value-type="float">
            <text:p>148000.000026482</text:p>
          </table:table-cell>
          <table:table-cell office:value-type="float" office:value="428.804556877782" calcext:value-type="float">
            <text:p>428.8045568778</text:p>
          </table:table-cell>
        </table:table-row>
        <table:table-row table:style-name="ro1">
          <table:table-cell office:value-type="float" office:value="148800.000026645" calcext:value-type="float">
            <text:p>148800.000026645</text:p>
          </table:table-cell>
          <table:table-cell office:value-type="float" office:value="426.80480688142" calcext:value-type="float">
            <text:p>426.8048068814</text:p>
          </table:table-cell>
        </table:table-row>
        <table:table-row table:style-name="ro1">
          <table:table-cell office:value-type="float" office:value="149600.000026808" calcext:value-type="float">
            <text:p>149600.000026808</text:p>
          </table:table-cell>
          <table:table-cell office:value-type="float" office:value="424.805056865051" calcext:value-type="float">
            <text:p>424.8050568651</text:p>
          </table:table-cell>
        </table:table-row>
        <table:table-row table:style-name="ro1">
          <table:table-cell office:value-type="float" office:value="150400.000026971" calcext:value-type="float">
            <text:p>150400.000026971</text:p>
          </table:table-cell>
          <table:table-cell office:value-type="float" office:value="422.805306883675" calcext:value-type="float">
            <text:p>422.8053068837</text:p>
          </table:table-cell>
        </table:table-row>
        <table:table-row table:style-name="ro1">
          <table:table-cell office:value-type="float" office:value="151200.000027133" calcext:value-type="float">
            <text:p>151200.000027133</text:p>
          </table:table-cell>
          <table:table-cell office:value-type="float" office:value="420.805556867292" calcext:value-type="float">
            <text:p>420.8055568673</text:p>
          </table:table-cell>
        </table:table-row>
        <table:table-row table:style-name="ro1">
          <table:table-cell office:value-type="float" office:value="152000.000027296" calcext:value-type="float">
            <text:p>152000.000027296</text:p>
          </table:table-cell>
          <table:table-cell office:value-type="float" office:value="418.805806875901" calcext:value-type="float">
            <text:p>418.8058068759</text:p>
          </table:table-cell>
        </table:table-row>
        <table:table-row table:style-name="ro1">
          <table:table-cell office:value-type="float" office:value="152800.000027459" calcext:value-type="float">
            <text:p>152800.000027459</text:p>
          </table:table-cell>
          <table:table-cell office:value-type="float" office:value="416.806056879504" calcext:value-type="float">
            <text:p>416.8060568795</text:p>
          </table:table-cell>
        </table:table-row>
        <table:table-row table:style-name="ro1">
          <table:table-cell office:value-type="float" office:value="153600.000027622" calcext:value-type="float">
            <text:p>153600.000027622</text:p>
          </table:table-cell>
          <table:table-cell office:value-type="float" office:value="414.806306883099" calcext:value-type="float">
            <text:p>414.8063068831</text:p>
          </table:table-cell>
        </table:table-row>
        <table:table-row table:style-name="ro1">
          <table:table-cell office:value-type="float" office:value="154400.000027785" calcext:value-type="float">
            <text:p>154400.000027785</text:p>
          </table:table-cell>
          <table:table-cell office:value-type="float" office:value="412.806556881687" calcext:value-type="float">
            <text:p>412.8065568817</text:p>
          </table:table-cell>
        </table:table-row>
        <table:table-row table:style-name="ro1">
          <table:table-cell office:value-type="float" office:value="155200.000027948" calcext:value-type="float">
            <text:p>155200.000027948</text:p>
          </table:table-cell>
          <table:table-cell office:value-type="float" office:value="410.806806880267" calcext:value-type="float">
            <text:p>410.8068068803</text:p>
          </table:table-cell>
        </table:table-row>
        <table:table-row table:style-name="ro1">
          <table:table-cell office:value-type="float" office:value="156000.000028111" calcext:value-type="float">
            <text:p>156000.000028111</text:p>
          </table:table-cell>
          <table:table-cell office:value-type="float" office:value="408.807056878841" calcext:value-type="float">
            <text:p>408.8070568788</text:p>
          </table:table-cell>
        </table:table-row>
        <table:table-row table:style-name="ro1">
          <table:table-cell office:value-type="float" office:value="156800.000028274" calcext:value-type="float">
            <text:p>156800.000028274</text:p>
          </table:table-cell>
          <table:table-cell office:value-type="float" office:value="406.807306882407" calcext:value-type="float">
            <text:p>406.8073068824</text:p>
          </table:table-cell>
        </table:table-row>
        <table:table-row table:style-name="ro1">
          <table:table-cell office:value-type="float" office:value="157600.000028437" calcext:value-type="float">
            <text:p>157600.000028437</text:p>
          </table:table-cell>
          <table:table-cell office:value-type="float" office:value="404.807556865966" calcext:value-type="float">
            <text:p>404.807556866</text:p>
          </table:table-cell>
        </table:table-row>
        <table:table-row table:style-name="ro1">
          <table:table-cell office:value-type="float" office:value="158400.0000286" calcext:value-type="float">
            <text:p>158400.0000286</text:p>
          </table:table-cell>
          <table:table-cell office:value-type="float" office:value="402.807806884518" calcext:value-type="float">
            <text:p>402.8078068845</text:p>
          </table:table-cell>
        </table:table-row>
        <table:table-row table:style-name="ro1">
          <table:table-cell office:value-type="float" office:value="159200.000028763" calcext:value-type="float">
            <text:p>159200.000028763</text:p>
          </table:table-cell>
          <table:table-cell office:value-type="float" office:value="400.808056868063" calcext:value-type="float">
            <text:p>400.8080568681</text:p>
          </table:table-cell>
        </table:table-row>
        <table:table-row table:style-name="ro1">
          <table:table-cell office:value-type="float" office:value="160000.000028926" calcext:value-type="float">
            <text:p>160000.000028926</text:p>
          </table:table-cell>
          <table:table-cell office:value-type="float" office:value="398.808306876601" calcext:value-type="float">
            <text:p>398.8083068766</text:p>
          </table:table-cell>
        </table:table-row>
        <table:table-row table:style-name="ro1">
          <table:table-cell office:value-type="float" office:value="160800.000029089" calcext:value-type="float">
            <text:p>160800.000029089</text:p>
          </table:table-cell>
          <table:table-cell office:value-type="float" office:value="396.808556880131" calcext:value-type="float">
            <text:p>396.8085568801</text:p>
          </table:table-cell>
        </table:table-row>
        <table:table-row table:style-name="ro1">
          <table:table-cell office:value-type="float" office:value="161600.000029252" calcext:value-type="float">
            <text:p>161600.000029252</text:p>
          </table:table-cell>
          <table:table-cell office:value-type="float" office:value="394.808806883654" calcext:value-type="float">
            <text:p>394.8088068837</text:p>
          </table:table-cell>
        </table:table-row>
        <table:table-row table:style-name="ro1">
          <table:table-cell office:value-type="float" office:value="162400.000029415" calcext:value-type="float">
            <text:p>162400.000029415</text:p>
          </table:table-cell>
          <table:table-cell office:value-type="float" office:value="392.809056882171" calcext:value-type="float">
            <text:p>392.8090568822</text:p>
          </table:table-cell>
        </table:table-row>
        <table:table-row table:style-name="ro1">
          <table:table-cell office:value-type="float" office:value="163200.000029578" calcext:value-type="float">
            <text:p>163200.000029578</text:p>
          </table:table-cell>
          <table:table-cell office:value-type="float" office:value="390.809306880679" calcext:value-type="float">
            <text:p>390.8093068807</text:p>
          </table:table-cell>
        </table:table-row>
        <table:table-row table:style-name="ro1">
          <table:table-cell office:value-type="float" office:value="164000.000029741" calcext:value-type="float">
            <text:p>164000.000029741</text:p>
          </table:table-cell>
          <table:table-cell office:value-type="float" office:value="388.809556879181" calcext:value-type="float">
            <text:p>388.8095568792</text:p>
          </table:table-cell>
        </table:table-row>
        <table:table-row table:style-name="ro1">
          <table:table-cell office:value-type="float" office:value="164800.000029904" calcext:value-type="float">
            <text:p>164800.000029904</text:p>
          </table:table-cell>
          <table:table-cell office:value-type="float" office:value="386.809806882675" calcext:value-type="float">
            <text:p>386.8098068827</text:p>
          </table:table-cell>
        </table:table-row>
        <table:table-row table:style-name="ro1">
          <table:table-cell office:value-type="float" office:value="165600.000030067" calcext:value-type="float">
            <text:p>165600.000030067</text:p>
          </table:table-cell>
          <table:table-cell office:value-type="float" office:value="384.810056866163" calcext:value-type="float">
            <text:p>384.8100568662</text:p>
          </table:table-cell>
        </table:table-row>
        <table:table-row table:style-name="ro1">
          <table:table-cell office:value-type="float" office:value="166400.00003023" calcext:value-type="float">
            <text:p>166400.00003023</text:p>
          </table:table-cell>
          <table:table-cell office:value-type="float" office:value="382.810306884643" calcext:value-type="float">
            <text:p>382.8103068846</text:p>
          </table:table-cell>
        </table:table-row>
        <table:table-row table:style-name="ro1">
          <table:table-cell office:value-type="float" office:value="167200.000030393" calcext:value-type="float">
            <text:p>167200.000030393</text:p>
          </table:table-cell>
          <table:table-cell office:value-type="float" office:value="380.810556868116" calcext:value-type="float">
            <text:p>380.8105568681</text:p>
          </table:table-cell>
        </table:table-row>
        <table:table-row table:style-name="ro1">
          <table:table-cell office:value-type="float" office:value="168000.000030556" calcext:value-type="float">
            <text:p>168000.000030556</text:p>
          </table:table-cell>
          <table:table-cell office:value-type="float" office:value="378.810806876582" calcext:value-type="float">
            <text:p>378.8108068766</text:p>
          </table:table-cell>
        </table:table-row>
        <table:table-row table:style-name="ro1">
          <table:table-cell office:value-type="float" office:value="168800.000030719" calcext:value-type="float">
            <text:p>168800.000030719</text:p>
          </table:table-cell>
          <table:table-cell office:value-type="float" office:value="376.81105688004" calcext:value-type="float">
            <text:p>376.81105688</text:p>
          </table:table-cell>
        </table:table-row>
        <table:table-row table:style-name="ro1">
          <table:table-cell office:value-type="float" office:value="169600.000030882" calcext:value-type="float">
            <text:p>169600.000030882</text:p>
          </table:table-cell>
          <table:table-cell office:value-type="float" office:value="374.811306883492" calcext:value-type="float">
            <text:p>374.8113068835</text:p>
          </table:table-cell>
        </table:table-row>
        <table:table-row table:style-name="ro1">
          <table:table-cell office:value-type="float" office:value="170400.000031045" calcext:value-type="float">
            <text:p>170400.000031045</text:p>
          </table:table-cell>
          <table:table-cell office:value-type="float" office:value="372.811556881935" calcext:value-type="float">
            <text:p>372.8115568819</text:p>
          </table:table-cell>
        </table:table-row>
        <table:table-row table:style-name="ro1">
          <table:table-cell office:value-type="float" office:value="171200.000031208" calcext:value-type="float">
            <text:p>171200.000031208</text:p>
          </table:table-cell>
          <table:table-cell office:value-type="float" office:value="370.811806880372" calcext:value-type="float">
            <text:p>370.8118068804</text:p>
          </table:table-cell>
        </table:table-row>
        <table:table-row table:style-name="ro1">
          <table:table-cell office:value-type="float" office:value="172000.000031371" calcext:value-type="float">
            <text:p>172000.000031371</text:p>
          </table:table-cell>
          <table:table-cell office:value-type="float" office:value="368.812056878802" calcext:value-type="float">
            <text:p>368.8120568788</text:p>
          </table:table-cell>
        </table:table-row>
        <table:table-row table:style-name="ro1">
          <table:table-cell office:value-type="float" office:value="172800.000031534" calcext:value-type="float">
            <text:p>172800.000031534</text:p>
          </table:table-cell>
          <table:table-cell office:value-type="float" office:value="366.812306882225" calcext:value-type="float">
            <text:p>366.8123068822</text:p>
          </table:table-cell>
        </table:table-row>
        <table:table-row table:style-name="ro1">
          <table:table-cell office:value-type="float" office:value="173600.000031697" calcext:value-type="float">
            <text:p>173600.000031697</text:p>
          </table:table-cell>
          <table:table-cell office:value-type="float" office:value="364.81255686564" calcext:value-type="float">
            <text:p>364.8125568656</text:p>
          </table:table-cell>
        </table:table-row>
        <table:table-row table:style-name="ro1">
          <table:table-cell office:value-type="float" office:value="174400.00003186" calcext:value-type="float">
            <text:p>174400.00003186</text:p>
          </table:table-cell>
          <table:table-cell office:value-type="float" office:value="362.812806884048" calcext:value-type="float">
            <text:p>362.812806884</text:p>
          </table:table-cell>
        </table:table-row>
        <table:table-row table:style-name="ro1">
          <table:table-cell office:value-type="float" office:value="175200.000032023" calcext:value-type="float">
            <text:p>175200.000032023</text:p>
          </table:table-cell>
          <table:table-cell office:value-type="float" office:value="360.81305686745" calcext:value-type="float">
            <text:p>360.8130568675</text:p>
          </table:table-cell>
        </table:table-row>
        <table:table-row table:style-name="ro1">
          <table:table-cell office:value-type="float" office:value="176000.000032186" calcext:value-type="float">
            <text:p>176000.000032186</text:p>
          </table:table-cell>
          <table:table-cell office:value-type="float" office:value="358.813306875843" calcext:value-type="float">
            <text:p>358.8133068758</text:p>
          </table:table-cell>
        </table:table-row>
        <table:table-row table:style-name="ro1">
          <table:table-cell office:value-type="float" office:value="176800.000032349" calcext:value-type="float">
            <text:p>176800.000032349</text:p>
          </table:table-cell>
          <table:table-cell office:value-type="float" office:value="356.81355687923" calcext:value-type="float">
            <text:p>356.8135568792</text:p>
          </table:table-cell>
        </table:table-row>
        <table:table-row table:style-name="ro1">
          <table:table-cell office:value-type="float" office:value="177600.000032512" calcext:value-type="float">
            <text:p>177600.000032512</text:p>
          </table:table-cell>
          <table:table-cell office:value-type="float" office:value="354.81380688261" calcext:value-type="float">
            <text:p>354.8138068826</text:p>
          </table:table-cell>
        </table:table-row>
        <table:table-row table:style-name="ro1">
          <table:table-cell office:value-type="float" office:value="178400.000032675" calcext:value-type="float">
            <text:p>178400.000032675</text:p>
          </table:table-cell>
          <table:table-cell office:value-type="float" office:value="352.814056880982" calcext:value-type="float">
            <text:p>352.814056881</text:p>
          </table:table-cell>
        </table:table-row>
        <table:table-row table:style-name="ro1">
          <table:table-cell office:value-type="float" office:value="179200.000032838" calcext:value-type="float">
            <text:p>179200.000032838</text:p>
          </table:table-cell>
          <table:table-cell office:value-type="float" office:value="350.814306879347" calcext:value-type="float">
            <text:p>350.8143068793</text:p>
          </table:table-cell>
        </table:table-row>
        <table:table-row table:style-name="ro1">
          <table:table-cell office:value-type="float" office:value="180000.000033001" calcext:value-type="float">
            <text:p>180000.000033001</text:p>
          </table:table-cell>
          <table:table-cell office:value-type="float" office:value="348.814556877705" calcext:value-type="float">
            <text:p>348.8145568777</text:p>
          </table:table-cell>
        </table:table-row>
        <table:table-row table:style-name="ro1">
          <table:table-cell office:value-type="float" office:value="180800.000033164" calcext:value-type="float">
            <text:p>180800.000033164</text:p>
          </table:table-cell>
          <table:table-cell office:value-type="float" office:value="346.814806881055" calcext:value-type="float">
            <text:p>346.8148068811</text:p>
          </table:table-cell>
        </table:table-row>
        <table:table-row table:style-name="ro1">
          <table:table-cell office:value-type="float" office:value="181600.000033327" calcext:value-type="float">
            <text:p>181600.000033327</text:p>
          </table:table-cell>
          <table:table-cell office:value-type="float" office:value="344.815056864399" calcext:value-type="float">
            <text:p>344.8150568644</text:p>
          </table:table-cell>
        </table:table-row>
        <table:table-row table:style-name="ro1">
          <table:table-cell office:value-type="float" office:value="182400.00003349" calcext:value-type="float">
            <text:p>182400.00003349</text:p>
          </table:table-cell>
          <table:table-cell office:value-type="float" office:value="342.815306882735" calcext:value-type="float">
            <text:p>342.8153068827</text:p>
          </table:table-cell>
        </table:table-row>
        <table:table-row table:style-name="ro1">
          <table:table-cell office:value-type="float" office:value="183200.000033653" calcext:value-type="float">
            <text:p>183200.000033653</text:p>
          </table:table-cell>
          <table:table-cell office:value-type="float" office:value="340.815556866064" calcext:value-type="float">
            <text:p>340.8155568661</text:p>
          </table:table-cell>
        </table:table-row>
        <table:table-row table:style-name="ro1">
          <table:table-cell office:value-type="float" office:value="184000.000033816" calcext:value-type="float">
            <text:p>184000.000033816</text:p>
          </table:table-cell>
          <table:table-cell office:value-type="float" office:value="338.815806874386" calcext:value-type="float">
            <text:p>338.8158068744</text:p>
          </table:table-cell>
        </table:table-row>
        <table:table-row table:style-name="ro1">
          <table:table-cell office:value-type="float" office:value="184800.000033979" calcext:value-type="float">
            <text:p>184800.000033979</text:p>
          </table:table-cell>
          <table:table-cell office:value-type="float" office:value="336.816056877701" calcext:value-type="float">
            <text:p>336.8160568777</text:p>
          </table:table-cell>
        </table:table-row>
        <table:table-row table:style-name="ro1">
          <table:table-cell office:value-type="float" office:value="185600.000034142" calcext:value-type="float">
            <text:p>185600.000034142</text:p>
          </table:table-cell>
          <table:table-cell office:value-type="float" office:value="334.816306881009" calcext:value-type="float">
            <text:p>334.816306881</text:p>
          </table:table-cell>
        </table:table-row>
        <table:table-row table:style-name="ro1">
          <table:table-cell office:value-type="float" office:value="186400.000034305" calcext:value-type="float">
            <text:p>186400.000034305</text:p>
          </table:table-cell>
          <table:table-cell office:value-type="float" office:value="332.816556879309" calcext:value-type="float">
            <text:p>332.8165568793</text:p>
          </table:table-cell>
        </table:table-row>
        <table:table-row table:style-name="ro1">
          <table:table-cell office:value-type="float" office:value="187200.000034468" calcext:value-type="float">
            <text:p>187200.000034468</text:p>
          </table:table-cell>
          <table:table-cell office:value-type="float" office:value="330.816806877602" calcext:value-type="float">
            <text:p>330.8168068776</text:p>
          </table:table-cell>
        </table:table-row>
        <table:table-row table:style-name="ro1">
          <table:table-cell office:value-type="float" office:value="188000.000034631" calcext:value-type="float">
            <text:p>188000.000034631</text:p>
          </table:table-cell>
          <table:table-cell office:value-type="float" office:value="328.817056875888" calcext:value-type="float">
            <text:p>328.8170568759</text:p>
          </table:table-cell>
        </table:table-row>
        <table:table-row table:style-name="ro1">
          <table:table-cell office:value-type="float" office:value="188800.000034794" calcext:value-type="float">
            <text:p>188800.000034794</text:p>
          </table:table-cell>
          <table:table-cell office:value-type="float" office:value="326.817306879167" calcext:value-type="float">
            <text:p>326.8173068792</text:p>
          </table:table-cell>
        </table:table-row>
        <table:table-row table:style-name="ro1">
          <table:table-cell office:value-type="float" office:value="189600.000034957" calcext:value-type="float">
            <text:p>189600.000034957</text:p>
          </table:table-cell>
          <table:table-cell office:value-type="float" office:value="324.817556862438" calcext:value-type="float">
            <text:p>324.8175568624</text:p>
          </table:table-cell>
        </table:table-row>
        <table:table-row table:style-name="ro1">
          <table:table-cell office:value-type="float" office:value="190400.00003512" calcext:value-type="float">
            <text:p>190400.00003512</text:p>
          </table:table-cell>
          <table:table-cell office:value-type="float" office:value="322.817806880703" calcext:value-type="float">
            <text:p>322.8178068807</text:p>
          </table:table-cell>
        </table:table-row>
        <table:table-row table:style-name="ro1">
          <table:table-cell office:value-type="float" office:value="191200.000035283" calcext:value-type="float">
            <text:p>191200.000035283</text:p>
          </table:table-cell>
          <table:table-cell office:value-type="float" office:value="320.81805686396" calcext:value-type="float">
            <text:p>320.818056864</text:p>
          </table:table-cell>
        </table:table-row>
        <table:table-row table:style-name="ro1">
          <table:table-cell office:value-type="float" office:value="192000.000035446" calcext:value-type="float">
            <text:p>192000.000035446</text:p>
          </table:table-cell>
          <table:table-cell office:value-type="float" office:value="318.81830687221" calcext:value-type="float">
            <text:p>318.8183068722</text:p>
          </table:table-cell>
        </table:table-row>
        <table:table-row table:style-name="ro1">
          <table:table-cell office:value-type="float" office:value="192800.000035609" calcext:value-type="float">
            <text:p>192800.000035609</text:p>
          </table:table-cell>
          <table:table-cell office:value-type="float" office:value="316.818556875453" calcext:value-type="float">
            <text:p>316.8185568755</text:p>
          </table:table-cell>
        </table:table-row>
        <table:table-row table:style-name="ro1">
          <table:table-cell office:value-type="float" office:value="193600.000035772" calcext:value-type="float">
            <text:p>193600.000035772</text:p>
          </table:table-cell>
          <table:table-cell office:value-type="float" office:value="314.818806878689" calcext:value-type="float">
            <text:p>314.8188068787</text:p>
          </table:table-cell>
        </table:table-row>
        <table:table-row table:style-name="ro1">
          <table:table-cell office:value-type="float" office:value="194400.000035934" calcext:value-type="float">
            <text:p>194400.000035934</text:p>
          </table:table-cell>
          <table:table-cell office:value-type="float" office:value="312.819056876918" calcext:value-type="float">
            <text:p>312.8190568769</text:p>
          </table:table-cell>
        </table:table-row>
        <table:table-row table:style-name="ro1">
          <table:table-cell office:value-type="float" office:value="195200.000036097" calcext:value-type="float">
            <text:p>195200.000036097</text:p>
          </table:table-cell>
          <table:table-cell office:value-type="float" office:value="310.819306875139" calcext:value-type="float">
            <text:p>310.8193068751</text:p>
          </table:table-cell>
        </table:table-row>
        <table:table-row table:style-name="ro1">
          <table:table-cell office:value-type="float" office:value="196000.00003626" calcext:value-type="float">
            <text:p>196000.00003626</text:p>
          </table:table-cell>
          <table:table-cell office:value-type="float" office:value="308.819556873353" calcext:value-type="float">
            <text:p>308.8195568734</text:p>
          </table:table-cell>
        </table:table-row>
        <table:table-row table:style-name="ro1">
          <table:table-cell office:value-type="float" office:value="196800.000036423" calcext:value-type="float">
            <text:p>196800.000036423</text:p>
          </table:table-cell>
          <table:table-cell office:value-type="float" office:value="306.81980687656" calcext:value-type="float">
            <text:p>306.8198068766</text:p>
          </table:table-cell>
        </table:table-row>
        <table:table-row table:style-name="ro1">
          <table:table-cell office:value-type="float" office:value="197600.000036586" calcext:value-type="float">
            <text:p>197600.000036586</text:p>
          </table:table-cell>
          <table:table-cell office:value-type="float" office:value="304.820056859759" calcext:value-type="float">
            <text:p>304.8200568598</text:p>
          </table:table-cell>
        </table:table-row>
        <table:table-row table:style-name="ro1">
          <table:table-cell office:value-type="float" office:value="198400.000036749" calcext:value-type="float">
            <text:p>198400.000036749</text:p>
          </table:table-cell>
          <table:table-cell office:value-type="float" office:value="302.820306877952" calcext:value-type="float">
            <text:p>302.820306878</text:p>
          </table:table-cell>
        </table:table-row>
        <table:table-row table:style-name="ro1">
          <table:table-cell office:value-type="float" office:value="199200.000036912" calcext:value-type="float">
            <text:p>199200.000036912</text:p>
          </table:table-cell>
          <table:table-cell office:value-type="float" office:value="300.820556866137" calcext:value-type="float">
            <text:p>300.8205568661</text:p>
          </table:table-cell>
        </table:table-row>
        <table:table-row table:style-name="ro1">
          <table:table-cell office:value-type="float" office:value="200000.000037075" calcext:value-type="float">
            <text:p>200000.000037075</text:p>
          </table:table-cell>
          <table:table-cell office:value-type="float" office:value="298.820806874316" calcext:value-type="float">
            <text:p>298.8208068743</text:p>
          </table:table-cell>
        </table:table-row>
        <table:table-row table:style-name="ro1">
          <table:table-cell office:value-type="float" office:value="200800.000037238" calcext:value-type="float">
            <text:p>200800.000037238</text:p>
          </table:table-cell>
          <table:table-cell office:value-type="float" office:value="296.821056877486" calcext:value-type="float">
            <text:p>296.8210568775</text:p>
          </table:table-cell>
        </table:table-row>
        <table:table-row table:style-name="ro1">
          <table:table-cell office:value-type="float" office:value="201600.000037401" calcext:value-type="float">
            <text:p>201600.000037401</text:p>
          </table:table-cell>
          <table:table-cell office:value-type="float" office:value="294.82130688065" calcext:value-type="float">
            <text:p>294.8213068807</text:p>
          </table:table-cell>
        </table:table-row>
        <table:table-row table:style-name="ro1">
          <table:table-cell office:value-type="float" office:value="202400.000037564" calcext:value-type="float">
            <text:p>202400.000037564</text:p>
          </table:table-cell>
          <table:table-cell office:value-type="float" office:value="292.821556878807" calcext:value-type="float">
            <text:p>292.8215568788</text:p>
          </table:table-cell>
        </table:table-row>
        <table:table-row table:style-name="ro1">
          <table:table-cell office:value-type="float" office:value="203200.000037727" calcext:value-type="float">
            <text:p>203200.000037727</text:p>
          </table:table-cell>
          <table:table-cell office:value-type="float" office:value="290.821806876956" calcext:value-type="float">
            <text:p>290.821806877</text:p>
          </table:table-cell>
        </table:table-row>
        <table:table-row table:style-name="ro1">
          <table:table-cell office:value-type="float" office:value="204000.00003789" calcext:value-type="float">
            <text:p>204000.00003789</text:p>
          </table:table-cell>
          <table:table-cell office:value-type="float" office:value="288.822056875099" calcext:value-type="float">
            <text:p>288.8220568751</text:p>
          </table:table-cell>
        </table:table-row>
        <table:table-row table:style-name="ro1">
          <table:table-cell office:value-type="float" office:value="204800.000038053" calcext:value-type="float">
            <text:p>204800.000038053</text:p>
          </table:table-cell>
          <table:table-cell office:value-type="float" office:value="286.822306878234" calcext:value-type="float">
            <text:p>286.8223068782</text:p>
          </table:table-cell>
        </table:table-row>
        <table:table-row table:style-name="ro1">
          <table:table-cell office:value-type="float" office:value="205600.000038216" calcext:value-type="float">
            <text:p>205600.000038216</text:p>
          </table:table-cell>
          <table:table-cell office:value-type="float" office:value="284.822556861361" calcext:value-type="float">
            <text:p>284.8225568614</text:p>
          </table:table-cell>
        </table:table-row>
        <table:table-row table:style-name="ro1">
          <table:table-cell office:value-type="float" office:value="206400.000038379" calcext:value-type="float">
            <text:p>206400.000038379</text:p>
          </table:table-cell>
          <table:table-cell office:value-type="float" office:value="282.822806879482" calcext:value-type="float">
            <text:p>282.8228068795</text:p>
          </table:table-cell>
        </table:table-row>
        <table:table-row table:style-name="ro1">
          <table:table-cell office:value-type="float" office:value="207200.000038542" calcext:value-type="float">
            <text:p>207200.000038542</text:p>
          </table:table-cell>
          <table:table-cell office:value-type="float" office:value="280.823056867595" calcext:value-type="float">
            <text:p>280.8230568676</text:p>
          </table:table-cell>
        </table:table-row>
        <table:table-row table:style-name="ro1">
          <table:table-cell office:value-type="float" office:value="208000.000038705" calcext:value-type="float">
            <text:p>208000.000038705</text:p>
          </table:table-cell>
          <table:table-cell office:value-type="float" office:value="278.823306875702" calcext:value-type="float">
            <text:p>278.8233068757</text:p>
          </table:table-cell>
        </table:table-row>
        <table:table-row table:style-name="ro1">
          <table:table-cell office:value-type="float" office:value="208800.000038868" calcext:value-type="float">
            <text:p>208800.000038868</text:p>
          </table:table-cell>
          <table:table-cell office:value-type="float" office:value="276.823556878801" calcext:value-type="float">
            <text:p>276.8235568788</text:p>
          </table:table-cell>
        </table:table-row>
        <table:table-row table:style-name="ro1">
          <table:table-cell office:value-type="float" office:value="209600.000039031" calcext:value-type="float">
            <text:p>209600.000039031</text:p>
          </table:table-cell>
          <table:table-cell office:value-type="float" office:value="274.823806881893" calcext:value-type="float">
            <text:p>274.8238068819</text:p>
          </table:table-cell>
        </table:table-row>
        <table:table-row table:style-name="ro1">
          <table:table-cell office:value-type="float" office:value="210400.000039194" calcext:value-type="float">
            <text:p>210400.000039194</text:p>
          </table:table-cell>
          <table:table-cell office:value-type="float" office:value="272.824056879977" calcext:value-type="float">
            <text:p>272.82405688</text:p>
          </table:table-cell>
        </table:table-row>
        <table:table-row table:style-name="ro1">
          <table:table-cell office:value-type="float" office:value="211200.000039357" calcext:value-type="float">
            <text:p>211200.000039357</text:p>
          </table:table-cell>
          <table:table-cell office:value-type="float" office:value="270.824306878055" calcext:value-type="float">
            <text:p>270.8243068781</text:p>
          </table:table-cell>
        </table:table-row>
        <table:table-row table:style-name="ro1">
          <table:table-cell office:value-type="float" office:value="212000.00003952" calcext:value-type="float">
            <text:p>212000.00003952</text:p>
          </table:table-cell>
          <table:table-cell office:value-type="float" office:value="268.824556876125" calcext:value-type="float">
            <text:p>268.8245568761</text:p>
          </table:table-cell>
        </table:table-row>
        <table:table-row table:style-name="ro1">
          <table:table-cell office:value-type="float" office:value="212800.000039683" calcext:value-type="float">
            <text:p>212800.000039683</text:p>
          </table:table-cell>
          <table:table-cell office:value-type="float" office:value="266.824806879188" calcext:value-type="float">
            <text:p>266.8248068792</text:p>
          </table:table-cell>
        </table:table-row>
        <table:table-row table:style-name="ro1">
          <table:table-cell office:value-type="float" office:value="213600.000039846" calcext:value-type="float">
            <text:p>213600.000039846</text:p>
          </table:table-cell>
          <table:table-cell office:value-type="float" office:value="264.825056862244" calcext:value-type="float">
            <text:p>264.8250568622</text:p>
          </table:table-cell>
        </table:table-row>
        <table:table-row table:style-name="ro1">
          <table:table-cell office:value-type="float" office:value="214400.000040009" calcext:value-type="float">
            <text:p>214400.000040009</text:p>
          </table:table-cell>
          <table:table-cell office:value-type="float" office:value="262.825306880293" calcext:value-type="float">
            <text:p>262.8253068803</text:p>
          </table:table-cell>
        </table:table-row>
        <table:table-row table:style-name="ro1">
          <table:table-cell office:value-type="float" office:value="215200.000040172" calcext:value-type="float">
            <text:p>215200.000040172</text:p>
          </table:table-cell>
          <table:table-cell office:value-type="float" office:value="260.825556868335" calcext:value-type="float">
            <text:p>260.8255568683</text:p>
          </table:table-cell>
        </table:table-row>
        <table:table-row table:style-name="ro1">
          <table:table-cell office:value-type="float" office:value="216000.000040335" calcext:value-type="float">
            <text:p>216000.000040335</text:p>
          </table:table-cell>
          <table:table-cell office:value-type="float" office:value="258.825806876369" calcext:value-type="float">
            <text:p>258.8258068764</text:p>
          </table:table-cell>
        </table:table-row>
        <table:table-row table:style-name="ro1">
          <table:table-cell office:value-type="float" office:value="216800.000040498" calcext:value-type="float">
            <text:p>216800.000040498</text:p>
          </table:table-cell>
          <table:table-cell office:value-type="float" office:value="256.826056879397" calcext:value-type="float">
            <text:p>256.8260568794</text:p>
          </table:table-cell>
        </table:table-row>
        <table:table-row table:style-name="ro1">
          <table:table-cell office:value-type="float" office:value="217600.000040661" calcext:value-type="float">
            <text:p>217600.000040661</text:p>
          </table:table-cell>
          <table:table-cell office:value-type="float" office:value="254.826306882416" calcext:value-type="float">
            <text:p>254.8263068824</text:p>
          </table:table-cell>
        </table:table-row>
        <table:table-row table:style-name="ro1">
          <table:table-cell office:value-type="float" office:value="218400.000040824" calcext:value-type="float">
            <text:p>218400.000040824</text:p>
          </table:table-cell>
          <table:table-cell office:value-type="float" office:value="252.826556880429" calcext:value-type="float">
            <text:p>252.8265568804</text:p>
          </table:table-cell>
        </table:table-row>
        <table:table-row table:style-name="ro1">
          <table:table-cell office:value-type="float" office:value="219200.000040987" calcext:value-type="float">
            <text:p>219200.000040987</text:p>
          </table:table-cell>
          <table:table-cell office:value-type="float" office:value="250.826806878435" calcext:value-type="float">
            <text:p>250.8268068784</text:p>
          </table:table-cell>
        </table:table-row>
        <table:table-row table:style-name="ro1">
          <table:table-cell office:value-type="float" office:value="220000.00004115" calcext:value-type="float">
            <text:p>220000.00004115</text:p>
          </table:table-cell>
          <table:table-cell office:value-type="float" office:value="248.827056876433" calcext:value-type="float">
            <text:p>248.8270568764</text:p>
          </table:table-cell>
        </table:table-row>
        <table:table-row table:style-name="ro1">
          <table:table-cell office:value-type="float" office:value="220800.000041313" calcext:value-type="float">
            <text:p>220800.000041313</text:p>
          </table:table-cell>
          <table:table-cell office:value-type="float" office:value="246.827306879424" calcext:value-type="float">
            <text:p>246.8273068794</text:p>
          </table:table-cell>
        </table:table-row>
        <table:table-row table:style-name="ro1">
          <table:table-cell office:value-type="float" office:value="221600.000041476" calcext:value-type="float">
            <text:p>221600.000041476</text:p>
          </table:table-cell>
          <table:table-cell office:value-type="float" office:value="244.827556862408" calcext:value-type="float">
            <text:p>244.8275568624</text:p>
          </table:table-cell>
        </table:table-row>
        <table:table-row table:style-name="ro1">
          <table:table-cell office:value-type="float" office:value="222400.000041639" calcext:value-type="float">
            <text:p>222400.000041639</text:p>
          </table:table-cell>
          <table:table-cell office:value-type="float" office:value="242.827806880385" calcext:value-type="float">
            <text:p>242.8278068804</text:p>
          </table:table-cell>
        </table:table-row>
        <table:table-row table:style-name="ro1">
          <table:table-cell office:value-type="float" office:value="223200.000041802" calcext:value-type="float">
            <text:p>223200.000041802</text:p>
          </table:table-cell>
          <table:table-cell office:value-type="float" office:value="240.828056868355" calcext:value-type="float">
            <text:p>240.8280568684</text:p>
          </table:table-cell>
        </table:table-row>
        <table:table-row table:style-name="ro1">
          <table:table-cell office:value-type="float" office:value="224000.000041965" calcext:value-type="float">
            <text:p>224000.000041965</text:p>
          </table:table-cell>
          <table:table-cell office:value-type="float" office:value="238.828306876317" calcext:value-type="float">
            <text:p>238.8283068763</text:p>
          </table:table-cell>
        </table:table-row>
        <table:table-row table:style-name="ro1">
          <table:table-cell office:value-type="float" office:value="224800.000042128" calcext:value-type="float">
            <text:p>224800.000042128</text:p>
          </table:table-cell>
          <table:table-cell office:value-type="float" office:value="236.828556879273" calcext:value-type="float">
            <text:p>236.8285568793</text:p>
          </table:table-cell>
        </table:table-row>
        <table:table-row table:style-name="ro1">
          <table:table-cell office:value-type="float" office:value="225600.000042291" calcext:value-type="float">
            <text:p>225600.000042291</text:p>
          </table:table-cell>
          <table:table-cell office:value-type="float" office:value="234.828806882221" calcext:value-type="float">
            <text:p>234.8288068822</text:p>
          </table:table-cell>
        </table:table-row>
        <table:table-row table:style-name="ro1">
          <table:table-cell office:value-type="float" office:value="226400.000042454" calcext:value-type="float">
            <text:p>226400.000042454</text:p>
          </table:table-cell>
          <table:table-cell office:value-type="float" office:value="232.829056880162" calcext:value-type="float">
            <text:p>232.8290568802</text:p>
          </table:table-cell>
        </table:table-row>
        <table:table-row table:style-name="ro1">
          <table:table-cell office:value-type="float" office:value="227200.000042617" calcext:value-type="float">
            <text:p>227200.000042617</text:p>
          </table:table-cell>
          <table:table-cell office:value-type="float" office:value="230.829306878095" calcext:value-type="float">
            <text:p>230.8293068781</text:p>
          </table:table-cell>
        </table:table-row>
        <table:table-row table:style-name="ro1">
          <table:table-cell office:value-type="float" office:value="228000.00004278" calcext:value-type="float">
            <text:p>228000.00004278</text:p>
          </table:table-cell>
          <table:table-cell office:value-type="float" office:value="228.829556876022" calcext:value-type="float">
            <text:p>228.829556876</text:p>
          </table:table-cell>
        </table:table-row>
        <table:table-row table:style-name="ro1">
          <table:table-cell office:value-type="float" office:value="228800.000042943" calcext:value-type="float">
            <text:p>228800.000042943</text:p>
          </table:table-cell>
          <table:table-cell office:value-type="float" office:value="226.829806878941" calcext:value-type="float">
            <text:p>226.8298068789</text:p>
          </table:table-cell>
        </table:table-row>
        <table:table-row table:style-name="ro1">
          <table:table-cell office:value-type="float" office:value="229600.000043106" calcext:value-type="float">
            <text:p>229600.000043106</text:p>
          </table:table-cell>
          <table:table-cell office:value-type="float" office:value="224.830056861854" calcext:value-type="float">
            <text:p>224.8300568619</text:p>
          </table:table-cell>
        </table:table-row>
        <table:table-row table:style-name="ro1">
          <table:table-cell office:value-type="float" office:value="230400.000043269" calcext:value-type="float">
            <text:p>230400.000043269</text:p>
          </table:table-cell>
          <table:table-cell office:value-type="float" office:value="222.830306879759" calcext:value-type="float">
            <text:p>222.8303068798</text:p>
          </table:table-cell>
        </table:table-row>
        <table:table-row table:style-name="ro1">
          <table:table-cell office:value-type="float" office:value="231200.000043432" calcext:value-type="float">
            <text:p>231200.000043432</text:p>
          </table:table-cell>
          <table:table-cell office:value-type="float" office:value="220.830556867656" calcext:value-type="float">
            <text:p>220.8305568677</text:p>
          </table:table-cell>
        </table:table-row>
        <table:table-row table:style-name="ro1">
          <table:table-cell office:value-type="float" office:value="232000.000043595" calcext:value-type="float">
            <text:p>232000.000043595</text:p>
          </table:table-cell>
          <table:table-cell office:value-type="float" office:value="218.830806875547" calcext:value-type="float">
            <text:p>218.8308068755</text:p>
          </table:table-cell>
        </table:table-row>
        <table:table-row table:style-name="ro1">
          <table:table-cell office:value-type="float" office:value="232800.000043758" calcext:value-type="float">
            <text:p>232800.000043758</text:p>
          </table:table-cell>
          <table:table-cell office:value-type="float" office:value="216.83105687843" calcext:value-type="float">
            <text:p>216.8310568784</text:p>
          </table:table-cell>
        </table:table-row>
        <table:table-row table:style-name="ro1">
          <table:table-cell office:value-type="float" office:value="233600.000043921" calcext:value-type="float">
            <text:p>233600.000043921</text:p>
          </table:table-cell>
          <table:table-cell office:value-type="float" office:value="214.831306881307" calcext:value-type="float">
            <text:p>214.8313068813</text:p>
          </table:table-cell>
        </table:table-row>
        <table:table-row table:style-name="ro1">
          <table:table-cell office:value-type="float" office:value="234400.000044084" calcext:value-type="float">
            <text:p>234400.000044084</text:p>
          </table:table-cell>
          <table:table-cell office:value-type="float" office:value="212.831556879176" calcext:value-type="float">
            <text:p>212.8315568792</text:p>
          </table:table-cell>
        </table:table-row>
        <table:table-row table:style-name="ro1">
          <table:table-cell office:value-type="float" office:value="235200.000044246" calcext:value-type="float">
            <text:p>235200.000044246</text:p>
          </table:table-cell>
          <table:table-cell office:value-type="float" office:value="210.831806877038" calcext:value-type="float">
            <text:p>210.831806877</text:p>
          </table:table-cell>
        </table:table-row>
        <table:table-row table:style-name="ro1">
          <table:table-cell office:value-type="float" office:value="236000.000044409" calcext:value-type="float">
            <text:p>236000.000044409</text:p>
          </table:table-cell>
          <table:table-cell office:value-type="float" office:value="208.832056874892" calcext:value-type="float">
            <text:p>208.8320568749</text:p>
          </table:table-cell>
        </table:table-row>
        <table:table-row table:style-name="ro1">
          <table:table-cell office:value-type="float" office:value="236800.000044572" calcext:value-type="float">
            <text:p>236800.000044572</text:p>
          </table:table-cell>
          <table:table-cell office:value-type="float" office:value="206.83230687774" calcext:value-type="float">
            <text:p>206.8323068777</text:p>
          </table:table-cell>
        </table:table-row>
        <table:table-row table:style-name="ro1">
          <table:table-cell office:value-type="float" office:value="237600.000044735" calcext:value-type="float">
            <text:p>237600.000044735</text:p>
          </table:table-cell>
          <table:table-cell office:value-type="float" office:value="204.83255686058" calcext:value-type="float">
            <text:p>204.8325568606</text:p>
          </table:table-cell>
        </table:table-row>
        <table:table-row table:style-name="ro1">
          <table:table-cell office:value-type="float" office:value="238400.000044898" calcext:value-type="float">
            <text:p>238400.000044898</text:p>
          </table:table-cell>
          <table:table-cell office:value-type="float" office:value="202.832806878413" calcext:value-type="float">
            <text:p>202.8328068784</text:p>
          </table:table-cell>
        </table:table-row>
        <table:table-row table:style-name="ro1">
          <table:table-cell office:value-type="float" office:value="239200.000045061" calcext:value-type="float">
            <text:p>239200.000045061</text:p>
          </table:table-cell>
          <table:table-cell office:value-type="float" office:value="200.833056866239" calcext:value-type="float">
            <text:p>200.8330568662</text:p>
          </table:table-cell>
        </table:table-row>
        <table:table-row table:style-name="ro1">
          <table:table-cell office:value-type="float" office:value="240000.000045224" calcext:value-type="float">
            <text:p>240000.000045224</text:p>
          </table:table-cell>
          <table:table-cell office:value-type="float" office:value="198.833306874058" calcext:value-type="float">
            <text:p>198.8333068741</text:p>
          </table:table-cell>
        </table:table-row>
        <table:table-row table:style-name="ro1">
          <table:table-cell office:value-type="float" office:value="240800.000045387" calcext:value-type="float">
            <text:p>240800.000045387</text:p>
          </table:table-cell>
          <table:table-cell office:value-type="float" office:value="196.833556876869" calcext:value-type="float">
            <text:p>196.8335568769</text:p>
          </table:table-cell>
        </table:table-row>
        <table:table-row table:style-name="ro1">
          <table:table-cell office:value-type="float" office:value="241600.00004555" calcext:value-type="float">
            <text:p>241600.00004555</text:p>
          </table:table-cell>
          <table:table-cell office:value-type="float" office:value="194.833806879674" calcext:value-type="float">
            <text:p>194.8338068797</text:p>
          </table:table-cell>
        </table:table-row>
        <table:table-row table:style-name="ro1">
          <table:table-cell office:value-type="float" office:value="242400.000045713" calcext:value-type="float">
            <text:p>242400.000045713</text:p>
          </table:table-cell>
          <table:table-cell office:value-type="float" office:value="192.834056877471" calcext:value-type="float">
            <text:p>192.8340568775</text:p>
          </table:table-cell>
        </table:table-row>
        <table:table-row table:style-name="ro1">
          <table:table-cell office:value-type="float" office:value="243200.000045876" calcext:value-type="float">
            <text:p>243200.000045876</text:p>
          </table:table-cell>
          <table:table-cell office:value-type="float" office:value="190.834306875261" calcext:value-type="float">
            <text:p>190.8343068753</text:p>
          </table:table-cell>
        </table:table-row>
        <table:table-row table:style-name="ro1">
          <table:table-cell office:value-type="float" office:value="244000.000046039" calcext:value-type="float">
            <text:p>244000.000046039</text:p>
          </table:table-cell>
          <table:table-cell office:value-type="float" office:value="188.834556873044" calcext:value-type="float">
            <text:p>188.834556873</text:p>
          </table:table-cell>
        </table:table-row>
        <table:table-row table:style-name="ro1">
          <table:table-cell office:value-type="float" office:value="244800.000046202" calcext:value-type="float">
            <text:p>244800.000046202</text:p>
          </table:table-cell>
          <table:table-cell office:value-type="float" office:value="186.834806875819" calcext:value-type="float">
            <text:p>186.8348068758</text:p>
          </table:table-cell>
        </table:table-row>
        <table:table-row table:style-name="ro1">
          <table:table-cell office:value-type="float" office:value="245600.000046365" calcext:value-type="float">
            <text:p>245600.000046365</text:p>
          </table:table-cell>
          <table:table-cell office:value-type="float" office:value="184.835056858588" calcext:value-type="float">
            <text:p>184.8350568586</text:p>
          </table:table-cell>
        </table:table-row>
        <table:table-row table:style-name="ro1">
          <table:table-cell office:value-type="float" office:value="246400.000046528" calcext:value-type="float">
            <text:p>246400.000046528</text:p>
          </table:table-cell>
          <table:table-cell office:value-type="float" office:value="182.835306876349" calcext:value-type="float">
            <text:p>182.8353068763</text:p>
          </table:table-cell>
        </table:table-row>
        <table:table-row table:style-name="ro1">
          <table:table-cell office:value-type="float" office:value="247200.000046691" calcext:value-type="float">
            <text:p>247200.000046691</text:p>
          </table:table-cell>
          <table:table-cell office:value-type="float" office:value="180.835556864103" calcext:value-type="float">
            <text:p>180.8355568641</text:p>
          </table:table-cell>
        </table:table-row>
        <table:table-row table:style-name="ro1">
          <table:table-cell office:value-type="float" office:value="248000.000046854" calcext:value-type="float">
            <text:p>248000.000046854</text:p>
          </table:table-cell>
          <table:table-cell office:value-type="float" office:value="178.83580687185" calcext:value-type="float">
            <text:p>178.8358068719</text:p>
          </table:table-cell>
        </table:table-row>
        <table:table-row table:style-name="ro1">
          <table:table-cell office:value-type="float" office:value="248800.000047017" calcext:value-type="float">
            <text:p>248800.000047017</text:p>
          </table:table-cell>
          <table:table-cell office:value-type="float" office:value="176.836056874589" calcext:value-type="float">
            <text:p>176.8360568746</text:p>
          </table:table-cell>
        </table:table-row>
        <table:table-row table:style-name="ro1">
          <table:table-cell office:value-type="float" office:value="249600.00004718" calcext:value-type="float">
            <text:p>249600.00004718</text:p>
          </table:table-cell>
          <table:table-cell office:value-type="float" office:value="174.836306877322" calcext:value-type="float">
            <text:p>174.8363068773</text:p>
          </table:table-cell>
        </table:table-row>
        <table:table-row table:style-name="ro1">
          <table:table-cell office:value-type="float" office:value="250400.000047343" calcext:value-type="float">
            <text:p>250400.000047343</text:p>
          </table:table-cell>
          <table:table-cell office:value-type="float" office:value="172.836556875047" calcext:value-type="float">
            <text:p>172.836556875</text:p>
          </table:table-cell>
        </table:table-row>
        <table:table-row table:style-name="ro1">
          <table:table-cell office:value-type="float" office:value="251200.000047506" calcext:value-type="float">
            <text:p>251200.000047506</text:p>
          </table:table-cell>
          <table:table-cell office:value-type="float" office:value="170.836806877765" calcext:value-type="float">
            <text:p>170.8368068778</text:p>
          </table:table-cell>
        </table:table-row>
        <table:table-row table:style-name="ro1">
          <table:table-cell office:value-type="float" office:value="252000.000047669" calcext:value-type="float">
            <text:p>252000.000047669</text:p>
          </table:table-cell>
          <table:table-cell office:value-type="float" office:value="168.837056875476" calcext:value-type="float">
            <text:p>168.8370568755</text:p>
          </table:table-cell>
        </table:table-row>
        <table:table-row table:style-name="ro1">
          <table:table-cell office:value-type="float" office:value="252800.000047832" calcext:value-type="float">
            <text:p>252800.000047832</text:p>
          </table:table-cell>
          <table:table-cell office:value-type="float" office:value="166.83730687818" calcext:value-type="float">
            <text:p>166.8373068782</text:p>
          </table:table-cell>
        </table:table-row>
        <table:table-row table:style-name="ro1">
          <table:table-cell office:value-type="float" office:value="253600.000047995" calcext:value-type="float">
            <text:p>253600.000047995</text:p>
          </table:table-cell>
          <table:table-cell office:value-type="float" office:value="164.837556860876" calcext:value-type="float">
            <text:p>164.8375568609</text:p>
          </table:table-cell>
        </table:table-row>
        <table:table-row table:style-name="ro1">
          <table:table-cell office:value-type="float" office:value="254400.000048158" calcext:value-type="float">
            <text:p>254400.000048158</text:p>
          </table:table-cell>
          <table:table-cell office:value-type="float" office:value="162.837806878565" calcext:value-type="float">
            <text:p>162.8378068786</text:p>
          </table:table-cell>
        </table:table-row>
        <table:table-row table:style-name="ro1">
          <table:table-cell office:value-type="float" office:value="255200.000048321" calcext:value-type="float">
            <text:p>255200.000048321</text:p>
          </table:table-cell>
          <table:table-cell office:value-type="float" office:value="160.838056866248" calcext:value-type="float">
            <text:p>160.8380568662</text:p>
          </table:table-cell>
        </table:table-row>
        <table:table-row table:style-name="ro1">
          <table:table-cell office:value-type="float" office:value="256000.000048484" calcext:value-type="float">
            <text:p>256000.000048484</text:p>
          </table:table-cell>
          <table:table-cell office:value-type="float" office:value="158.838306873922" calcext:value-type="float">
            <text:p>158.8383068739</text:p>
          </table:table-cell>
        </table:table-row>
        <table:table-row table:style-name="ro1">
          <table:table-cell office:value-type="float" office:value="256800.000048647" calcext:value-type="float">
            <text:p>256800.000048647</text:p>
          </table:table-cell>
          <table:table-cell office:value-type="float" office:value="156.83855687659" calcext:value-type="float">
            <text:p>156.8385568766</text:p>
          </table:table-cell>
        </table:table-row>
        <table:table-row table:style-name="ro1">
          <table:table-cell office:value-type="float" office:value="257600.00004881" calcext:value-type="float">
            <text:p>257600.00004881</text:p>
          </table:table-cell>
          <table:table-cell office:value-type="float" office:value="154.838806879251" calcext:value-type="float">
            <text:p>154.8388068793</text:p>
          </table:table-cell>
        </table:table-row>
        <table:table-row table:style-name="ro1">
          <table:table-cell office:value-type="float" office:value="258400.000048973" calcext:value-type="float">
            <text:p>258400.000048973</text:p>
          </table:table-cell>
          <table:table-cell office:value-type="float" office:value="152.839056876904" calcext:value-type="float">
            <text:p>152.8390568769</text:p>
          </table:table-cell>
        </table:table-row>
        <table:table-row table:style-name="ro1">
          <table:table-cell office:value-type="float" office:value="259200.000049136" calcext:value-type="float">
            <text:p>259200.000049136</text:p>
          </table:table-cell>
          <table:table-cell office:value-type="float" office:value="150.83930687955" calcext:value-type="float">
            <text:p>150.8393068796</text:p>
          </table:table-cell>
        </table:table-row>
        <table:table-row table:style-name="ro1">
          <table:table-cell office:value-type="float" office:value="260000.000049299" calcext:value-type="float">
            <text:p>260000.000049299</text:p>
          </table:table-cell>
          <table:table-cell office:value-type="float" office:value="148.839556877189" calcext:value-type="float">
            <text:p>148.8395568772</text:p>
          </table:table-cell>
        </table:table-row>
        <table:table-row table:style-name="ro1">
          <table:table-cell office:value-type="float" office:value="260800.000049462" calcext:value-type="float">
            <text:p>260800.000049462</text:p>
          </table:table-cell>
          <table:table-cell office:value-type="float" office:value="146.839806879821" calcext:value-type="float">
            <text:p>146.8398068798</text:p>
          </table:table-cell>
        </table:table-row>
        <table:table-row table:style-name="ro1">
          <table:table-cell office:value-type="float" office:value="261600.000049625" calcext:value-type="float">
            <text:p>261600.000049625</text:p>
          </table:table-cell>
          <table:table-cell office:value-type="float" office:value="144.840056862446" calcext:value-type="float">
            <text:p>144.8400568624</text:p>
          </table:table-cell>
        </table:table-row>
        <table:table-row table:style-name="ro1">
          <table:table-cell office:value-type="float" office:value="262400.000048857" calcext:value-type="float">
            <text:p>262400.000048857</text:p>
          </table:table-cell>
          <table:table-cell office:value-type="float" office:value="142.840306880063" calcext:value-type="float">
            <text:p>142.8403068801</text:p>
          </table:table-cell>
        </table:table-row>
        <table:table-row table:style-name="ro1">
          <table:table-cell office:value-type="float" office:value="263200.000046109" calcext:value-type="float">
            <text:p>263200.000046109</text:p>
          </table:table-cell>
          <table:table-cell office:value-type="float" office:value="140.840556867673" calcext:value-type="float">
            <text:p>140.8405568677</text:p>
          </table:table-cell>
        </table:table-row>
        <table:table-row table:style-name="ro1">
          <table:table-cell office:value-type="float" office:value="264000.000043362" calcext:value-type="float">
            <text:p>264000.000043362</text:p>
          </table:table-cell>
          <table:table-cell office:value-type="float" office:value="138.840806875276" calcext:value-type="float">
            <text:p>138.8408068753</text:p>
          </table:table-cell>
        </table:table-row>
        <table:table-row table:style-name="ro1">
          <table:table-cell office:value-type="float" office:value="264800.000040614" calcext:value-type="float">
            <text:p>264800.000040614</text:p>
          </table:table-cell>
          <table:table-cell office:value-type="float" office:value="136.841056877872" calcext:value-type="float">
            <text:p>136.8410568779</text:p>
          </table:table-cell>
        </table:table-row>
        <table:table-row table:style-name="ro1">
          <table:table-cell office:value-type="float" office:value="265600.000037867" calcext:value-type="float">
            <text:p>265600.000037867</text:p>
          </table:table-cell>
          <table:table-cell office:value-type="float" office:value="134.841306880461" calcext:value-type="float">
            <text:p>134.8413068805</text:p>
          </table:table-cell>
        </table:table-row>
        <table:table-row table:style-name="ro1">
          <table:table-cell office:value-type="float" office:value="266400.00003512" calcext:value-type="float">
            <text:p>266400.00003512</text:p>
          </table:table-cell>
          <table:table-cell office:value-type="float" office:value="132.841556878042" calcext:value-type="float">
            <text:p>132.841556878</text:p>
          </table:table-cell>
        </table:table-row>
        <table:table-row table:style-name="ro1">
          <table:table-cell office:value-type="float" office:value="267200.000032372" calcext:value-type="float">
            <text:p>267200.000032372</text:p>
          </table:table-cell>
          <table:table-cell office:value-type="float" office:value="130.841806880617" calcext:value-type="float">
            <text:p>130.8418068806</text:p>
          </table:table-cell>
        </table:table-row>
        <table:table-row table:style-name="ro1">
          <table:table-cell office:value-type="float" office:value="268000.000029625" calcext:value-type="float">
            <text:p>268000.000029625</text:p>
          </table:table-cell>
          <table:table-cell office:value-type="float" office:value="128.842056878184" calcext:value-type="float">
            <text:p>128.8420568782</text:p>
          </table:table-cell>
        </table:table-row>
        <table:table-row table:style-name="ro1">
          <table:table-cell office:value-type="float" office:value="268800.000026877" calcext:value-type="float">
            <text:p>268800.000026877</text:p>
          </table:table-cell>
          <table:table-cell office:value-type="float" office:value="126.842306880744" calcext:value-type="float">
            <text:p>126.8423068807</text:p>
          </table:table-cell>
        </table:table-row>
        <table:table-row table:style-name="ro1">
          <table:table-cell office:value-type="float" office:value="269600.00002413" calcext:value-type="float">
            <text:p>269600.00002413</text:p>
          </table:table-cell>
          <table:table-cell office:value-type="float" office:value="124.842556863296" calcext:value-type="float">
            <text:p>124.8425568633</text:p>
          </table:table-cell>
        </table:table-row>
        <table:table-row table:style-name="ro1">
          <table:table-cell office:value-type="float" office:value="270400.000021383" calcext:value-type="float">
            <text:p>270400.000021383</text:p>
          </table:table-cell>
          <table:table-cell office:value-type="float" office:value="122.842806880842" calcext:value-type="float">
            <text:p>122.8428068808</text:p>
          </table:table-cell>
        </table:table-row>
        <table:table-row table:style-name="ro1">
          <table:table-cell office:value-type="float" office:value="271200.000018635" calcext:value-type="float">
            <text:p>271200.000018635</text:p>
          </table:table-cell>
          <table:table-cell office:value-type="float" office:value="120.84305686838" calcext:value-type="float">
            <text:p>120.8430568684</text:p>
          </table:table-cell>
        </table:table-row>
        <table:table-row table:style-name="ro1">
          <table:table-cell office:value-type="float" office:value="272000.000015888" calcext:value-type="float">
            <text:p>272000.000015888</text:p>
          </table:table-cell>
          <table:table-cell office:value-type="float" office:value="118.843306875912" calcext:value-type="float">
            <text:p>118.8433068759</text:p>
          </table:table-cell>
        </table:table-row>
        <table:table-row table:style-name="ro1">
          <table:table-cell office:value-type="float" office:value="272800.00001314" calcext:value-type="float">
            <text:p>272800.00001314</text:p>
          </table:table-cell>
          <table:table-cell office:value-type="float" office:value="116.843556878436" calcext:value-type="float">
            <text:p>116.8435568784</text:p>
          </table:table-cell>
        </table:table-row>
        <table:table-row table:style-name="ro1">
          <table:table-cell office:value-type="float" office:value="273600.000010393" calcext:value-type="float">
            <text:p>273600.000010393</text:p>
          </table:table-cell>
          <table:table-cell office:value-type="float" office:value="114.843806880952" calcext:value-type="float">
            <text:p>114.843806881</text:p>
          </table:table-cell>
        </table:table-row>
        <table:table-row table:style-name="ro1">
          <table:table-cell office:value-type="float" office:value="274400.000007645" calcext:value-type="float">
            <text:p>274400.000007645</text:p>
          </table:table-cell>
          <table:table-cell office:value-type="float" office:value="112.844056878462" calcext:value-type="float">
            <text:p>112.8440568785</text:p>
          </table:table-cell>
        </table:table-row>
        <table:table-row table:style-name="ro1">
          <table:table-cell office:value-type="float" office:value="275200.000004898" calcext:value-type="float">
            <text:p>275200.000004898</text:p>
          </table:table-cell>
          <table:table-cell office:value-type="float" office:value="110.844306880964" calcext:value-type="float">
            <text:p>110.844306881</text:p>
          </table:table-cell>
        </table:table-row>
        <table:table-row table:style-name="ro1">
          <table:table-cell office:value-type="float" office:value="276000.000002151" calcext:value-type="float">
            <text:p>276000.000002151</text:p>
          </table:table-cell>
          <table:table-cell office:value-type="float" office:value="108.84455687846" calcext:value-type="float">
            <text:p>108.8445568785</text:p>
          </table:table-cell>
        </table:table-row>
        <table:table-row table:style-name="ro1">
          <table:table-cell office:value-type="float" office:value="276799.999999403" calcext:value-type="float">
            <text:p>276799.999999403</text:p>
          </table:table-cell>
          <table:table-cell office:value-type="float" office:value="106.844806880948" calcext:value-type="float">
            <text:p>106.8448068809</text:p>
          </table:table-cell>
        </table:table-row>
        <table:table-row table:style-name="ro1">
          <table:table-cell office:value-type="float" office:value="277599.999996656" calcext:value-type="float">
            <text:p>277599.999996656</text:p>
          </table:table-cell>
          <table:table-cell office:value-type="float" office:value="104.845056863428" calcext:value-type="float">
            <text:p>104.8450568634</text:p>
          </table:table-cell>
        </table:table-row>
        <table:table-row table:style-name="ro1">
          <table:table-cell office:value-type="float" office:value="278399.999993908" calcext:value-type="float">
            <text:p>278399.999993908</text:p>
          </table:table-cell>
          <table:table-cell office:value-type="float" office:value="102.845306880902" calcext:value-type="float">
            <text:p>102.8453068809</text:p>
          </table:table-cell>
        </table:table-row>
        <table:table-row table:style-name="ro1">
          <table:table-cell office:value-type="float" office:value="279199.999991161" calcext:value-type="float">
            <text:p>279199.999991161</text:p>
          </table:table-cell>
          <table:table-cell office:value-type="float" office:value="100.845556868369" calcext:value-type="float">
            <text:p>100.8455568684</text:p>
          </table:table-cell>
        </table:table-row>
        <table:table-row table:style-name="ro1">
          <table:table-cell office:value-type="float" office:value="279999.999988414" calcext:value-type="float">
            <text:p>279999.999988414</text:p>
          </table:table-cell>
          <table:table-cell office:value-type="float" office:value="98.8458068758278" calcext:value-type="float">
            <text:p>98.8458068758</text:p>
          </table:table-cell>
        </table:table-row>
        <table:table-row table:style-name="ro1">
          <table:table-cell office:value-type="float" office:value="280799.999985666" calcext:value-type="float">
            <text:p>280799.999985666</text:p>
          </table:table-cell>
          <table:table-cell office:value-type="float" office:value="96.8460568782799" calcext:value-type="float">
            <text:p>96.8460568783</text:p>
          </table:table-cell>
        </table:table-row>
        <table:table-row table:style-name="ro1">
          <table:table-cell office:value-type="float" office:value="281599.999982919" calcext:value-type="float">
            <text:p>281599.999982919</text:p>
          </table:table-cell>
          <table:table-cell office:value-type="float" office:value="94.8463068807248" calcext:value-type="float">
            <text:p>94.8463068807</text:p>
          </table:table-cell>
        </table:table-row>
        <table:table-row table:style-name="ro1">
          <table:table-cell office:value-type="float" office:value="282399.999980171" calcext:value-type="float">
            <text:p>282399.999980171</text:p>
          </table:table-cell>
          <table:table-cell office:value-type="float" office:value="92.8465568781625" calcext:value-type="float">
            <text:p>92.8465568782</text:p>
          </table:table-cell>
        </table:table-row>
        <table:table-row table:style-name="ro1">
          <table:table-cell office:value-type="float" office:value="283199.999977424" calcext:value-type="float">
            <text:p>283199.999977424</text:p>
          </table:table-cell>
          <table:table-cell office:value-type="float" office:value="90.846806880593" calcext:value-type="float">
            <text:p>90.8468068806</text:p>
          </table:table-cell>
        </table:table-row>
        <table:table-row table:style-name="ro1">
          <table:table-cell office:value-type="float" office:value="283999.999974677" calcext:value-type="float">
            <text:p>283999.999974677</text:p>
          </table:table-cell>
          <table:table-cell office:value-type="float" office:value="88.8470568780163" calcext:value-type="float">
            <text:p>88.847056878</text:p>
          </table:table-cell>
        </table:table-row>
        <table:table-row table:style-name="ro1">
          <table:table-cell office:value-type="float" office:value="284799.999971929" calcext:value-type="float">
            <text:p>284799.999971929</text:p>
          </table:table-cell>
          <table:table-cell office:value-type="float" office:value="86.8473068804324" calcext:value-type="float">
            <text:p>86.8473068804</text:p>
          </table:table-cell>
        </table:table-row>
        <table:table-row table:style-name="ro1">
          <table:table-cell office:value-type="float" office:value="285599.999969182" calcext:value-type="float">
            <text:p>285599.999969182</text:p>
          </table:table-cell>
          <table:table-cell office:value-type="float" office:value="84.8475568628414" calcext:value-type="float">
            <text:p>84.8475568628</text:p>
          </table:table-cell>
        </table:table-row>
        <table:table-row table:style-name="ro1">
          <table:table-cell office:value-type="float" office:value="286399.999966434" calcext:value-type="float">
            <text:p>286399.999966434</text:p>
          </table:table-cell>
          <table:table-cell office:value-type="float" office:value="82.8478068802431" calcext:value-type="float">
            <text:p>82.8478068802</text:p>
          </table:table-cell>
        </table:table-row>
        <table:table-row table:style-name="ro1">
          <table:table-cell office:value-type="float" office:value="287199.999963687" calcext:value-type="float">
            <text:p>287199.999963687</text:p>
          </table:table-cell>
          <table:table-cell office:value-type="float" office:value="80.8480568676377" calcext:value-type="float">
            <text:p>80.8480568676</text:p>
          </table:table-cell>
        </table:table-row>
        <table:table-row table:style-name="ro1">
          <table:table-cell office:value-type="float" office:value="287999.99996094" calcext:value-type="float">
            <text:p>287999.99996094</text:p>
          </table:table-cell>
          <table:table-cell office:value-type="float" office:value="78.8483068750251" calcext:value-type="float">
            <text:p>78.848306875</text:p>
          </table:table-cell>
        </table:table-row>
        <table:table-row table:style-name="ro1">
          <table:table-cell office:value-type="float" office:value="288799.999958192" calcext:value-type="float">
            <text:p>288799.999958192</text:p>
          </table:table-cell>
          <table:table-cell office:value-type="float" office:value="76.8485568774053" calcext:value-type="float">
            <text:p>76.8485568774</text:p>
          </table:table-cell>
        </table:table-row>
        <table:table-row table:style-name="ro1">
          <table:table-cell office:value-type="float" office:value="289599.999955445" calcext:value-type="float">
            <text:p>289599.999955445</text:p>
          </table:table-cell>
          <table:table-cell office:value-type="float" office:value="74.8488068797783" calcext:value-type="float">
            <text:p>74.8488068798</text:p>
          </table:table-cell>
        </table:table-row>
        <table:table-row table:style-name="ro1">
          <table:table-cell office:value-type="float" office:value="290399.999952697" calcext:value-type="float">
            <text:p>290399.999952697</text:p>
          </table:table-cell>
          <table:table-cell office:value-type="float" office:value="72.8490568771441" calcext:value-type="float">
            <text:p>72.8490568771</text:p>
          </table:table-cell>
        </table:table-row>
        <table:table-row table:style-name="ro1">
          <table:table-cell office:value-type="float" office:value="291199.99994995" calcext:value-type="float">
            <text:p>291199.99994995</text:p>
          </table:table-cell>
          <table:table-cell office:value-type="float" office:value="70.8493068795027" calcext:value-type="float">
            <text:p>70.8493068795</text:p>
          </table:table-cell>
        </table:table-row>
        <table:table-row table:style-name="ro1">
          <table:table-cell office:value-type="float" office:value="291999.999947203" calcext:value-type="float">
            <text:p>291999.999947203</text:p>
          </table:table-cell>
          <table:table-cell office:value-type="float" office:value="68.8495568768541" calcext:value-type="float">
            <text:p>68.8495568769</text:p>
          </table:table-cell>
        </table:table-row>
        <table:table-row table:style-name="ro1">
          <table:table-cell office:value-type="float" office:value="292799.999944455" calcext:value-type="float">
            <text:p>292799.999944455</text:p>
          </table:table-cell>
          <table:table-cell office:value-type="float" office:value="66.8498068791984" calcext:value-type="float">
            <text:p>66.8498068792</text:p>
          </table:table-cell>
        </table:table-row>
        <table:table-row table:style-name="ro1">
          <table:table-cell office:value-type="float" office:value="293599.999941708" calcext:value-type="float">
            <text:p>293599.999941708</text:p>
          </table:table-cell>
          <table:table-cell office:value-type="float" office:value="64.8500568615354" calcext:value-type="float">
            <text:p>64.8500568615</text:p>
          </table:table-cell>
        </table:table-row>
        <table:table-row table:style-name="ro1">
          <table:table-cell office:value-type="float" office:value="294399.99993896" calcext:value-type="float">
            <text:p>294399.99993896</text:p>
          </table:table-cell>
          <table:table-cell office:value-type="float" office:value="62.8503068788653" calcext:value-type="float">
            <text:p>62.8503068789</text:p>
          </table:table-cell>
        </table:table-row>
        <table:table-row table:style-name="ro1">
          <table:table-cell office:value-type="float" office:value="295199.999936213" calcext:value-type="float">
            <text:p>295199.999936213</text:p>
          </table:table-cell>
          <table:table-cell office:value-type="float" office:value="60.850556866188" calcext:value-type="float">
            <text:p>60.8505568662</text:p>
          </table:table-cell>
        </table:table-row>
        <table:table-row table:style-name="ro1">
          <table:table-cell office:value-type="float" office:value="295999.999933466" calcext:value-type="float">
            <text:p>295999.999933466</text:p>
          </table:table-cell>
          <table:table-cell office:value-type="float" office:value="58.8508068735035" calcext:value-type="float">
            <text:p>58.8508068735</text:p>
          </table:table-cell>
        </table:table-row>
        <table:table-row table:style-name="ro1">
          <table:table-cell office:value-type="float" office:value="296799.999930718" calcext:value-type="float">
            <text:p>296799.999930718</text:p>
          </table:table-cell>
          <table:table-cell office:value-type="float" office:value="56.8510568758117" calcext:value-type="float">
            <text:p>56.8510568758</text:p>
          </table:table-cell>
        </table:table-row>
        <table:table-row table:style-name="ro1">
          <table:table-cell office:value-type="float" office:value="297599.999927971" calcext:value-type="float">
            <text:p>297599.999927971</text:p>
          </table:table-cell>
          <table:table-cell office:value-type="float" office:value="54.8513068781128" calcext:value-type="float">
            <text:p>54.8513068781</text:p>
          </table:table-cell>
        </table:table-row>
        <table:table-row table:style-name="ro1">
          <table:table-cell office:value-type="float" office:value="298399.999925223" calcext:value-type="float">
            <text:p>298399.999925223</text:p>
          </table:table-cell>
          <table:table-cell office:value-type="float" office:value="52.8515568754067" calcext:value-type="float">
            <text:p>52.8515568754</text:p>
          </table:table-cell>
        </table:table-row>
        <table:table-row table:style-name="ro1">
          <table:table-cell office:value-type="float" office:value="299199.999922476" calcext:value-type="float">
            <text:p>299199.999922476</text:p>
          </table:table-cell>
          <table:table-cell office:value-type="float" office:value="50.8518068776935" calcext:value-type="float">
            <text:p>50.8518068777</text:p>
          </table:table-cell>
        </table:table-row>
        <table:table-row table:style-name="ro1">
          <table:table-cell office:value-type="float" office:value="299999.999919729" calcext:value-type="float">
            <text:p>299999.999919729</text:p>
          </table:table-cell>
          <table:table-cell office:value-type="float" office:value="48.8520568749731" calcext:value-type="float">
            <text:p>48.852056875</text:p>
          </table:table-cell>
        </table:table-row>
        <table:table-row table:style-name="ro1">
          <table:table-cell office:value-type="float" office:value="300799.999916981" calcext:value-type="float">
            <text:p>300799.999916981</text:p>
          </table:table-cell>
          <table:table-cell office:value-type="float" office:value="46.8523068772454" calcext:value-type="float">
            <text:p>46.8523068772</text:p>
          </table:table-cell>
        </table:table-row>
        <table:table-row table:style-name="ro1">
          <table:table-cell office:value-type="float" office:value="301599.999914234" calcext:value-type="float">
            <text:p>301599.999914234</text:p>
          </table:table-cell>
          <table:table-cell office:value-type="float" office:value="44.8525568595105" calcext:value-type="float">
            <text:p>44.8525568595</text:p>
          </table:table-cell>
        </table:table-row>
        <table:table-row table:style-name="ro1">
          <table:table-cell office:value-type="float" office:value="302399.999911486" calcext:value-type="float">
            <text:p>302399.999911486</text:p>
          </table:table-cell>
          <table:table-cell office:value-type="float" office:value="42.8528068767685" calcext:value-type="float">
            <text:p>42.8528068768</text:p>
          </table:table-cell>
        </table:table-row>
        <table:table-row table:style-name="ro1">
          <table:table-cell office:value-type="float" office:value="303199.999908739" calcext:value-type="float">
            <text:p>303199.999908739</text:p>
          </table:table-cell>
          <table:table-cell office:value-type="float" office:value="40.8530568640193" calcext:value-type="float">
            <text:p>40.853056864</text:p>
          </table:table-cell>
        </table:table-row>
        <table:table-row table:style-name="ro1">
          <table:table-cell office:value-type="float" office:value="303999.999905992" calcext:value-type="float">
            <text:p>303999.999905992</text:p>
          </table:table-cell>
          <table:table-cell office:value-type="float" office:value="38.8533068712629" calcext:value-type="float">
            <text:p>38.8533068713</text:p>
          </table:table-cell>
        </table:table-row>
        <table:table-row table:style-name="ro1">
          <table:table-cell office:value-type="float" office:value="304799.999903244" calcext:value-type="float">
            <text:p>304799.999903244</text:p>
          </table:table-cell>
          <table:table-cell office:value-type="float" office:value="36.8535568734993" calcext:value-type="float">
            <text:p>36.8535568735</text:p>
          </table:table-cell>
        </table:table-row>
        <table:table-row table:style-name="ro1">
          <table:table-cell office:value-type="float" office:value="305599.999900497" calcext:value-type="float">
            <text:p>305599.999900497</text:p>
          </table:table-cell>
          <table:table-cell office:value-type="float" office:value="34.8538068757285" calcext:value-type="float">
            <text:p>34.8538068757</text:p>
          </table:table-cell>
        </table:table-row>
        <table:table-row table:style-name="ro1">
          <table:table-cell office:value-type="float" office:value="306399.999897749" calcext:value-type="float">
            <text:p>306399.999897749</text:p>
          </table:table-cell>
          <table:table-cell office:value-type="float" office:value="32.8540568729506" calcext:value-type="float">
            <text:p>32.854056873</text:p>
          </table:table-cell>
        </table:table-row>
        <table:table-row table:style-name="ro1">
          <table:table-cell office:value-type="float" office:value="307199.999895002" calcext:value-type="float">
            <text:p>307199.999895002</text:p>
          </table:table-cell>
          <table:table-cell office:value-type="float" office:value="30.8543068751655" calcext:value-type="float">
            <text:p>30.8543068752</text:p>
          </table:table-cell>
        </table:table-row>
        <table:table-row table:style-name="ro1">
          <table:table-cell office:value-type="float" office:value="307999.999892255" calcext:value-type="float">
            <text:p>307999.999892255</text:p>
          </table:table-cell>
          <table:table-cell office:value-type="float" office:value="28.8545568723732" calcext:value-type="float">
            <text:p>28.8545568724</text:p>
          </table:table-cell>
        </table:table-row>
        <table:table-row table:style-name="ro1">
          <table:table-cell office:value-type="float" office:value="308799.999889507" calcext:value-type="float">
            <text:p>308799.999889507</text:p>
          </table:table-cell>
          <table:table-cell office:value-type="float" office:value="26.8548068745736" calcext:value-type="float">
            <text:p>26.8548068746</text:p>
          </table:table-cell>
        </table:table-row>
        <table:table-row table:style-name="ro1">
          <table:table-cell office:value-type="float" office:value="309599.99988676" calcext:value-type="float">
            <text:p>309599.99988676</text:p>
          </table:table-cell>
          <table:table-cell office:value-type="float" office:value="24.8550568567669" calcext:value-type="float">
            <text:p>24.8550568568</text:p>
          </table:table-cell>
        </table:table-row>
        <table:table-row table:style-name="ro1">
          <table:table-cell office:value-type="float" office:value="310399.999884012" calcext:value-type="float">
            <text:p>310399.999884012</text:p>
          </table:table-cell>
          <table:table-cell office:value-type="float" office:value="22.855306878953" calcext:value-type="float">
            <text:p>22.855306879</text:p>
          </table:table-cell>
        </table:table-row>
        <table:table-row table:style-name="ro1">
          <table:table-cell office:value-type="float" office:value="311199.999881265" calcext:value-type="float">
            <text:p>311199.999881265</text:p>
          </table:table-cell>
          <table:table-cell office:value-type="float" office:value="20.8555568661319" calcext:value-type="float">
            <text:p>20.8555568661</text:p>
          </table:table-cell>
        </table:table-row>
        <table:table-row table:style-name="ro1">
          <table:table-cell office:value-type="float" office:value="311999.999878518" calcext:value-type="float">
            <text:p>311999.999878518</text:p>
          </table:table-cell>
          <table:table-cell office:value-type="float" office:value="18.8558068733036" calcext:value-type="float">
            <text:p>18.8558068733</text:p>
          </table:table-cell>
        </table:table-row>
        <table:table-row table:style-name="ro1">
          <table:table-cell office:value-type="float" office:value="312799.99987577" calcext:value-type="float">
            <text:p>312799.99987577</text:p>
          </table:table-cell>
          <table:table-cell office:value-type="float" office:value="16.8560568754681" calcext:value-type="float">
            <text:p>16.8560568755</text:p>
          </table:table-cell>
        </table:table-row>
        <table:table-row table:style-name="ro1">
          <table:table-cell office:value-type="float" office:value="313599.999873023" calcext:value-type="float">
            <text:p>313599.999873023</text:p>
          </table:table-cell>
          <table:table-cell office:value-type="float" office:value="14.8563068776255" calcext:value-type="float">
            <text:p>14.8563068776</text:p>
          </table:table-cell>
        </table:table-row>
        <table:table-row table:style-name="ro1">
          <table:table-cell office:value-type="float" office:value="314399.999870275" calcext:value-type="float">
            <text:p>314399.999870275</text:p>
          </table:table-cell>
          <table:table-cell office:value-type="float" office:value="12.8565568747756" calcext:value-type="float">
            <text:p>12.8565568748</text:p>
          </table:table-cell>
        </table:table-row>
        <table:table-row table:style-name="ro1">
          <table:table-cell office:value-type="float" office:value="315199.999867528" calcext:value-type="float">
            <text:p>315199.999867528</text:p>
          </table:table-cell>
          <table:table-cell office:value-type="float" office:value="10.8568068769185" calcext:value-type="float">
            <text:p>10.8568068769</text:p>
          </table:table-cell>
        </table:table-row>
        <table:table-row table:style-name="ro1">
          <table:table-cell office:value-type="float" office:value="315999.999864781" calcext:value-type="float">
            <text:p>315999.999864781</text:p>
          </table:table-cell>
          <table:table-cell office:value-type="float" office:value="8.85705687405429" calcext:value-type="float">
            <text:p>8.8570568741</text:p>
          </table:table-cell>
        </table:table-row>
        <table:table-row table:style-name="ro1">
          <table:table-cell office:value-type="float" office:value="316799.999862033" calcext:value-type="float">
            <text:p>316799.999862033</text:p>
          </table:table-cell>
          <table:table-cell office:value-type="float" office:value="6.85730687618288" calcext:value-type="float">
            <text:p>6.8573068762</text:p>
          </table:table-cell>
        </table:table-row>
        <table:table-row table:style-name="ro1">
          <table:table-cell office:value-type="float" office:value="317599.999859286" calcext:value-type="float">
            <text:p>317599.999859286</text:p>
          </table:table-cell>
          <table:table-cell office:value-type="float" office:value="4.85755685830426" calcext:value-type="float">
            <text:p>4.8575568583</text:p>
          </table:table-cell>
        </table:table-row>
        <table:table-row table:style-name="ro1">
          <table:table-cell office:value-type="float" office:value="318399.999856538" calcext:value-type="float">
            <text:p>318399.999856538</text:p>
          </table:table-cell>
          <table:table-cell office:value-type="float" office:value="2.85780688041846" calcext:value-type="float">
            <text:p>2.8578068804</text:p>
          </table:table-cell>
        </table:table-row>
        <table:table-row table:style-name="ro1">
          <table:table-cell office:value-type="float" office:value="319199.999853791" calcext:value-type="float">
            <text:p>319199.999853791</text:p>
          </table:table-cell>
          <table:table-cell office:value-type="float" office:value="0.858056867525471" calcext:value-type="float">
            <text:p>0.8580568675</text:p>
          </table:table-cell>
        </table:table-row>
        <table:table-row table:style-name="ro1">
          <table:table-cell office:value-type="float" office:value="319543.271852612" calcext:value-type="float">
            <text:p>319543.271852612</text:p>
          </table:table-cell>
          <table:table-cell office:value-type="float" office:value="-0.0000158490995675276" calcext:value-type="float">
            <text:p>-1.58490995675276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4T09:52:26.234604772</dc:date>
    <meta:editing-duration>PT32S</meta:editing-duration>
    <meta:editing-cycles>1</meta:editing-cycles>
    <meta:document-statistic meta:table-count="1" meta:cell-count="800" meta:object-count="1"/>
    <meta:generator>LibreOffice/5.1.2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legend chart:legend-position="end" svg:x="13.904cm" svg:y="3.955cm" style:legend-expansion="high" chart:style-name="ch2"/>
        <chart:plot-area chart:style-name="ch3" table:cell-range-address="myrep2a.A1:myrep2a.B400" svg:x="0.32cm" svg:y="0.18cm" svg:width="13.264cm" svg:height="8.646cm">
          <chartooo:coordinate-region svg:x="1.603cm" svg:y="0.38cm" svg:width="11.76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rep2a.A1:myrep2a.A400" chart:class="chart:line">
            <chart:data-point chart:repeated="400"/>
          </chart:series>
          <chart:series chart:style-name="ch7" chart:values-cell-range-address="myrep2a.B1:myrep2a.B400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.000000000907">
                <text:p>800.000000000907</text:p>
                <draw:g>
                  <svg:desc>myrep2a.A1:myrep2a.A400</svg:desc>
                </draw:g>
              </table:table-cell>
              <table:table-cell office:value-type="float" office:value="99995.0966259667">
                <text:p>99995.0966259667</text:p>
                <draw:g>
                  <svg:desc>myrep2a.B1:myrep2a.B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.00000000473">
                <text:p>1600.00000000473</text:p>
              </table:table-cell>
              <table:table-cell office:value-type="float" office:value="99980.3866019335">
                <text:p>99980.3866019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99.99999999854">
                <text:p>2399.99999999854</text:p>
              </table:table-cell>
              <table:table-cell office:value-type="float" office:value="99955.8699279002">
                <text:p>99955.8699279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99.99999997962">
                <text:p>3199.99999997962</text:p>
              </table:table-cell>
              <table:table-cell office:value-type="float" office:value="99921.5466038667">
                <text:p>99921.5466038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9.99999996071">
                <text:p>3999.99999996071</text:p>
              </table:table-cell>
              <table:table-cell office:value-type="float" office:value="99877.4166298331">
                <text:p>99877.4166298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99.99999994179">
                <text:p>4799.99999994179</text:p>
              </table:table-cell>
              <table:table-cell office:value-type="float" office:value="99823.4800057993">
                <text:p>99823.4800057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9.99999992287">
                <text:p>5599.99999992287</text:p>
              </table:table-cell>
              <table:table-cell office:value-type="float" office:value="99759.7367317654">
                <text:p>99759.7367317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99.99999990396">
                <text:p>6399.99999990396</text:p>
              </table:table-cell>
              <table:table-cell office:value-type="float" office:value="99686.1868077313">
                <text:p>99686.1868077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99.99999988504">
                <text:p>7199.99999988504</text:p>
              </table:table-cell>
              <table:table-cell office:value-type="float" office:value="99602.8302336971">
                <text:p>99602.8302336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99.99999986612">
                <text:p>7999.99999986612</text:p>
              </table:table-cell>
              <table:table-cell office:value-type="float" office:value="99509.6670096628">
                <text:p>99509.6670096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99.9999998472">
                <text:p>8799.9999998472</text:p>
              </table:table-cell>
              <table:table-cell office:value-type="float" office:value="99406.6971356283">
                <text:p>99406.6971356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99.99999982829">
                <text:p>9599.99999982829</text:p>
              </table:table-cell>
              <table:table-cell office:value-type="float" office:value="99293.9206115937">
                <text:p>99293.9206115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99.9999998094">
                <text:p>10399.9999998094</text:p>
              </table:table-cell>
              <table:table-cell office:value-type="float" office:value="99171.3374375589">
                <text:p>99171.3374375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99.9999997905">
                <text:p>11199.9999997905</text:p>
              </table:table-cell>
              <table:table-cell office:value-type="float" office:value="99038.9476135246">
                <text:p>99038.9476135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99.9999997715">
                <text:p>11999.9999997715</text:p>
              </table:table-cell>
              <table:table-cell office:value-type="float" office:value="98896.7511394916">
                <text:p>98896.7511394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99.9999997526">
                <text:p>12799.9999997526</text:p>
              </table:table-cell>
              <table:table-cell office:value-type="float" office:value="98744.7480154599">
                <text:p>98744.74801545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99.9999997337">
                <text:p>13599.9999997337</text:p>
              </table:table-cell>
              <table:table-cell office:value-type="float" office:value="98582.9382414295">
                <text:p>98582.9382414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99.9999997148">
                <text:p>14399.9999997148</text:p>
              </table:table-cell>
              <table:table-cell office:value-type="float" office:value="98411.3218174003">
                <text:p>98411.3218174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99.9999996959">
                <text:p>15199.9999996959</text:p>
              </table:table-cell>
              <table:table-cell office:value-type="float" office:value="98229.8987433724">
                <text:p>98229.8987433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99.9999996769">
                <text:p>15999.9999996769</text:p>
              </table:table-cell>
              <table:table-cell office:value-type="float" office:value="98038.6690193458">
                <text:p>98038.6690193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99.9999997526">
                <text:p>16799.9999997526</text:p>
              </table:table-cell>
              <table:table-cell office:value-type="float" office:value="97837.6326453204">
                <text:p>97837.6326453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99.9999999156">
                <text:p>17599.9999999156</text:p>
              </table:table-cell>
              <table:table-cell office:value-type="float" office:value="97626.7896212964">
                <text:p>97626.7896212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00.0000000786">
                <text:p>18400.0000000786</text:p>
              </table:table-cell>
              <table:table-cell office:value-type="float" office:value="97406.1399472736">
                <text:p>97406.1399472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00.0000002416">
                <text:p>19200.0000002416</text:p>
              </table:table-cell>
              <table:table-cell office:value-type="float" office:value="97175.6836232521">
                <text:p>97175.6836232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0.0000004045">
                <text:p>20000.0000004045</text:p>
              </table:table-cell>
              <table:table-cell office:value-type="float" office:value="96935.4206492319">
                <text:p>96935.42064923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00.0000005675">
                <text:p>20800.0000005675</text:p>
              </table:table-cell>
              <table:table-cell office:value-type="float" office:value="96685.3510252129">
                <text:p>96685.3510252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600.0000007305">
                <text:p>21600.0000007305</text:p>
              </table:table-cell>
              <table:table-cell office:value-type="float" office:value="96425.4747511941">
                <text:p>96425.4747511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400.0000008935">
                <text:p>22400.0000008935</text:p>
              </table:table-cell>
              <table:table-cell office:value-type="float" office:value="96155.7918271737">
                <text:p>96155.7918271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200.0000010565">
                <text:p>23200.0000010565</text:p>
              </table:table-cell>
              <table:table-cell office:value-type="float" office:value="95876.3022531518">
                <text:p>95876.3022531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00.0000012194">
                <text:p>24000.0000012194</text:p>
              </table:table-cell>
              <table:table-cell office:value-type="float" office:value="95587.0060291283">
                <text:p>95587.00602912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800.0000013824">
                <text:p>24800.0000013824</text:p>
              </table:table-cell>
              <table:table-cell office:value-type="float" office:value="95287.9031551033">
                <text:p>95287.9031551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600.0000015454">
                <text:p>25600.0000015454</text:p>
              </table:table-cell>
              <table:table-cell office:value-type="float" office:value="94978.9936310766">
                <text:p>94978.99363107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400.0000017084">
                <text:p>26400.0000017084</text:p>
              </table:table-cell>
              <table:table-cell office:value-type="float" office:value="94660.2774570485">
                <text:p>94660.2774570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00.0000018714">
                <text:p>27200.0000018714</text:p>
              </table:table-cell>
              <table:table-cell office:value-type="float" office:value="94331.7546330187">
                <text:p>94331.7546330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000.0000020344">
                <text:p>28000.0000020344</text:p>
              </table:table-cell>
              <table:table-cell office:value-type="float" office:value="93993.4251589874">
                <text:p>93993.4251589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800.0000021973">
                <text:p>28800.0000021973</text:p>
              </table:table-cell>
              <table:table-cell office:value-type="float" office:value="93645.2890349545">
                <text:p>93645.28903495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600.0000023603">
                <text:p>29600.0000023603</text:p>
              </table:table-cell>
              <table:table-cell office:value-type="float" office:value="93287.3462609201">
                <text:p>93287.34626092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400.0000025233">
                <text:p>30400.0000025233</text:p>
              </table:table-cell>
              <table:table-cell office:value-type="float" office:value="92919.5968368841">
                <text:p>92919.59683688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200.0000026863">
                <text:p>31200.0000026863</text:p>
              </table:table-cell>
              <table:table-cell office:value-type="float" office:value="92542.0407628465">
                <text:p>92542.0407628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00.0000028493">
                <text:p>32000.0000028493</text:p>
              </table:table-cell>
              <table:table-cell office:value-type="float" office:value="92154.6780388074">
                <text:p>92154.67803880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00.0000030122">
                <text:p>32800.0000030122</text:p>
              </table:table-cell>
              <table:table-cell office:value-type="float" office:value="91757.5086647667">
                <text:p>91757.5086647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600.0000031752">
                <text:p>33600.0000031752</text:p>
              </table:table-cell>
              <table:table-cell office:value-type="float" office:value="91350.5326407244">
                <text:p>91350.53264072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400.0000033382">
                <text:p>34400.0000033382</text:p>
              </table:table-cell>
              <table:table-cell office:value-type="float" office:value="90933.7499666805">
                <text:p>90933.74996668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00.0000035012">
                <text:p>35200.0000035012</text:p>
              </table:table-cell>
              <table:table-cell office:value-type="float" office:value="90507.1606426351">
                <text:p>90507.16064263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000.0000036642">
                <text:p>36000.0000036642</text:p>
              </table:table-cell>
              <table:table-cell office:value-type="float" office:value="90070.7646685882">
                <text:p>90070.76466858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800.0000038271">
                <text:p>36800.0000038271</text:p>
              </table:table-cell>
              <table:table-cell office:value-type="float" office:value="89624.5620445396">
                <text:p>89624.5620445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600.0000039901">
                <text:p>37600.0000039901</text:p>
              </table:table-cell>
              <table:table-cell office:value-type="float" office:value="89168.5527704895">
                <text:p>89168.55277048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400.0000041531">
                <text:p>38400.0000041531</text:p>
              </table:table-cell>
              <table:table-cell office:value-type="float" office:value="88702.7368464379">
                <text:p>88702.73684643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200.0000043161">
                <text:p>39200.0000043161</text:p>
              </table:table-cell>
              <table:table-cell office:value-type="float" office:value="88227.1142723847">
                <text:p>88227.11427238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00.0000044791">
                <text:p>40000.0000044791</text:p>
              </table:table-cell>
              <table:table-cell office:value-type="float" office:value="87741.6850483299">
                <text:p>87741.6850483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800.0000046421">
                <text:p>40800.0000046421</text:p>
              </table:table-cell>
              <table:table-cell office:value-type="float" office:value="87246.4491742735">
                <text:p>87246.44917427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600.000004805">
                <text:p>41600.000004805</text:p>
              </table:table-cell>
              <table:table-cell office:value-type="float" office:value="86741.4066502156">
                <text:p>86741.40665021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400.000004968">
                <text:p>42400.000004968</text:p>
              </table:table-cell>
              <table:table-cell office:value-type="float" office:value="86226.5574761579">
                <text:p>86226.55747615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200.000005131">
                <text:p>43200.000005131</text:p>
              </table:table-cell>
              <table:table-cell office:value-type="float" office:value="85701.9016521042">
                <text:p>85701.9016521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000.000005294">
                <text:p>44000.000005294</text:p>
              </table:table-cell>
              <table:table-cell office:value-type="float" office:value="85167.4391780546">
                <text:p>85167.43917805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00.000005457">
                <text:p>44800.000005457</text:p>
              </table:table-cell>
              <table:table-cell office:value-type="float" office:value="84623.1700540091">
                <text:p>84623.1700540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600.0000056199">
                <text:p>45600.0000056199</text:p>
              </table:table-cell>
              <table:table-cell office:value-type="float" office:value="84069.0942799678">
                <text:p>84069.0942799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400.0000057829">
                <text:p>46400.0000057829</text:p>
              </table:table-cell>
              <table:table-cell office:value-type="float" office:value="83505.2118559305">
                <text:p>83505.2118559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200.0000059459">
                <text:p>47200.0000059459</text:p>
              </table:table-cell>
              <table:table-cell office:value-type="float" office:value="82931.5227818974">
                <text:p>82931.52278189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000.0000061089">
                <text:p>48000.0000061089</text:p>
              </table:table-cell>
              <table:table-cell office:value-type="float" office:value="82348.0270578684">
                <text:p>82348.02705786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800.0000062719">
                <text:p>48800.0000062719</text:p>
              </table:table-cell>
              <table:table-cell office:value-type="float" office:value="81754.7246838435">
                <text:p>81754.72468384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600.0000064349">
                <text:p>49600.0000064349</text:p>
              </table:table-cell>
              <table:table-cell office:value-type="float" office:value="81151.6156598228">
                <text:p>81151.6156598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400.0000065978">
                <text:p>50400.0000065978</text:p>
              </table:table-cell>
              <table:table-cell office:value-type="float" office:value="80538.6999858062">
                <text:p>80538.69998580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200.0000067608">
                <text:p>51200.0000067608</text:p>
              </table:table-cell>
              <table:table-cell office:value-type="float" office:value="79915.9776617937">
                <text:p>79915.9776617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000.0000069238">
                <text:p>52000.0000069238</text:p>
              </table:table-cell>
              <table:table-cell office:value-type="float" office:value="79283.4486877853">
                <text:p>79283.44868778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800.0000070868">
                <text:p>52800.0000070868</text:p>
              </table:table-cell>
              <table:table-cell office:value-type="float" office:value="78641.113063781">
                <text:p>78641.1130637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600.0000072498">
                <text:p>53600.0000072498</text:p>
              </table:table-cell>
              <table:table-cell office:value-type="float" office:value="77988.9707897808">
                <text:p>77988.9707897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400.0000074127">
                <text:p>54400.0000074127</text:p>
              </table:table-cell>
              <table:table-cell office:value-type="float" office:value="77327.0218657848">
                <text:p>77327.02186578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200.0000075757">
                <text:p>55200.0000075757</text:p>
              </table:table-cell>
              <table:table-cell office:value-type="float" office:value="76655.2662917929">
                <text:p>76655.26629179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000.0000077387">
                <text:p>56000.0000077387</text:p>
              </table:table-cell>
              <table:table-cell office:value-type="float" office:value="75973.7040678051">
                <text:p>75973.70406780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800.0000079017">
                <text:p>56800.0000079017</text:p>
              </table:table-cell>
              <table:table-cell office:value-type="float" office:value="75282.3351938214">
                <text:p>75282.33519382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600.0000080647">
                <text:p>57600.0000080647</text:p>
              </table:table-cell>
              <table:table-cell office:value-type="float" office:value="74581.1596698418">
                <text:p>74581.15966984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400.0000082277">
                <text:p>58400.0000082277</text:p>
              </table:table-cell>
              <table:table-cell office:value-type="float" office:value="73870.1774958664">
                <text:p>73870.17749586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200.0000083906">
                <text:p>59200.0000083906</text:p>
              </table:table-cell>
              <table:table-cell office:value-type="float" office:value="73149.3886718951">
                <text:p>73149.38867189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000.0000085536">
                <text:p>60000.0000085536</text:p>
              </table:table-cell>
              <table:table-cell office:value-type="float" office:value="72418.7931979279">
                <text:p>72418.79319792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800.0000087166">
                <text:p>60800.0000087166</text:p>
              </table:table-cell>
              <table:table-cell office:value-type="float" office:value="71678.3910739648">
                <text:p>71678.39107396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600.0000088796">
                <text:p>61600.0000088796</text:p>
              </table:table-cell>
              <table:table-cell office:value-type="float" office:value="70928.1823000058">
                <text:p>70928.18230000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400.0000090426">
                <text:p>62400.0000090426</text:p>
              </table:table-cell>
              <table:table-cell office:value-type="float" office:value="70168.166876051">
                <text:p>70168.1668760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200.0000092055">
                <text:p>63200.0000092055</text:p>
              </table:table-cell>
              <table:table-cell office:value-type="float" office:value="69398.3448021003">
                <text:p>69398.3448021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000.0000093685">
                <text:p>64000.0000093685</text:p>
              </table:table-cell>
              <table:table-cell office:value-type="float" office:value="68618.7160781537">
                <text:p>68618.71607815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800.0000095315">
                <text:p>64800.0000095315</text:p>
              </table:table-cell>
              <table:table-cell office:value-type="float" office:value="67829.2807042112">
                <text:p>67829.2807042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600.0000096945">
                <text:p>65600.0000096945</text:p>
              </table:table-cell>
              <table:table-cell office:value-type="float" office:value="67030.0386802728">
                <text:p>67030.03868027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400.0000098575">
                <text:p>66400.0000098575</text:p>
              </table:table-cell>
              <table:table-cell office:value-type="float" office:value="66220.9900063386">
                <text:p>66220.99000633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200.0000100204">
                <text:p>67200.0000100204</text:p>
              </table:table-cell>
              <table:table-cell office:value-type="float" office:value="65402.1346824084">
                <text:p>65402.13468240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000.0000101834">
                <text:p>68000.0000101834</text:p>
              </table:table-cell>
              <table:table-cell office:value-type="float" office:value="64573.4727084824">
                <text:p>64573.4727084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800.0000103464">
                <text:p>68800.0000103464</text:p>
              </table:table-cell>
              <table:table-cell office:value-type="float" office:value="63735.0040845605">
                <text:p>63735.00408456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600.0000105094">
                <text:p>69600.0000105094</text:p>
              </table:table-cell>
              <table:table-cell office:value-type="float" office:value="62886.7288106428">
                <text:p>62886.72881064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400.0000106724">
                <text:p>70400.0000106724</text:p>
              </table:table-cell>
              <table:table-cell office:value-type="float" office:value="62028.6468867291">
                <text:p>62028.64688672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200.0000108353">
                <text:p>71200.0000108353</text:p>
              </table:table-cell>
              <table:table-cell office:value-type="float" office:value="61160.7583128196">
                <text:p>61160.75831281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000.0000109983">
                <text:p>72000.0000109983</text:p>
              </table:table-cell>
              <table:table-cell office:value-type="float" office:value="60283.0630889142">
                <text:p>60283.06308891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800.0000111613">
                <text:p>72800.0000111613</text:p>
              </table:table-cell>
              <table:table-cell office:value-type="float" office:value="59395.5612150129">
                <text:p>59395.56121501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600.0000113243">
                <text:p>73600.0000113243</text:p>
              </table:table-cell>
              <table:table-cell office:value-type="float" office:value="58498.2526911157">
                <text:p>58498.2526911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400.0000114873">
                <text:p>74400.0000114873</text:p>
              </table:table-cell>
              <table:table-cell office:value-type="float" office:value="57591.1375172227">
                <text:p>57591.1375172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200.0000116503">
                <text:p>75200.0000116503</text:p>
              </table:table-cell>
              <table:table-cell office:value-type="float" office:value="56674.2156933338">
                <text:p>56674.21569333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000.0000118132">
                <text:p>76000.0000118132</text:p>
              </table:table-cell>
              <table:table-cell office:value-type="float" office:value="55747.487219449">
                <text:p>55747.4872194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800.0000119762">
                <text:p>76800.0000119762</text:p>
              </table:table-cell>
              <table:table-cell office:value-type="float" office:value="54810.9520955683">
                <text:p>54810.95209556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600.0000121392">
                <text:p>77600.0000121392</text:p>
              </table:table-cell>
              <table:table-cell office:value-type="float" office:value="53864.6103216917">
                <text:p>53864.61032169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400.0000123022">
                <text:p>78400.0000123022</text:p>
              </table:table-cell>
              <table:table-cell office:value-type="float" office:value="52908.4618978192">
                <text:p>52908.46189781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200.0000124652">
                <text:p>79200.0000124652</text:p>
              </table:table-cell>
              <table:table-cell office:value-type="float" office:value="51942.5068239509">
                <text:p>51942.5068239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000.0000126281">
                <text:p>80000.0000126281</text:p>
              </table:table-cell>
              <table:table-cell office:value-type="float" office:value="50966.7451000867">
                <text:p>50966.74510008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800.0000127911">
                <text:p>80800.0000127911</text:p>
              </table:table-cell>
              <table:table-cell office:value-type="float" office:value="49981.1767262266">
                <text:p>49981.17672622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600.0000129541">
                <text:p>81600.0000129541</text:p>
              </table:table-cell>
              <table:table-cell office:value-type="float" office:value="48985.8017023706">
                <text:p>48985.80170237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400.0000131171">
                <text:p>82400.0000131171</text:p>
              </table:table-cell>
              <table:table-cell office:value-type="float" office:value="47980.6200285188">
                <text:p>47980.6200285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200.0000132801">
                <text:p>83200.0000132801</text:p>
              </table:table-cell>
              <table:table-cell office:value-type="float" office:value="46965.631704671">
                <text:p>46965.6317046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000.000013443">
                <text:p>84000.000013443</text:p>
              </table:table-cell>
              <table:table-cell office:value-type="float" office:value="45940.8367308274">
                <text:p>45940.83673082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800.000013606">
                <text:p>84800.000013606</text:p>
              </table:table-cell>
              <table:table-cell office:value-type="float" office:value="44906.2351069879">
                <text:p>44906.23510698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600.000013769">
                <text:p>85600.000013769</text:p>
              </table:table-cell>
              <table:table-cell office:value-type="float" office:value="43861.8268331526">
                <text:p>43861.82683315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400.000013932">
                <text:p>86400.000013932</text:p>
              </table:table-cell>
              <table:table-cell office:value-type="float" office:value="42807.6119093213">
                <text:p>42807.6119093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200.000014095">
                <text:p>87200.000014095</text:p>
              </table:table-cell>
              <table:table-cell office:value-type="float" office:value="41743.5903354942">
                <text:p>41743.59033549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000.000014258">
                <text:p>88000.000014258</text:p>
              </table:table-cell>
              <table:table-cell office:value-type="float" office:value="40669.7621116712">
                <text:p>40669.76211167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800.0000144209">
                <text:p>88800.0000144209</text:p>
              </table:table-cell>
              <table:table-cell office:value-type="float" office:value="39586.1272378523">
                <text:p>39586.12723785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600.0000145839">
                <text:p>89600.0000145839</text:p>
              </table:table-cell>
              <table:table-cell office:value-type="float" office:value="38492.6857140375">
                <text:p>38492.6857140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400.0000147469">
                <text:p>90400.0000147469</text:p>
              </table:table-cell>
              <table:table-cell office:value-type="float" office:value="37389.4375402268">
                <text:p>37389.4375402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1200.0000149099">
                <text:p>91200.0000149099</text:p>
              </table:table-cell>
              <table:table-cell office:value-type="float" office:value="36276.3827164203">
                <text:p>36276.38271642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2000.0000150729">
                <text:p>92000.0000150729</text:p>
              </table:table-cell>
              <table:table-cell office:value-type="float" office:value="35153.5212426179">
                <text:p>35153.52124261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800.0000152358">
                <text:p>92800.0000152358</text:p>
              </table:table-cell>
              <table:table-cell office:value-type="float" office:value="34020.8531188196">
                <text:p>34020.85311881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3600.0000153988">
                <text:p>93600.0000153988</text:p>
              </table:table-cell>
              <table:table-cell office:value-type="float" office:value="32878.3783450254">
                <text:p>32878.37834502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4400.0000155618">
                <text:p>94400.0000155618</text:p>
              </table:table-cell>
              <table:table-cell office:value-type="float" office:value="31726.0969212353">
                <text:p>31726.09692123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5200.0000157248">
                <text:p>95200.0000157248</text:p>
              </table:table-cell>
              <table:table-cell office:value-type="float" office:value="30564.0088474494">
                <text:p>30564.00884744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6000.0000158878">
                <text:p>96000.0000158878</text:p>
              </table:table-cell>
              <table:table-cell office:value-type="float" office:value="29392.1141236676">
                <text:p>29392.11412366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800.0000160508">
                <text:p>96800.0000160508</text:p>
              </table:table-cell>
              <table:table-cell office:value-type="float" office:value="28210.4127498899">
                <text:p>28210.41274988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7600.0000162137">
                <text:p>97600.0000162137</text:p>
              </table:table-cell>
              <table:table-cell office:value-type="float" office:value="27018.9047261163">
                <text:p>27018.90472611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8400.0000163767">
                <text:p>98400.0000163767</text:p>
              </table:table-cell>
              <table:table-cell office:value-type="float" office:value="25817.5900523468">
                <text:p>25817.59005234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9200.0000165397">
                <text:p>99200.0000165397</text:p>
              </table:table-cell>
              <table:table-cell office:value-type="float" office:value="24606.4687285815">
                <text:p>24606.46872858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00.000016703">
                <text:p>100000.000016703</text:p>
              </table:table-cell>
              <table:table-cell office:value-type="float" office:value="23385.5407548203">
                <text:p>23385.54075482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800.000016866">
                <text:p>100800.000016866</text:p>
              </table:table-cell>
              <table:table-cell office:value-type="float" office:value="22154.8061310632">
                <text:p>22154.80613106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600.000017029">
                <text:p>101600.000017029</text:p>
              </table:table-cell>
              <table:table-cell office:value-type="float" office:value="20914.2648573102">
                <text:p>20914.26485731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2400.000017192">
                <text:p>102400.000017192</text:p>
              </table:table-cell>
              <table:table-cell office:value-type="float" office:value="19665.7128685767">
                <text:p>19665.71286857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200.000017355">
                <text:p>103200.000017355</text:p>
              </table:table-cell>
              <table:table-cell office:value-type="float" office:value="18443.9595448398">
                <text:p>18443.95954483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4000.000017518">
                <text:p>104000.000017518</text:p>
              </table:table-cell>
              <table:table-cell office:value-type="float" office:value="17262.3995711171">
                <text:p>17262.39957111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4800.000017681">
                <text:p>104800.000017681</text:p>
              </table:table-cell>
              <table:table-cell office:value-type="float" office:value="16121.0329474088">
                <text:p>16121.03294740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5600.000017844">
                <text:p>105600.000017844</text:p>
              </table:table-cell>
              <table:table-cell office:value-type="float" office:value="15019.8596737148">
                <text:p>15019.85967371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400.000018007">
                <text:p>106400.000018007</text:p>
              </table:table-cell>
              <table:table-cell office:value-type="float" office:value="13958.8797500351">
                <text:p>13958.87975003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7200.00001817">
                <text:p>107200.00001817</text:p>
              </table:table-cell>
              <table:table-cell office:value-type="float" office:value="12938.0931763678">
                <text:p>12938.09317636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8000.000018333">
                <text:p>108000.000018333</text:p>
              </table:table-cell>
              <table:table-cell office:value-type="float" office:value="11957.4999527045">
                <text:p>11957.49995270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800.000018495">
                <text:p>108800.000018495</text:p>
              </table:table-cell>
              <table:table-cell office:value-type="float" office:value="11017.100079044">
                <text:p>11017.1000790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9600.000018658">
                <text:p>109600.000018658</text:p>
              </table:table-cell>
              <table:table-cell office:value-type="float" office:value="10116.8935553866">
                <text:p>10116.8935553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0400.000018821">
                <text:p>110400.000018821</text:p>
              </table:table-cell>
              <table:table-cell office:value-type="float" office:value="9256.880381732">
                <text:p>9256.8803817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1200.000018984">
                <text:p>111200.000018984</text:p>
              </table:table-cell>
              <table:table-cell office:value-type="float" office:value="8437.06055808039">
                <text:p>8437.060558080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2000.000019147">
                <text:p>112000.000019147</text:p>
              </table:table-cell>
              <table:table-cell office:value-type="float" office:value="7657.43408443171">
                <text:p>7657.434084431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800.00001931">
                <text:p>112800.00001931</text:p>
              </table:table-cell>
              <table:table-cell office:value-type="float" office:value="6918.00096078597">
                <text:p>6918.000960785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600.000019473">
                <text:p>113600.000019473</text:p>
              </table:table-cell>
              <table:table-cell office:value-type="float" office:value="6218.76118714317">
                <text:p>6218.761187143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4400.000019636">
                <text:p>114400.000019636</text:p>
              </table:table-cell>
              <table:table-cell office:value-type="float" office:value="5559.71476350331">
                <text:p>5559.714763503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5200.000019799">
                <text:p>115200.000019799</text:p>
              </table:table-cell>
              <table:table-cell office:value-type="float" office:value="4940.86168986638">
                <text:p>4940.861689866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6000.000019962">
                <text:p>116000.000019962</text:p>
              </table:table-cell>
              <table:table-cell office:value-type="float" office:value="4362.20196623239">
                <text:p>4362.201966232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800.000020125">
                <text:p>116800.000020125</text:p>
              </table:table-cell>
              <table:table-cell office:value-type="float" office:value="3823.73559260133">
                <text:p>3823.735592601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7600.000020288">
                <text:p>117600.000020288</text:p>
              </table:table-cell>
              <table:table-cell office:value-type="float" office:value="3325.46256897121">
                <text:p>3325.462568971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8400.000020451">
                <text:p>118400.000020451</text:p>
              </table:table-cell>
              <table:table-cell office:value-type="float" office:value="2867.3828953384">
                <text:p>2867.38289533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9200.000020614">
                <text:p>119200.000020614</text:p>
              </table:table-cell>
              <table:table-cell office:value-type="float" office:value="2449.49657170285">
                <text:p>2449.496571702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0000.000020777">
                <text:p>120000.000020777</text:p>
              </table:table-cell>
              <table:table-cell office:value-type="float" office:value="2071.80359806455">
                <text:p>2071.803598064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0800.00002094">
                <text:p>120800.00002094</text:p>
              </table:table-cell>
              <table:table-cell office:value-type="float" office:value="1734.3039744235">
                <text:p>1734.30397442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1600.000021103">
                <text:p>121600.000021103</text:p>
              </table:table-cell>
              <table:table-cell office:value-type="float" office:value="1436.9977007797">
                <text:p>1436.99770077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2400.000021266">
                <text:p>122400.000021266</text:p>
              </table:table-cell>
              <table:table-cell office:value-type="float" office:value="1179.88477713348">
                <text:p>1179.884777133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200.000021429">
                <text:p>123200.000021429</text:p>
              </table:table-cell>
              <table:table-cell office:value-type="float" office:value="962.96520348696">
                <text:p>962.96520348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4000.000021592">
                <text:p>124000.000021592</text:p>
              </table:table-cell>
              <table:table-cell office:value-type="float" office:value="786.238979840532">
                <text:p>786.2389798405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4800.000021755">
                <text:p>124800.000021755</text:p>
              </table:table-cell>
              <table:table-cell office:value-type="float" office:value="649.706106194199">
                <text:p>649.7061061941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5600.000021918">
                <text:p>125600.000021918</text:p>
              </table:table-cell>
              <table:table-cell office:value-type="float" office:value="553.36658254796">
                <text:p>553.366582547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6400.000022081">
                <text:p>126400.000022081</text:p>
              </table:table-cell>
              <table:table-cell office:value-type="float" office:value="497.220408901815">
                <text:p>497.220408901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7200.000022244">
                <text:p>127200.000022244</text:p>
              </table:table-cell>
              <table:table-cell office:value-type="float" office:value="480.798056865664">
                <text:p>480.7980568656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8000.000022407">
                <text:p>128000.000022407</text:p>
              </table:table-cell>
              <table:table-cell office:value-type="float" office:value="478.798306874489">
                <text:p>478.7983068744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8800.00002257">
                <text:p>128800.00002257</text:p>
              </table:table-cell>
              <table:table-cell office:value-type="float" office:value="476.798556878307">
                <text:p>476.7985568783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9600.000022733">
                <text:p>129600.000022733</text:p>
              </table:table-cell>
              <table:table-cell office:value-type="float" office:value="474.798806882118">
                <text:p>474.7988068821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0400.000022896">
                <text:p>130400.000022896</text:p>
              </table:table-cell>
              <table:table-cell office:value-type="float" office:value="472.799056880921">
                <text:p>472.7990568809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1200.000023059">
                <text:p>131200.000023059</text:p>
              </table:table-cell>
              <table:table-cell office:value-type="float" office:value="470.799306879717">
                <text:p>470.7993068797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2000.000023222">
                <text:p>132000.000023222</text:p>
              </table:table-cell>
              <table:table-cell office:value-type="float" office:value="468.799556873507">
                <text:p>468.7995568735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2800.000023385">
                <text:p>132800.000023385</text:p>
              </table:table-cell>
              <table:table-cell office:value-type="float" office:value="466.799806877289">
                <text:p>466.7998068772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3600.000023548">
                <text:p>133600.000023548</text:p>
              </table:table-cell>
              <table:table-cell office:value-type="float" office:value="464.800056861064">
                <text:p>464.8000568610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4400.000023711">
                <text:p>134400.000023711</text:p>
              </table:table-cell>
              <table:table-cell office:value-type="float" office:value="462.800306879831">
                <text:p>462.8003068798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5200.000023874">
                <text:p>135200.000023874</text:p>
              </table:table-cell>
              <table:table-cell office:value-type="float" office:value="460.800556863592">
                <text:p>460.8005568635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6000.000024037">
                <text:p>136000.000024037</text:p>
              </table:table-cell>
              <table:table-cell office:value-type="float" office:value="458.800806872345">
                <text:p>458.8008068723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6800.0000242">
                <text:p>136800.0000242</text:p>
              </table:table-cell>
              <table:table-cell office:value-type="float" office:value="456.801056876091">
                <text:p>456.8010568760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7600.000024363">
                <text:p>137600.000024363</text:p>
              </table:table-cell>
              <table:table-cell office:value-type="float" office:value="454.80130687983">
                <text:p>454.801306879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8400.000024526">
                <text:p>138400.000024526</text:p>
              </table:table-cell>
              <table:table-cell office:value-type="float" office:value="452.801556878562">
                <text:p>452.8015568785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9200.000024689">
                <text:p>139200.000024689</text:p>
              </table:table-cell>
              <table:table-cell office:value-type="float" office:value="450.801806877286">
                <text:p>450.8018068772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0000.000024852">
                <text:p>140000.000024852</text:p>
              </table:table-cell>
              <table:table-cell office:value-type="float" office:value="448.802056876004">
                <text:p>448.8020568760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800.000025015">
                <text:p>140800.000025015</text:p>
              </table:table-cell>
              <table:table-cell office:value-type="float" office:value="446.802306879714">
                <text:p>446.8023068797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1600.000025178">
                <text:p>141600.000025178</text:p>
              </table:table-cell>
              <table:table-cell office:value-type="float" office:value="444.802556863417">
                <text:p>444.8025568634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2400.000025341">
                <text:p>142400.000025341</text:p>
              </table:table-cell>
              <table:table-cell office:value-type="float" office:value="442.802806882112">
                <text:p>442.8028068821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3200.000025504">
                <text:p>143200.000025504</text:p>
              </table:table-cell>
              <table:table-cell office:value-type="float" office:value="440.803056865802">
                <text:p>440.8030568658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4000.000025667">
                <text:p>144000.000025667</text:p>
              </table:table-cell>
              <table:table-cell office:value-type="float" office:value="438.803306874483">
                <text:p>438.8033068744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4800.00002583">
                <text:p>144800.00002583</text:p>
              </table:table-cell>
              <table:table-cell office:value-type="float" office:value="436.803556878157">
                <text:p>436.8035568781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5600.000025993">
                <text:p>145600.000025993</text:p>
              </table:table-cell>
              <table:table-cell office:value-type="float" office:value="434.803806881824">
                <text:p>434.8038068818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6400.000026156">
                <text:p>146400.000026156</text:p>
              </table:table-cell>
              <table:table-cell office:value-type="float" office:value="432.804056880484">
                <text:p>432.8040568804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200.000026319">
                <text:p>147200.000026319</text:p>
              </table:table-cell>
              <table:table-cell office:value-type="float" office:value="430.804306879136">
                <text:p>430.8043068791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8000.000026482">
                <text:p>148000.000026482</text:p>
              </table:table-cell>
              <table:table-cell office:value-type="float" office:value="428.804556877782">
                <text:p>428.804556877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8800.000026645">
                <text:p>148800.000026645</text:p>
              </table:table-cell>
              <table:table-cell office:value-type="float" office:value="426.80480688142">
                <text:p>426.804806881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9600.000026808">
                <text:p>149600.000026808</text:p>
              </table:table-cell>
              <table:table-cell office:value-type="float" office:value="424.805056865051">
                <text:p>424.8050568650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0400.000026971">
                <text:p>150400.000026971</text:p>
              </table:table-cell>
              <table:table-cell office:value-type="float" office:value="422.805306883675">
                <text:p>422.8053068836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1200.000027133">
                <text:p>151200.000027133</text:p>
              </table:table-cell>
              <table:table-cell office:value-type="float" office:value="420.805556867292">
                <text:p>420.8055568672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2000.000027296">
                <text:p>152000.000027296</text:p>
              </table:table-cell>
              <table:table-cell office:value-type="float" office:value="418.805806875901">
                <text:p>418.8058068759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800.000027459">
                <text:p>152800.000027459</text:p>
              </table:table-cell>
              <table:table-cell office:value-type="float" office:value="416.806056879504">
                <text:p>416.8060568795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3600.000027622">
                <text:p>153600.000027622</text:p>
              </table:table-cell>
              <table:table-cell office:value-type="float" office:value="414.806306883099">
                <text:p>414.806306883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400.000027785">
                <text:p>154400.000027785</text:p>
              </table:table-cell>
              <table:table-cell office:value-type="float" office:value="412.806556881687">
                <text:p>412.8065568816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5200.000027948">
                <text:p>155200.000027948</text:p>
              </table:table-cell>
              <table:table-cell office:value-type="float" office:value="410.806806880267">
                <text:p>410.8068068802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6000.000028111">
                <text:p>156000.000028111</text:p>
              </table:table-cell>
              <table:table-cell office:value-type="float" office:value="408.807056878841">
                <text:p>408.8070568788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6800.000028274">
                <text:p>156800.000028274</text:p>
              </table:table-cell>
              <table:table-cell office:value-type="float" office:value="406.807306882407">
                <text:p>406.8073068824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7600.000028437">
                <text:p>157600.000028437</text:p>
              </table:table-cell>
              <table:table-cell office:value-type="float" office:value="404.807556865966">
                <text:p>404.8075568659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8400.0000286">
                <text:p>158400.0000286</text:p>
              </table:table-cell>
              <table:table-cell office:value-type="float" office:value="402.807806884518">
                <text:p>402.8078068845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9200.000028763">
                <text:p>159200.000028763</text:p>
              </table:table-cell>
              <table:table-cell office:value-type="float" office:value="400.808056868063">
                <text:p>400.8080568680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0000.000028926">
                <text:p>160000.000028926</text:p>
              </table:table-cell>
              <table:table-cell office:value-type="float" office:value="398.808306876601">
                <text:p>398.8083068766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0800.000029089">
                <text:p>160800.000029089</text:p>
              </table:table-cell>
              <table:table-cell office:value-type="float" office:value="396.808556880131">
                <text:p>396.8085568801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1600.000029252">
                <text:p>161600.000029252</text:p>
              </table:table-cell>
              <table:table-cell office:value-type="float" office:value="394.808806883654">
                <text:p>394.8088068836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2400.000029415">
                <text:p>162400.000029415</text:p>
              </table:table-cell>
              <table:table-cell office:value-type="float" office:value="392.809056882171">
                <text:p>392.8090568821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3200.000029578">
                <text:p>163200.000029578</text:p>
              </table:table-cell>
              <table:table-cell office:value-type="float" office:value="390.809306880679">
                <text:p>390.8093068806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4000.000029741">
                <text:p>164000.000029741</text:p>
              </table:table-cell>
              <table:table-cell office:value-type="float" office:value="388.809556879181">
                <text:p>388.8095568791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4800.000029904">
                <text:p>164800.000029904</text:p>
              </table:table-cell>
              <table:table-cell office:value-type="float" office:value="386.809806882675">
                <text:p>386.8098068826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5600.000030067">
                <text:p>165600.000030067</text:p>
              </table:table-cell>
              <table:table-cell office:value-type="float" office:value="384.810056866163">
                <text:p>384.8100568661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6400.00003023">
                <text:p>166400.00003023</text:p>
              </table:table-cell>
              <table:table-cell office:value-type="float" office:value="382.810306884643">
                <text:p>382.8103068846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7200.000030393">
                <text:p>167200.000030393</text:p>
              </table:table-cell>
              <table:table-cell office:value-type="float" office:value="380.810556868116">
                <text:p>380.8105568681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8000.000030556">
                <text:p>168000.000030556</text:p>
              </table:table-cell>
              <table:table-cell office:value-type="float" office:value="378.810806876582">
                <text:p>378.8108068765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8800.000030719">
                <text:p>168800.000030719</text:p>
              </table:table-cell>
              <table:table-cell office:value-type="float" office:value="376.81105688004">
                <text:p>376.811056880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9600.000030882">
                <text:p>169600.000030882</text:p>
              </table:table-cell>
              <table:table-cell office:value-type="float" office:value="374.811306883492">
                <text:p>374.8113068834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0400.000031045">
                <text:p>170400.000031045</text:p>
              </table:table-cell>
              <table:table-cell office:value-type="float" office:value="372.811556881935">
                <text:p>372.8115568819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1200.000031208">
                <text:p>171200.000031208</text:p>
              </table:table-cell>
              <table:table-cell office:value-type="float" office:value="370.811806880372">
                <text:p>370.8118068803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2000.000031371">
                <text:p>172000.000031371</text:p>
              </table:table-cell>
              <table:table-cell office:value-type="float" office:value="368.812056878802">
                <text:p>368.8120568788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2800.000031534">
                <text:p>172800.000031534</text:p>
              </table:table-cell>
              <table:table-cell office:value-type="float" office:value="366.812306882225">
                <text:p>366.8123068822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3600.000031697">
                <text:p>173600.000031697</text:p>
              </table:table-cell>
              <table:table-cell office:value-type="float" office:value="364.81255686564">
                <text:p>364.812556865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4400.00003186">
                <text:p>174400.00003186</text:p>
              </table:table-cell>
              <table:table-cell office:value-type="float" office:value="362.812806884048">
                <text:p>362.8128068840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5200.000032023">
                <text:p>175200.000032023</text:p>
              </table:table-cell>
              <table:table-cell office:value-type="float" office:value="360.81305686745">
                <text:p>360.813056867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6000.000032186">
                <text:p>176000.000032186</text:p>
              </table:table-cell>
              <table:table-cell office:value-type="float" office:value="358.813306875843">
                <text:p>358.8133068758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6800.000032349">
                <text:p>176800.000032349</text:p>
              </table:table-cell>
              <table:table-cell office:value-type="float" office:value="356.81355687923">
                <text:p>356.813556879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7600.000032512">
                <text:p>177600.000032512</text:p>
              </table:table-cell>
              <table:table-cell office:value-type="float" office:value="354.81380688261">
                <text:p>354.813806882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8400.000032675">
                <text:p>178400.000032675</text:p>
              </table:table-cell>
              <table:table-cell office:value-type="float" office:value="352.814056880982">
                <text:p>352.8140568809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9200.000032838">
                <text:p>179200.000032838</text:p>
              </table:table-cell>
              <table:table-cell office:value-type="float" office:value="350.814306879347">
                <text:p>350.8143068793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0000.000033001">
                <text:p>180000.000033001</text:p>
              </table:table-cell>
              <table:table-cell office:value-type="float" office:value="348.814556877705">
                <text:p>348.8145568777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0800.000033164">
                <text:p>180800.000033164</text:p>
              </table:table-cell>
              <table:table-cell office:value-type="float" office:value="346.814806881055">
                <text:p>346.814806881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1600.000033327">
                <text:p>181600.000033327</text:p>
              </table:table-cell>
              <table:table-cell office:value-type="float" office:value="344.815056864399">
                <text:p>344.8150568643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2400.00003349">
                <text:p>182400.00003349</text:p>
              </table:table-cell>
              <table:table-cell office:value-type="float" office:value="342.815306882735">
                <text:p>342.8153068827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200.000033653">
                <text:p>183200.000033653</text:p>
              </table:table-cell>
              <table:table-cell office:value-type="float" office:value="340.815556866064">
                <text:p>340.8155568660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4000.000033816">
                <text:p>184000.000033816</text:p>
              </table:table-cell>
              <table:table-cell office:value-type="float" office:value="338.815806874386">
                <text:p>338.8158068743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4800.000033979">
                <text:p>184800.000033979</text:p>
              </table:table-cell>
              <table:table-cell office:value-type="float" office:value="336.816056877701">
                <text:p>336.8160568777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5600.000034142">
                <text:p>185600.000034142</text:p>
              </table:table-cell>
              <table:table-cell office:value-type="float" office:value="334.816306881009">
                <text:p>334.8163068810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6400.000034305">
                <text:p>186400.000034305</text:p>
              </table:table-cell>
              <table:table-cell office:value-type="float" office:value="332.816556879309">
                <text:p>332.8165568793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7200.000034468">
                <text:p>187200.000034468</text:p>
              </table:table-cell>
              <table:table-cell office:value-type="float" office:value="330.816806877602">
                <text:p>330.8168068776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8000.000034631">
                <text:p>188000.000034631</text:p>
              </table:table-cell>
              <table:table-cell office:value-type="float" office:value="328.817056875888">
                <text:p>328.8170568758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8800.000034794">
                <text:p>188800.000034794</text:p>
              </table:table-cell>
              <table:table-cell office:value-type="float" office:value="326.817306879167">
                <text:p>326.8173068791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9600.000034957">
                <text:p>189600.000034957</text:p>
              </table:table-cell>
              <table:table-cell office:value-type="float" office:value="324.817556862438">
                <text:p>324.8175568624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0400.00003512">
                <text:p>190400.00003512</text:p>
              </table:table-cell>
              <table:table-cell office:value-type="float" office:value="322.817806880703">
                <text:p>322.8178068807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1200.000035283">
                <text:p>191200.000035283</text:p>
              </table:table-cell>
              <table:table-cell office:value-type="float" office:value="320.81805686396">
                <text:p>320.818056863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2000.000035446">
                <text:p>192000.000035446</text:p>
              </table:table-cell>
              <table:table-cell office:value-type="float" office:value="318.81830687221">
                <text:p>318.818306872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2800.000035609">
                <text:p>192800.000035609</text:p>
              </table:table-cell>
              <table:table-cell office:value-type="float" office:value="316.818556875453">
                <text:p>316.818556875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3600.000035772">
                <text:p>193600.000035772</text:p>
              </table:table-cell>
              <table:table-cell office:value-type="float" office:value="314.818806878689">
                <text:p>314.8188068786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4400.000035934">
                <text:p>194400.000035934</text:p>
              </table:table-cell>
              <table:table-cell office:value-type="float" office:value="312.819056876918">
                <text:p>312.8190568769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5200.000036097">
                <text:p>195200.000036097</text:p>
              </table:table-cell>
              <table:table-cell office:value-type="float" office:value="310.819306875139">
                <text:p>310.8193068751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6000.00003626">
                <text:p>196000.00003626</text:p>
              </table:table-cell>
              <table:table-cell office:value-type="float" office:value="308.819556873353">
                <text:p>308.8195568733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6800.000036423">
                <text:p>196800.000036423</text:p>
              </table:table-cell>
              <table:table-cell office:value-type="float" office:value="306.81980687656">
                <text:p>306.819806876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7600.000036586">
                <text:p>197600.000036586</text:p>
              </table:table-cell>
              <table:table-cell office:value-type="float" office:value="304.820056859759">
                <text:p>304.8200568597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8400.000036749">
                <text:p>198400.000036749</text:p>
              </table:table-cell>
              <table:table-cell office:value-type="float" office:value="302.820306877952">
                <text:p>302.8203068779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9200.000036912">
                <text:p>199200.000036912</text:p>
              </table:table-cell>
              <table:table-cell office:value-type="float" office:value="300.820556866137">
                <text:p>300.8205568661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0000.000037075">
                <text:p>200000.000037075</text:p>
              </table:table-cell>
              <table:table-cell office:value-type="float" office:value="298.820806874316">
                <text:p>298.8208068743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800.000037238">
                <text:p>200800.000037238</text:p>
              </table:table-cell>
              <table:table-cell office:value-type="float" office:value="296.821056877486">
                <text:p>296.8210568774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1600.000037401">
                <text:p>201600.000037401</text:p>
              </table:table-cell>
              <table:table-cell office:value-type="float" office:value="294.82130688065">
                <text:p>294.821306880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2400.000037564">
                <text:p>202400.000037564</text:p>
              </table:table-cell>
              <table:table-cell office:value-type="float" office:value="292.821556878807">
                <text:p>292.8215568788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200.000037727">
                <text:p>203200.000037727</text:p>
              </table:table-cell>
              <table:table-cell office:value-type="float" office:value="290.821806876956">
                <text:p>290.8218068769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4000.00003789">
                <text:p>204000.00003789</text:p>
              </table:table-cell>
              <table:table-cell office:value-type="float" office:value="288.822056875099">
                <text:p>288.8220568750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4800.000038053">
                <text:p>204800.000038053</text:p>
              </table:table-cell>
              <table:table-cell office:value-type="float" office:value="286.822306878234">
                <text:p>286.8223068782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5600.000038216">
                <text:p>205600.000038216</text:p>
              </table:table-cell>
              <table:table-cell office:value-type="float" office:value="284.822556861361">
                <text:p>284.8225568613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6400.000038379">
                <text:p>206400.000038379</text:p>
              </table:table-cell>
              <table:table-cell office:value-type="float" office:value="282.822806879482">
                <text:p>282.8228068794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7200.000038542">
                <text:p>207200.000038542</text:p>
              </table:table-cell>
              <table:table-cell office:value-type="float" office:value="280.823056867595">
                <text:p>280.8230568675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8000.000038705">
                <text:p>208000.000038705</text:p>
              </table:table-cell>
              <table:table-cell office:value-type="float" office:value="278.823306875702">
                <text:p>278.8233068757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8800.000038868">
                <text:p>208800.000038868</text:p>
              </table:table-cell>
              <table:table-cell office:value-type="float" office:value="276.823556878801">
                <text:p>276.8235568788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9600.000039031">
                <text:p>209600.000039031</text:p>
              </table:table-cell>
              <table:table-cell office:value-type="float" office:value="274.823806881893">
                <text:p>274.8238068818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0400.000039194">
                <text:p>210400.000039194</text:p>
              </table:table-cell>
              <table:table-cell office:value-type="float" office:value="272.824056879977">
                <text:p>272.8240568799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1200.000039357">
                <text:p>211200.000039357</text:p>
              </table:table-cell>
              <table:table-cell office:value-type="float" office:value="270.824306878055">
                <text:p>270.8243068780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2000.00003952">
                <text:p>212000.00003952</text:p>
              </table:table-cell>
              <table:table-cell office:value-type="float" office:value="268.824556876125">
                <text:p>268.824556876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2800.000039683">
                <text:p>212800.000039683</text:p>
              </table:table-cell>
              <table:table-cell office:value-type="float" office:value="266.824806879188">
                <text:p>266.8248068791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3600.000039846">
                <text:p>213600.000039846</text:p>
              </table:table-cell>
              <table:table-cell office:value-type="float" office:value="264.825056862244">
                <text:p>264.8250568622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4400.000040009">
                <text:p>214400.000040009</text:p>
              </table:table-cell>
              <table:table-cell office:value-type="float" office:value="262.825306880293">
                <text:p>262.8253068802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5200.000040172">
                <text:p>215200.000040172</text:p>
              </table:table-cell>
              <table:table-cell office:value-type="float" office:value="260.825556868335">
                <text:p>260.8255568683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6000.000040335">
                <text:p>216000.000040335</text:p>
              </table:table-cell>
              <table:table-cell office:value-type="float" office:value="258.825806876369">
                <text:p>258.8258068763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6800.000040498">
                <text:p>216800.000040498</text:p>
              </table:table-cell>
              <table:table-cell office:value-type="float" office:value="256.826056879397">
                <text:p>256.8260568793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7600.000040661">
                <text:p>217600.000040661</text:p>
              </table:table-cell>
              <table:table-cell office:value-type="float" office:value="254.826306882416">
                <text:p>254.8263068824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8400.000040824">
                <text:p>218400.000040824</text:p>
              </table:table-cell>
              <table:table-cell office:value-type="float" office:value="252.826556880429">
                <text:p>252.8265568804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9200.000040987">
                <text:p>219200.000040987</text:p>
              </table:table-cell>
              <table:table-cell office:value-type="float" office:value="250.826806878435">
                <text:p>250.8268068784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0000.00004115">
                <text:p>220000.00004115</text:p>
              </table:table-cell>
              <table:table-cell office:value-type="float" office:value="248.827056876433">
                <text:p>248.8270568764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0800.000041313">
                <text:p>220800.000041313</text:p>
              </table:table-cell>
              <table:table-cell office:value-type="float" office:value="246.827306879424">
                <text:p>246.8273068794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1600.000041476">
                <text:p>221600.000041476</text:p>
              </table:table-cell>
              <table:table-cell office:value-type="float" office:value="244.827556862408">
                <text:p>244.8275568624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2400.000041639">
                <text:p>222400.000041639</text:p>
              </table:table-cell>
              <table:table-cell office:value-type="float" office:value="242.827806880385">
                <text:p>242.8278068803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3200.000041802">
                <text:p>223200.000041802</text:p>
              </table:table-cell>
              <table:table-cell office:value-type="float" office:value="240.828056868355">
                <text:p>240.8280568683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4000.000041965">
                <text:p>224000.000041965</text:p>
              </table:table-cell>
              <table:table-cell office:value-type="float" office:value="238.828306876317">
                <text:p>238.8283068763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4800.000042128">
                <text:p>224800.000042128</text:p>
              </table:table-cell>
              <table:table-cell office:value-type="float" office:value="236.828556879273">
                <text:p>236.8285568792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5600.000042291">
                <text:p>225600.000042291</text:p>
              </table:table-cell>
              <table:table-cell office:value-type="float" office:value="234.828806882221">
                <text:p>234.8288068822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6400.000042454">
                <text:p>226400.000042454</text:p>
              </table:table-cell>
              <table:table-cell office:value-type="float" office:value="232.829056880162">
                <text:p>232.8290568801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7200.000042617">
                <text:p>227200.000042617</text:p>
              </table:table-cell>
              <table:table-cell office:value-type="float" office:value="230.829306878095">
                <text:p>230.8293068780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8000.00004278">
                <text:p>228000.00004278</text:p>
              </table:table-cell>
              <table:table-cell office:value-type="float" office:value="228.829556876022">
                <text:p>228.8295568760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8800.000042943">
                <text:p>228800.000042943</text:p>
              </table:table-cell>
              <table:table-cell office:value-type="float" office:value="226.829806878941">
                <text:p>226.8298068789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9600.000043106">
                <text:p>229600.000043106</text:p>
              </table:table-cell>
              <table:table-cell office:value-type="float" office:value="224.830056861854">
                <text:p>224.8300568618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0400.000043269">
                <text:p>230400.000043269</text:p>
              </table:table-cell>
              <table:table-cell office:value-type="float" office:value="222.830306879759">
                <text:p>222.8303068797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1200.000043432">
                <text:p>231200.000043432</text:p>
              </table:table-cell>
              <table:table-cell office:value-type="float" office:value="220.830556867656">
                <text:p>220.8305568676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2000.000043595">
                <text:p>232000.000043595</text:p>
              </table:table-cell>
              <table:table-cell office:value-type="float" office:value="218.830806875547">
                <text:p>218.8308068755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2800.000043758">
                <text:p>232800.000043758</text:p>
              </table:table-cell>
              <table:table-cell office:value-type="float" office:value="216.83105687843">
                <text:p>216.831056878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3600.000043921">
                <text:p>233600.000043921</text:p>
              </table:table-cell>
              <table:table-cell office:value-type="float" office:value="214.831306881307">
                <text:p>214.8313068813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4400.000044084">
                <text:p>234400.000044084</text:p>
              </table:table-cell>
              <table:table-cell office:value-type="float" office:value="212.831556879176">
                <text:p>212.8315568791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5200.000044246">
                <text:p>235200.000044246</text:p>
              </table:table-cell>
              <table:table-cell office:value-type="float" office:value="210.831806877038">
                <text:p>210.8318068770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6000.000044409">
                <text:p>236000.000044409</text:p>
              </table:table-cell>
              <table:table-cell office:value-type="float" office:value="208.832056874892">
                <text:p>208.8320568748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6800.000044572">
                <text:p>236800.000044572</text:p>
              </table:table-cell>
              <table:table-cell office:value-type="float" office:value="206.83230687774">
                <text:p>206.832306877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7600.000044735">
                <text:p>237600.000044735</text:p>
              </table:table-cell>
              <table:table-cell office:value-type="float" office:value="204.83255686058">
                <text:p>204.832556860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8400.000044898">
                <text:p>238400.000044898</text:p>
              </table:table-cell>
              <table:table-cell office:value-type="float" office:value="202.832806878413">
                <text:p>202.8328068784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9200.000045061">
                <text:p>239200.000045061</text:p>
              </table:table-cell>
              <table:table-cell office:value-type="float" office:value="200.833056866239">
                <text:p>200.8330568662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0000.000045224">
                <text:p>240000.000045224</text:p>
              </table:table-cell>
              <table:table-cell office:value-type="float" office:value="198.833306874058">
                <text:p>198.8333068740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0800.000045387">
                <text:p>240800.000045387</text:p>
              </table:table-cell>
              <table:table-cell office:value-type="float" office:value="196.833556876869">
                <text:p>196.8335568768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1600.00004555">
                <text:p>241600.00004555</text:p>
              </table:table-cell>
              <table:table-cell office:value-type="float" office:value="194.833806879674">
                <text:p>194.8338068796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2400.000045713">
                <text:p>242400.000045713</text:p>
              </table:table-cell>
              <table:table-cell office:value-type="float" office:value="192.834056877471">
                <text:p>192.8340568774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3200.000045876">
                <text:p>243200.000045876</text:p>
              </table:table-cell>
              <table:table-cell office:value-type="float" office:value="190.834306875261">
                <text:p>190.8343068752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4000.000046039">
                <text:p>244000.000046039</text:p>
              </table:table-cell>
              <table:table-cell office:value-type="float" office:value="188.834556873044">
                <text:p>188.8345568730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4800.000046202">
                <text:p>244800.000046202</text:p>
              </table:table-cell>
              <table:table-cell office:value-type="float" office:value="186.834806875819">
                <text:p>186.8348068758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5600.000046365">
                <text:p>245600.000046365</text:p>
              </table:table-cell>
              <table:table-cell office:value-type="float" office:value="184.835056858588">
                <text:p>184.8350568585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6400.000046528">
                <text:p>246400.000046528</text:p>
              </table:table-cell>
              <table:table-cell office:value-type="float" office:value="182.835306876349">
                <text:p>182.8353068763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7200.000046691">
                <text:p>247200.000046691</text:p>
              </table:table-cell>
              <table:table-cell office:value-type="float" office:value="180.835556864103">
                <text:p>180.8355568641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8000.000046854">
                <text:p>248000.000046854</text:p>
              </table:table-cell>
              <table:table-cell office:value-type="float" office:value="178.83580687185">
                <text:p>178.835806871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8800.000047017">
                <text:p>248800.000047017</text:p>
              </table:table-cell>
              <table:table-cell office:value-type="float" office:value="176.836056874589">
                <text:p>176.8360568745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9600.00004718">
                <text:p>249600.00004718</text:p>
              </table:table-cell>
              <table:table-cell office:value-type="float" office:value="174.836306877322">
                <text:p>174.8363068773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0400.000047343">
                <text:p>250400.000047343</text:p>
              </table:table-cell>
              <table:table-cell office:value-type="float" office:value="172.836556875047">
                <text:p>172.8365568750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1200.000047506">
                <text:p>251200.000047506</text:p>
              </table:table-cell>
              <table:table-cell office:value-type="float" office:value="170.836806877765">
                <text:p>170.8368068777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2000.000047669">
                <text:p>252000.000047669</text:p>
              </table:table-cell>
              <table:table-cell office:value-type="float" office:value="168.837056875476">
                <text:p>168.8370568754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2800.000047832">
                <text:p>252800.000047832</text:p>
              </table:table-cell>
              <table:table-cell office:value-type="float" office:value="166.83730687818">
                <text:p>166.837306878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3600.000047995">
                <text:p>253600.000047995</text:p>
              </table:table-cell>
              <table:table-cell office:value-type="float" office:value="164.837556860876">
                <text:p>164.8375568608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4400.000048158">
                <text:p>254400.000048158</text:p>
              </table:table-cell>
              <table:table-cell office:value-type="float" office:value="162.837806878565">
                <text:p>162.8378068785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5200.000048321">
                <text:p>255200.000048321</text:p>
              </table:table-cell>
              <table:table-cell office:value-type="float" office:value="160.838056866248">
                <text:p>160.8380568662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6000.000048484">
                <text:p>256000.000048484</text:p>
              </table:table-cell>
              <table:table-cell office:value-type="float" office:value="158.838306873922">
                <text:p>158.8383068739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6800.000048647">
                <text:p>256800.000048647</text:p>
              </table:table-cell>
              <table:table-cell office:value-type="float" office:value="156.83855687659">
                <text:p>156.838556876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7600.00004881">
                <text:p>257600.00004881</text:p>
              </table:table-cell>
              <table:table-cell office:value-type="float" office:value="154.838806879251">
                <text:p>154.8388068792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8400.000048973">
                <text:p>258400.000048973</text:p>
              </table:table-cell>
              <table:table-cell office:value-type="float" office:value="152.839056876904">
                <text:p>152.8390568769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9200.000049136">
                <text:p>259200.000049136</text:p>
              </table:table-cell>
              <table:table-cell office:value-type="float" office:value="150.83930687955">
                <text:p>150.839306879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0000.000049299">
                <text:p>260000.000049299</text:p>
              </table:table-cell>
              <table:table-cell office:value-type="float" office:value="148.839556877189">
                <text:p>148.8395568771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0800.000049462">
                <text:p>260800.000049462</text:p>
              </table:table-cell>
              <table:table-cell office:value-type="float" office:value="146.839806879821">
                <text:p>146.8398068798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1600.000049625">
                <text:p>261600.000049625</text:p>
              </table:table-cell>
              <table:table-cell office:value-type="float" office:value="144.840056862446">
                <text:p>144.8400568624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2400.000048857">
                <text:p>262400.000048857</text:p>
              </table:table-cell>
              <table:table-cell office:value-type="float" office:value="142.840306880063">
                <text:p>142.8403068800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3200.000046109">
                <text:p>263200.000046109</text:p>
              </table:table-cell>
              <table:table-cell office:value-type="float" office:value="140.840556867673">
                <text:p>140.8405568676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4000.000043362">
                <text:p>264000.000043362</text:p>
              </table:table-cell>
              <table:table-cell office:value-type="float" office:value="138.840806875276">
                <text:p>138.8408068752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4800.000040614">
                <text:p>264800.000040614</text:p>
              </table:table-cell>
              <table:table-cell office:value-type="float" office:value="136.841056877872">
                <text:p>136.8410568778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5600.000037867">
                <text:p>265600.000037867</text:p>
              </table:table-cell>
              <table:table-cell office:value-type="float" office:value="134.841306880461">
                <text:p>134.8413068804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6400.00003512">
                <text:p>266400.00003512</text:p>
              </table:table-cell>
              <table:table-cell office:value-type="float" office:value="132.841556878042">
                <text:p>132.8415568780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7200.000032372">
                <text:p>267200.000032372</text:p>
              </table:table-cell>
              <table:table-cell office:value-type="float" office:value="130.841806880617">
                <text:p>130.8418068806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8000.000029625">
                <text:p>268000.000029625</text:p>
              </table:table-cell>
              <table:table-cell office:value-type="float" office:value="128.842056878184">
                <text:p>128.8420568781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8800.000026877">
                <text:p>268800.000026877</text:p>
              </table:table-cell>
              <table:table-cell office:value-type="float" office:value="126.842306880744">
                <text:p>126.8423068807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9600.00002413">
                <text:p>269600.00002413</text:p>
              </table:table-cell>
              <table:table-cell office:value-type="float" office:value="124.842556863296">
                <text:p>124.8425568632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0400.000021383">
                <text:p>270400.000021383</text:p>
              </table:table-cell>
              <table:table-cell office:value-type="float" office:value="122.842806880842">
                <text:p>122.8428068808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1200.000018635">
                <text:p>271200.000018635</text:p>
              </table:table-cell>
              <table:table-cell office:value-type="float" office:value="120.84305686838">
                <text:p>120.843056868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2000.000015888">
                <text:p>272000.000015888</text:p>
              </table:table-cell>
              <table:table-cell office:value-type="float" office:value="118.843306875912">
                <text:p>118.8433068759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2800.00001314">
                <text:p>272800.00001314</text:p>
              </table:table-cell>
              <table:table-cell office:value-type="float" office:value="116.843556878436">
                <text:p>116.8435568784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3600.000010393">
                <text:p>273600.000010393</text:p>
              </table:table-cell>
              <table:table-cell office:value-type="float" office:value="114.843806880952">
                <text:p>114.8438068809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4400.000007645">
                <text:p>274400.000007645</text:p>
              </table:table-cell>
              <table:table-cell office:value-type="float" office:value="112.844056878462">
                <text:p>112.8440568784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5200.000004898">
                <text:p>275200.000004898</text:p>
              </table:table-cell>
              <table:table-cell office:value-type="float" office:value="110.844306880964">
                <text:p>110.8443068809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6000.000002151">
                <text:p>276000.000002151</text:p>
              </table:table-cell>
              <table:table-cell office:value-type="float" office:value="108.84455687846">
                <text:p>108.844556878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6799.999999403">
                <text:p>276799.999999403</text:p>
              </table:table-cell>
              <table:table-cell office:value-type="float" office:value="106.844806880948">
                <text:p>106.8448068809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7599.999996656">
                <text:p>277599.999996656</text:p>
              </table:table-cell>
              <table:table-cell office:value-type="float" office:value="104.845056863428">
                <text:p>104.8450568634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8399.999993908">
                <text:p>278399.999993908</text:p>
              </table:table-cell>
              <table:table-cell office:value-type="float" office:value="102.845306880902">
                <text:p>102.8453068809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9199.999991161">
                <text:p>279199.999991161</text:p>
              </table:table-cell>
              <table:table-cell office:value-type="float" office:value="100.845556868369">
                <text:p>100.8455568683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9999.999988414">
                <text:p>279999.999988414</text:p>
              </table:table-cell>
              <table:table-cell office:value-type="float" office:value="98.8458068758278">
                <text:p>98.84580687582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0799.999985666">
                <text:p>280799.999985666</text:p>
              </table:table-cell>
              <table:table-cell office:value-type="float" office:value="96.8460568782799">
                <text:p>96.84605687827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1599.999982919">
                <text:p>281599.999982919</text:p>
              </table:table-cell>
              <table:table-cell office:value-type="float" office:value="94.8463068807248">
                <text:p>94.84630688072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2399.999980171">
                <text:p>282399.999980171</text:p>
              </table:table-cell>
              <table:table-cell office:value-type="float" office:value="92.8465568781625">
                <text:p>92.84655687816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3199.999977424">
                <text:p>283199.999977424</text:p>
              </table:table-cell>
              <table:table-cell office:value-type="float" office:value="90.846806880593">
                <text:p>90.8468068805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3999.999974677">
                <text:p>283999.999974677</text:p>
              </table:table-cell>
              <table:table-cell office:value-type="float" office:value="88.8470568780163">
                <text:p>88.84705687801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4799.999971929">
                <text:p>284799.999971929</text:p>
              </table:table-cell>
              <table:table-cell office:value-type="float" office:value="86.8473068804324">
                <text:p>86.84730688043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5599.999969182">
                <text:p>285599.999969182</text:p>
              </table:table-cell>
              <table:table-cell office:value-type="float" office:value="84.8475568628414">
                <text:p>84.84755686284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6399.999966434">
                <text:p>286399.999966434</text:p>
              </table:table-cell>
              <table:table-cell office:value-type="float" office:value="82.8478068802431">
                <text:p>82.84780688024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7199.999963687">
                <text:p>287199.999963687</text:p>
              </table:table-cell>
              <table:table-cell office:value-type="float" office:value="80.8480568676377">
                <text:p>80.84805686763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7999.99996094">
                <text:p>287999.99996094</text:p>
              </table:table-cell>
              <table:table-cell office:value-type="float" office:value="78.8483068750251">
                <text:p>78.84830687502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8799.999958192">
                <text:p>288799.999958192</text:p>
              </table:table-cell>
              <table:table-cell office:value-type="float" office:value="76.8485568774053">
                <text:p>76.84855687740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9599.999955445">
                <text:p>289599.999955445</text:p>
              </table:table-cell>
              <table:table-cell office:value-type="float" office:value="74.8488068797783">
                <text:p>74.84880687977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0399.999952697">
                <text:p>290399.999952697</text:p>
              </table:table-cell>
              <table:table-cell office:value-type="float" office:value="72.8490568771441">
                <text:p>72.84905687714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1199.99994995">
                <text:p>291199.99994995</text:p>
              </table:table-cell>
              <table:table-cell office:value-type="float" office:value="70.8493068795027">
                <text:p>70.84930687950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1999.999947203">
                <text:p>291999.999947203</text:p>
              </table:table-cell>
              <table:table-cell office:value-type="float" office:value="68.8495568768541">
                <text:p>68.84955687685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2799.999944455">
                <text:p>292799.999944455</text:p>
              </table:table-cell>
              <table:table-cell office:value-type="float" office:value="66.8498068791984">
                <text:p>66.84980687919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3599.999941708">
                <text:p>293599.999941708</text:p>
              </table:table-cell>
              <table:table-cell office:value-type="float" office:value="64.8500568615354">
                <text:p>64.85005686153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4399.99993896">
                <text:p>294399.99993896</text:p>
              </table:table-cell>
              <table:table-cell office:value-type="float" office:value="62.8503068788653">
                <text:p>62.85030687886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5199.999936213">
                <text:p>295199.999936213</text:p>
              </table:table-cell>
              <table:table-cell office:value-type="float" office:value="60.850556866188">
                <text:p>60.8505568661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5999.999933466">
                <text:p>295999.999933466</text:p>
              </table:table-cell>
              <table:table-cell office:value-type="float" office:value="58.8508068735035">
                <text:p>58.85080687350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6799.999930718">
                <text:p>296799.999930718</text:p>
              </table:table-cell>
              <table:table-cell office:value-type="float" office:value="56.8510568758117">
                <text:p>56.85105687581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7599.999927971">
                <text:p>297599.999927971</text:p>
              </table:table-cell>
              <table:table-cell office:value-type="float" office:value="54.8513068781128">
                <text:p>54.85130687811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8399.999925223">
                <text:p>298399.999925223</text:p>
              </table:table-cell>
              <table:table-cell office:value-type="float" office:value="52.8515568754067">
                <text:p>52.85155687540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9199.999922476">
                <text:p>299199.999922476</text:p>
              </table:table-cell>
              <table:table-cell office:value-type="float" office:value="50.8518068776935">
                <text:p>50.85180687769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9999.999919729">
                <text:p>299999.999919729</text:p>
              </table:table-cell>
              <table:table-cell office:value-type="float" office:value="48.8520568749731">
                <text:p>48.85205687497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0799.999916981">
                <text:p>300799.999916981</text:p>
              </table:table-cell>
              <table:table-cell office:value-type="float" office:value="46.8523068772454">
                <text:p>46.85230687724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1599.999914234">
                <text:p>301599.999914234</text:p>
              </table:table-cell>
              <table:table-cell office:value-type="float" office:value="44.8525568595105">
                <text:p>44.85255685951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2399.999911486">
                <text:p>302399.999911486</text:p>
              </table:table-cell>
              <table:table-cell office:value-type="float" office:value="42.8528068767685">
                <text:p>42.85280687676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3199.999908739">
                <text:p>303199.999908739</text:p>
              </table:table-cell>
              <table:table-cell office:value-type="float" office:value="40.8530568640193">
                <text:p>40.85305686401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3999.999905992">
                <text:p>303999.999905992</text:p>
              </table:table-cell>
              <table:table-cell office:value-type="float" office:value="38.8533068712629">
                <text:p>38.85330687126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4799.999903244">
                <text:p>304799.999903244</text:p>
              </table:table-cell>
              <table:table-cell office:value-type="float" office:value="36.8535568734993">
                <text:p>36.85355687349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5599.999900497">
                <text:p>305599.999900497</text:p>
              </table:table-cell>
              <table:table-cell office:value-type="float" office:value="34.8538068757285">
                <text:p>34.85380687572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6399.999897749">
                <text:p>306399.999897749</text:p>
              </table:table-cell>
              <table:table-cell office:value-type="float" office:value="32.8540568729506">
                <text:p>32.85405687295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7199.999895002">
                <text:p>307199.999895002</text:p>
              </table:table-cell>
              <table:table-cell office:value-type="float" office:value="30.8543068751655">
                <text:p>30.85430687516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7999.999892255">
                <text:p>307999.999892255</text:p>
              </table:table-cell>
              <table:table-cell office:value-type="float" office:value="28.8545568723732">
                <text:p>28.85455687237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8799.999889507">
                <text:p>308799.999889507</text:p>
              </table:table-cell>
              <table:table-cell office:value-type="float" office:value="26.8548068745736">
                <text:p>26.85480687457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9599.99988676">
                <text:p>309599.99988676</text:p>
              </table:table-cell>
              <table:table-cell office:value-type="float" office:value="24.8550568567669">
                <text:p>24.85505685676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0399.999884012">
                <text:p>310399.999884012</text:p>
              </table:table-cell>
              <table:table-cell office:value-type="float" office:value="22.855306878953">
                <text:p>22.8553068789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11199.999881265">
                <text:p>311199.999881265</text:p>
              </table:table-cell>
              <table:table-cell office:value-type="float" office:value="20.8555568661319">
                <text:p>20.85555686613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1999.999878518">
                <text:p>311999.999878518</text:p>
              </table:table-cell>
              <table:table-cell office:value-type="float" office:value="18.8558068733036">
                <text:p>18.85580687330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12799.99987577">
                <text:p>312799.99987577</text:p>
              </table:table-cell>
              <table:table-cell office:value-type="float" office:value="16.8560568754681">
                <text:p>16.85605687546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3599.999873023">
                <text:p>313599.999873023</text:p>
              </table:table-cell>
              <table:table-cell office:value-type="float" office:value="14.8563068776255">
                <text:p>14.85630687762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4399.999870275">
                <text:p>314399.999870275</text:p>
              </table:table-cell>
              <table:table-cell office:value-type="float" office:value="12.8565568747756">
                <text:p>12.85655687477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5199.999867528">
                <text:p>315199.999867528</text:p>
              </table:table-cell>
              <table:table-cell office:value-type="float" office:value="10.8568068769185">
                <text:p>10.85680687691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5999.999864781">
                <text:p>315999.999864781</text:p>
              </table:table-cell>
              <table:table-cell office:value-type="float" office:value="8.85705687405429">
                <text:p>8.857056874054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6799.999862033">
                <text:p>316799.999862033</text:p>
              </table:table-cell>
              <table:table-cell office:value-type="float" office:value="6.85730687618288">
                <text:p>6.857306876182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7599.999859286">
                <text:p>317599.999859286</text:p>
              </table:table-cell>
              <table:table-cell office:value-type="float" office:value="4.85755685830426">
                <text:p>4.857556858304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8399.999856538">
                <text:p>318399.999856538</text:p>
              </table:table-cell>
              <table:table-cell office:value-type="float" office:value="2.85780688041846">
                <text:p>2.857806880418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9199.999853791">
                <text:p>319199.999853791</text:p>
              </table:table-cell>
              <table:table-cell office:value-type="float" office:value="0.858056867525471">
                <text:p>0.8580568675254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9543.271852612">
                <text:p>319543.271852612</text:p>
              </table:table-cell>
              <table:table-cell office:value-type="float" office:value="-0.0000158490995675276">
                <text:p>-0.0000158490995675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